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1.302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wrap-option="wrap"/>
      <style:text-properties style:font-name="Calibri"/>
    </style:style>
    <style:style style:name="ce5" style:family="table-cell" style:parent-style-name="Default">
      <style:text-properties style:font-name="Calibri"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ce6" style:family="table-cell" style:parent-style-name="Default" style:data-style-name="N0">
      <style:text-properties style:font-name="Calibri"/>
    </style:style>
    <style:style style:name="ce7" style:family="table-cell" style:parent-style-name="Default">
      <style:text-properties style:font-name="Calibri" fo:font-size="10pt" style:font-size-asian="10pt" style:font-size-complex="10pt"/>
    </style:style>
    <style:style style:name="ce8" style:family="table-cell" style:parent-style-name="Default">
      <style:text-properties style:font-name="Calibri" fo:font-size="13pt" style:font-size-asian="13pt" style:font-size-complex="13pt"/>
    </style:style>
    <style:style style:name="ce9" style:family="table-cell" style:parent-style-name="Default">
      <style:text-properties style:font-name="Calibri" fo:font-size="13pt" style:font-size-asian="13pt" style:font-size-complex="7.34999990463257pt"/>
    </style:style>
    <style:style style:name="T1" style:family="text">
      <style:text-properties fo:font-size="13pt" style:font-size-asian="13pt" style:font-size-complex="7.40000009536743pt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5" table:default-cell-style-name="ce3"/>
        <table:table-column table:style-name="co5" table:default-cell-style-name="ce3"/>
        <table:table-column table:style-name="co1" table:number-columns-repeated="1005" table:default-cell-style-name="ce3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Drop</text:p>
          </table:table-cell>
          <table:table-cell table:style-name="ce1" office:value-type="string">
            <text:p>Starting Height</text:p>
          </table:table-cell>
          <table:table-cell table:style-name="ce1" office:value-type="string">
            <text:p>Point One Height</text:p>
          </table:table-cell>
          <table:table-cell table:style-name="ce1" office:value-type="string">
            <text:p>Point One Time</text:p>
          </table:table-cell>
          <table:table-cell table:style-name="ce1" office:value-type="string">
            <text:p>Point Two Height</text:p>
          </table:table-cell>
          <table:table-cell table:style-name="ce1" office:value-type="string">
            <text:p>Point Two Time</text:p>
          </table:table-cell>
          <table:table-cell table:style-name="ce4" office:value-type="string">
            <text:p>Transformational Velocity</text:p>
          </table:table-cell>
          <table:table-cell table:style-name="ce4"/>
          <table:table-cell table:style-name="ce4" office:value-type="string">
            <text:p>Frame Rate</text:p>
          </table:table-cell>
          <table:table-cell table:style-name="ce5" office:value-type="string">
            <text:p>Δ<text:span text:style-name="T1">θ/Frame 1</text:span></text:p>
          </table:table-cell>
          <table:table-cell office:value-type="string">
            <text:p>Δ<text:span text:style-name="T1">θ/Frame 2</text:span></text:p>
          </table:table-cell>
          <table:table-cell table:style-name="ce7" office:value-type="string">
            <text:p>Avg Δ<text:span text:style-name="T1">θ/Frame</text:span></text:p>
          </table:table-cell>
          <table:table-cell table:style-name="ce7" office:value-type="string">
            <text:p>… in Radians</text:p>
          </table:table-cell>
          <table:table-cell table:style-name="ce8" office:value-type="string">
            <text:p>ω</text:p>
          </table:table-cell>
          <table:table-cell/>
          <table:table-cell office:value-type="string">
            <text:p>Gravity</text:p>
          </table:table-cell>
          <table:table-cell table:style-name="ce9" office:value-type="string">
            <text:p>λ</text:p>
          </table:table-cell>
          <table:table-cell office:value-type="string">
            <text:p>Radius of Aparatus</text:p>
          </table:table-cell>
          <table:table-cell office:value-type="string">
            <text:p>Radius of Rod</text:p>
          </table:table-cell>
          <table:table-cell table:style-name="ce5" office:value-type="string">
            <text:p>ɣ</text:p>
          </table:table-cell>
          <table:table-cell/>
          <table:table-cell office:value-type="string">
            <text:p>Y-axis</text:p>
          </table:table-cell>
          <table:table-cell office:value-type="string">
            <text:p>X-axis</text:p>
          </table:table-cell>
          <table:table-cell table:style-name="ce5" office:value-type="string">
            <text:p>β</text:p>
          </table:table-cell>
          <table:table-cell/>
          <table:table-cell office:value-type="string">
            <text:p>Experimental Percent Uncertainty</text:p>
          </table:table-cell>
          <table:table-cell/>
          <table:table-cell office:value-type="string">
            <text:p>Sorted Smallest to Largest</text:p>
          </table:table-cell>
          <table:table-cell table:number-columns-repeated="995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.473">
            <text:p>0.47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4.96">
            <text:p>4.96</text:p>
          </table:table-cell>
          <table:table-cell table:style-name="ce1" office:value-type="float" office:value="-0.007">
            <text:p>-0.007</text:p>
          </table:table-cell>
          <table:table-cell table:style-name="ce1" office:value-type="float" office:value="5.42">
            <text:p>5.42</text:p>
          </table:table-cell>
          <table:table-cell table:formula="of:=([.D2]-[.F2])/([.E2]-[.G2])" office:value-type="float" office:value="-0.145652173913043">
            <text:p>-0.1456521739</text:p>
          </table:table-cell>
          <table:table-cell/>
          <table:table-cell office:value-type="float" office:value="30">
            <text:p>30</text:p>
          </table:table-cell>
          <table:table-cell office:value-type="float" office:value="25.81">
            <text:p>25.81</text:p>
          </table:table-cell>
          <table:table-cell office:value-type="float" office:value="23.34">
            <text:p>23.34</text:p>
          </table:table-cell>
          <table:table-cell table:formula="of:=([.K2]+[.L2])/2" office:value-type="float" office:value="24.575">
            <text:p>24.575</text:p>
          </table:table-cell>
          <table:table-cell table:formula="of:= [.M2]*3.14159/180" office:value-type="float" office:value="0.428914301388889">
            <text:p>0.4289143014</text:p>
          </table:table-cell>
          <table:table-cell table:formula="of:=[.N2] /(1/[.J2])" office:value-type="float" office:value="12.8674290416667">
            <text:p>12.8674290417</text:p>
          </table:table-cell>
          <table:table-cell/>
          <table:table-cell table:style-name="ce6" office:value-type="float" office:value="9.81">
            <text:p>9.81</text:p>
          </table:table-cell>
          <table:table-cell table:formula="of:=0.5*(1-([.C3]/[.C2]))" office:value-type="float" office:value="0.0570824524312897">
            <text:p>0.057082452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]/[.T2]" office:value-type="float" office:value="24.3">
            <text:p>24.3</text:p>
          </table:table-cell>
          <table:table-cell/>
          <table:table-cell table:formula="of:=(2*[.Q2]*[.C2])*(1-[.R2])-([.H2]^2)" office:value-type="float" office:value="8.72930544423441">
            <text:p>8.7293054442</text:p>
          </table:table-cell>
          <table:table-cell table:formula="of:=([.H2]^2)*([.U2]^2)" office:value-type="float" office:value="12.5269830340265">
            <text:p>12.526983034</text:p>
          </table:table-cell>
          <table:table-cell table:formula="of:=[.W2]/[.X2]" office:value-type="float" office:value="0.696840206498516">
            <text:p>0.6968402065</text:p>
          </table:table-cell>
          <table:table-cell/>
          <table:table-cell table:formula="of:=ABS((0.85-[.Y2])/[.Y2])" office:value-type="float" office:value="0.21979184334251">
            <text:p>0.2197918433</text:p>
          </table:table-cell>
          <table:table-cell/>
          <table:table-cell office:value-type="float" office:value="0.00504263567701059">
            <text:p>0.0050426357</text:p>
          </table:table-cell>
          <table:table-cell office:value-type="string">
            <text:p>Top 1%</text:p>
          </table:table-cell>
          <table:table-cell table:number-columns-repeated="99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19">
            <text:p>0.419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17.02">
            <text:p>17.0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7.3">
            <text:p>17.3</text:p>
          </table:table-cell>
          <table:table-cell table:formula="of:=([.D3]-[.F3])/([.E3]-[.G3])" office:value-type="float" office:value="-0.139285714285714">
            <text:p>-0.1392857143</text:p>
          </table:table-cell>
          <table:table-cell/>
          <table:table-cell office:value-type="float" office:value="30">
            <text:p>30</text:p>
          </table:table-cell>
          <table:table-cell office:value-type="float" office:value="22.79">
            <text:p>22.79</text:p>
          </table:table-cell>
          <table:table-cell office:value-type="float" office:value="25.34">
            <text:p>25.34</text:p>
          </table:table-cell>
          <table:table-cell table:formula="of:=([.K3]+[.L3])/2" office:value-type="float" office:value="24.065">
            <text:p>24.065</text:p>
          </table:table-cell>
          <table:table-cell table:formula="of:= [.M3]*3.14159/180" office:value-type="float" office:value="0.420013129722222">
            <text:p>0.4200131297</text:p>
          </table:table-cell>
          <table:table-cell table:formula="of:=[.N3] /(1/[.J3])" office:value-type="float" office:value="12.6003938916667">
            <text:p>12.6003938917</text:p>
          </table:table-cell>
          <table:table-cell/>
          <table:table-cell office:value-type="float" office:value="9.81">
            <text:p>9.81</text:p>
          </table:table-cell>
          <table:table-cell table:formula="of:=0.5*(1-([.C4]/[.C3]))" office:value-type="float" office:value="0.0596658711217183">
            <text:p>0.059665871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]/[.T3]" office:value-type="float" office:value="24.3">
            <text:p>24.3</text:p>
          </table:table-cell>
          <table:table-cell/>
          <table:table-cell table:formula="of:=(2*[.Q3]*[.C3])*(1-[.R3])-([.H3]^2)" office:value-type="float" office:value="7.71087948979592">
            <text:p>7.7108794898</text:p>
          </table:table-cell>
          <table:table-cell table:formula="of:=([.H3]^2)*([.U3]^2)" office:value-type="float" office:value="11.4558072704081">
            <text:p>11.4558072704</text:p>
          </table:table-cell>
          <table:table-cell table:formula="of:=[.W3]/[.X3]" office:value-type="float" office:value="0.673097871479925">
            <text:p>0.6730978715</text:p>
          </table:table-cell>
          <table:table-cell/>
          <table:table-cell table:formula="of:=ABS((0.85-[.Y3])/[.Y3])" office:value-type="float" office:value="0.262817839746135">
            <text:p>0.2628178397</text:p>
          </table:table-cell>
          <table:table-cell/>
          <table:table-cell office:value-type="float" office:value="0.00509038348748747">
            <text:p>0.0050903835</text:p>
          </table:table-cell>
          <table:table-cell table:number-columns-repeated="99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9">
            <text:p>0.369</text:p>
          </table:table-cell>
          <table:table-cell table:style-name="ce1" office:value-type="float" office:value="0.191">
            <text:p>0.191</text:p>
          </table:table-cell>
          <table:table-cell table:style-name="ce1" office:value-type="float" office:value="26.64">
            <text:p>26.6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28.12">
            <text:p>28.12</text:p>
          </table:table-cell>
          <table:table-cell table:formula="of:=([.D4]-[.F4])/([.E4]-[.G4])" office:value-type="float" office:value="-0.108108108108108">
            <text:p>-0.1081081081</text:p>
          </table:table-cell>
          <table:table-cell/>
          <table:table-cell office:value-type="float" office:value="30">
            <text:p>30</text:p>
          </table:table-cell>
          <table:table-cell office:value-type="float" office:value="23.76">
            <text:p>23.76</text:p>
          </table:table-cell>
          <table:table-cell office:value-type="float" office:value="21.18">
            <text:p>21.18</text:p>
          </table:table-cell>
          <table:table-cell table:formula="of:=([.K4]+[.L4])/2" office:value-type="float" office:value="22.47">
            <text:p>22.47</text:p>
          </table:table-cell>
          <table:table-cell table:formula="of:= [.M4]*3.14159/180" office:value-type="float" office:value="0.392175151666667">
            <text:p>0.3921751517</text:p>
          </table:table-cell>
          <table:table-cell table:formula="of:=[.N4] /(1/[.J4])" office:value-type="float" office:value="11.76525455">
            <text:p>11.76525455</text:p>
          </table:table-cell>
          <table:table-cell/>
          <table:table-cell office:value-type="float" office:value="9.81">
            <text:p>9.81</text:p>
          </table:table-cell>
          <table:table-cell table:formula="of:=0.5*(1-([.C5]/[.C4]))" office:value-type="float" office:value="0.0704607046070461">
            <text:p>0.070460704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]/[.T4]" office:value-type="float" office:value="24.3">
            <text:p>24.3</text:p>
          </table:table-cell>
          <table:table-cell/>
          <table:table-cell table:formula="of:=(2*[.Q4]*[.C4])*(1-[.R4])-([.H4]^2)" office:value-type="float" office:value="6.71797263696129">
            <text:p>6.717972637</text:p>
          </table:table-cell>
          <table:table-cell table:formula="of:=([.H4]^2)*([.U4]^2)" office:value-type="float" office:value="6.90127100073045">
            <text:p>6.9012710007</text:p>
          </table:table-cell>
          <table:table-cell table:formula="of:=[.W4]/[.X4]" office:value-type="float" office:value="0.973439912191571">
            <text:p>0.9734399122</text:p>
          </table:table-cell>
          <table:table-cell/>
          <table:table-cell table:formula="of:=ABS((0.85-[.Y4])/[.Y4])" office:value-type="float" office:value="0.126807942273152">
            <text:p>0.1268079423</text:p>
          </table:table-cell>
          <table:table-cell/>
          <table:table-cell office:value-type="float" office:value="0.00819141147179552">
            <text:p>0.0081914115</text:p>
          </table:table-cell>
          <table:table-cell table:number-columns-repeated="99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7">
            <text:p>0.317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37.12">
            <text:p>37.12</text:p>
          </table:table-cell>
          <table:table-cell table:style-name="ce1" office:value-type="float" office:value="0.034">
            <text:p>0.034</text:p>
          </table:table-cell>
          <table:table-cell table:style-name="ce1" office:value-type="float" office:value="38.28">
            <text:p>38.28</text:p>
          </table:table-cell>
          <table:table-cell table:formula="of:=([.D5]-[.F5])/([.E5]-[.G5])" office:value-type="float" office:value="-0.100862068965517">
            <text:p>-0.100862069</text:p>
          </table:table-cell>
          <table:table-cell/>
          <table:table-cell office:value-type="float" office:value="30">
            <text:p>30</text:p>
          </table:table-cell>
          <table:table-cell office:value-type="float" office:value="15.52">
            <text:p>15.52</text:p>
          </table:table-cell>
          <table:table-cell office:value-type="float" office:value="15.05">
            <text:p>15.05</text:p>
          </table:table-cell>
          <table:table-cell table:formula="of:=([.K5]+[.L5])/2" office:value-type="float" office:value="15.285">
            <text:p>15.285</text:p>
          </table:table-cell>
          <table:table-cell table:formula="of:= [.M5]*3.14159/180" office:value-type="float" office:value="0.266773350833333">
            <text:p>0.2667733508</text:p>
          </table:table-cell>
          <table:table-cell table:formula="of:=[.N5] /(1/[.J5])" office:value-type="float" office:value="8.003200525">
            <text:p>8.003200525</text:p>
          </table:table-cell>
          <table:table-cell/>
          <table:table-cell office:value-type="float" office:value="9.81">
            <text:p>9.81</text:p>
          </table:table-cell>
          <table:table-cell table:formula="of:=0.5*(1-([.C6]/[.C5]))" office:value-type="float" office:value="0.0504731861198738">
            <text:p>0.050473186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]/[.T5]" office:value-type="float" office:value="24.3">
            <text:p>24.3</text:p>
          </table:table-cell>
          <table:table-cell/>
          <table:table-cell table:formula="of:=(2*[.Q5]*[.C5])*(1-[.R5])-([.H5]^2)" office:value-type="float" office:value="5.895446843044">
            <text:p>5.895446843</text:p>
          </table:table-cell>
          <table:table-cell table:formula="of:=([.H5]^2)*([.U5]^2)" office:value-type="float" office:value="6.00714745095121">
            <text:p>6.007147451</text:p>
          </table:table-cell>
          <table:table-cell table:formula="of:=[.W5]/[.X5]" office:value-type="float" office:value="0.981405382701314">
            <text:p>0.9814053827</text:p>
          </table:table-cell>
          <table:table-cell/>
          <table:table-cell table:formula="of:=ABS((0.85-[.Y5])/[.Y5])" office:value-type="float" office:value="0.133895111049444">
            <text:p>0.133895111</text:p>
          </table:table-cell>
          <table:table-cell/>
          <table:table-cell office:value-type="float" office:value="0.0107318014789437">
            <text:p>0.0107318015</text:p>
          </table:table-cell>
          <table:table-cell table:number-columns-repeated="99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5">
            <text:p>0.285</text:p>
          </table:table-cell>
          <table:table-cell table:style-name="ce1" office:value-type="float" office:value="0.109">
            <text:p>0.109</text:p>
          </table:table-cell>
          <table:table-cell table:style-name="ce1" office:value-type="float" office:value="47.08">
            <text:p>47.08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47.84">
            <text:p>47.84</text:p>
          </table:table-cell>
          <table:table-cell table:formula="of:=([.D6]-[.F6])/([.E6]-[.G6])" office:value-type="float" office:value="-0.0947368421052625">
            <text:p>-0.0947368421</text:p>
          </table:table-cell>
          <table:table-cell/>
          <table:table-cell office:value-type="float" office:value="30">
            <text:p>30</text:p>
          </table:table-cell>
          <table:table-cell office:value-type="float" office:value="15.61">
            <text:p>15.61</text:p>
          </table:table-cell>
          <table:table-cell office:value-type="float" office:value="12.26">
            <text:p>12.26</text:p>
          </table:table-cell>
          <table:table-cell table:formula="of:=([.K6]+[.L6])/2" office:value-type="float" office:value="13.935">
            <text:p>13.935</text:p>
          </table:table-cell>
          <table:table-cell table:formula="of:= [.M6]*3.14159/180" office:value-type="float" office:value="0.243211425833333">
            <text:p>0.2432114258</text:p>
          </table:table-cell>
          <table:table-cell table:formula="of:=[.N6] /(1/[.J6])" office:value-type="float" office:value="7.296342775">
            <text:p>7.296342775</text:p>
          </table:table-cell>
          <table:table-cell/>
          <table:table-cell office:value-type="float" office:value="9.81">
            <text:p>9.81</text:p>
          </table:table-cell>
          <table:table-cell table:formula="of:=0.5*(1-([.C7]/[.C6]))" office:value-type="float" office:value="0.0754385964912281">
            <text:p>0.075438596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]/[.T6]" office:value-type="float" office:value="24.3">
            <text:p>24.3</text:p>
          </table:table-cell>
          <table:table-cell/>
          <table:table-cell table:formula="of:=(2*[.Q6]*[.C6])*(1-[.R6])-([.H6]^2)" office:value-type="float" office:value="5.16089493074792">
            <text:p>5.1608949307</text:p>
          </table:table-cell>
          <table:table-cell table:formula="of:=([.H6]^2)*([.U6]^2)" office:value-type="float" office:value="5.29968864265921">
            <text:p>5.2996886427</text:p>
          </table:table-cell>
          <table:table-cell table:formula="of:=[.W6]/[.X6]" office:value-type="float" office:value="0.973810968668219">
            <text:p>0.9738109687</text:p>
          </table:table-cell>
          <table:table-cell/>
          <table:table-cell table:formula="of:=ABS((0.85-[.Y6])/[.Y6])" office:value-type="float" office:value="0.127140659380272">
            <text:p>0.1271406594</text:p>
          </table:table-cell>
          <table:table-cell/>
          <table:table-cell office:value-type="float" office:value="0.013613955824988">
            <text:p>0.0136139558</text:p>
          </table:table-cell>
          <table:table-cell table:number-columns-repeated="99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2">
            <text:p>0.242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55.4">
            <text:p>55.4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56.68">
            <text:p>56.68</text:p>
          </table:table-cell>
          <table:table-cell table:formula="of:=([.D7]-[.F7])/([.E7]-[.G7])" office:value-type="float" office:value="-0.0804687499999999">
            <text:p>-0.08046875</text:p>
          </table:table-cell>
          <table:table-cell/>
          <table:table-cell office:value-type="float" office:value="30">
            <text:p>30</text:p>
          </table:table-cell>
          <table:table-cell office:value-type="float" office:value="13.71">
            <text:p>13.71</text:p>
          </table:table-cell>
          <table:table-cell office:value-type="float" office:value="16.9">
            <text:p>16.9</text:p>
          </table:table-cell>
          <table:table-cell table:formula="of:=([.K7]+[.L7])/2" office:value-type="float" office:value="15.305">
            <text:p>15.305</text:p>
          </table:table-cell>
          <table:table-cell table:formula="of:= [.M7]*3.14159/180" office:value-type="float" office:value="0.267122416388889">
            <text:p>0.2671224164</text:p>
          </table:table-cell>
          <table:table-cell table:formula="of:=[.N7] /(1/[.J7])" office:value-type="float" office:value="8.01367249166667">
            <text:p>8.0136724917</text:p>
          </table:table-cell>
          <table:table-cell/>
          <table:table-cell office:value-type="float" office:value="9.81">
            <text:p>9.81</text:p>
          </table:table-cell>
          <table:table-cell table:formula="of:=0.5*(1-([.C8]/[.C7]))" office:value-type="float" office:value="0.0888429752066116">
            <text:p>0.088842975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]/[.T7]" office:value-type="float" office:value="24.3">
            <text:p>24.3</text:p>
          </table:table-cell>
          <table:table-cell/>
          <table:table-cell table:formula="of:=(2*[.Q7]*[.C7])*(1-[.R7])-([.H7]^2)" office:value-type="float" office:value="4.31973478027344">
            <text:p>4.3197347803</text:p>
          </table:table-cell>
          <table:table-cell table:formula="of:=([.H7]^2)*([.U7]^2)" office:value-type="float" office:value="3.82355249633788">
            <text:p>3.8235524963</text:p>
          </table:table-cell>
          <table:table-cell table:formula="of:=[.W7]/[.X7]" office:value-type="float" office:value="1.12976996769648">
            <text:p>1.1297699677</text:p>
          </table:table-cell>
          <table:table-cell/>
          <table:table-cell table:formula="of:=ABS((0.85-[.Y7])/[.Y7])" office:value-type="float" office:value="0.247634452761131">
            <text:p>0.2476344528</text:p>
          </table:table-cell>
          <table:table-cell/>
          <table:table-cell office:value-type="float" office:value="0.0141378229015621">
            <text:p>0.0141378229</text:p>
          </table:table-cell>
          <table:table-cell table:number-columns-repeated="99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9">
            <text:p>0.199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64.42">
            <text:p>64.4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65.06">
            <text:p>65.06</text:p>
          </table:table-cell>
          <table:table-cell table:formula="of:=([.D8]-[.F8])/([.E8]-[.G8])" office:value-type="float" office:value="-0.0781249999999999">
            <text:p>-0.078125</text:p>
          </table:table-cell>
          <table:table-cell/>
          <table:table-cell office:value-type="float" office:value="30">
            <text:p>30</text:p>
          </table:table-cell>
          <table:table-cell office:value-type="float" office:value="15.86">
            <text:p>15.86</text:p>
          </table:table-cell>
          <table:table-cell office:value-type="float" office:value="15.09">
            <text:p>15.09</text:p>
          </table:table-cell>
          <table:table-cell table:formula="of:=([.K8]+[.L8])/2" office:value-type="float" office:value="15.475">
            <text:p>15.475</text:p>
          </table:table-cell>
          <table:table-cell table:formula="of:= [.M8]*3.14159/180" office:value-type="float" office:value="0.270089473611111">
            <text:p>0.2700894736</text:p>
          </table:table-cell>
          <table:table-cell table:formula="of:=[.N8] /(1/[.J8])" office:value-type="float" office:value="8.10268420833333">
            <text:p>8.1026842083</text:p>
          </table:table-cell>
          <table:table-cell/>
          <table:table-cell office:value-type="float" office:value="9.81">
            <text:p>9.81</text:p>
          </table:table-cell>
          <table:table-cell table:formula="of:=0.5*(1-([.C9]/[.C8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]/[.T8]" office:value-type="float" office:value="24.3">
            <text:p>24.3</text:p>
          </table:table-cell>
          <table:table-cell/>
          <table:table-cell table:formula="of:=(2*[.Q8]*[.C8])*(1-[.R8])-([.H8]^2)" office:value-type="float" office:value="1.946086484375">
            <text:p>1.9460864844</text:p>
          </table:table-cell>
          <table:table-cell table:formula="of:=([.H8]^2)*([.U8]^2)" office:value-type="float" office:value="3.60406494140624">
            <text:p>3.6040649414</text:p>
          </table:table-cell>
          <table:table-cell table:formula="of:=[.W8]/[.X8]" office:value-type="float" office:value="0.539969871801386">
            <text:p>0.5399698718</text:p>
          </table:table-cell>
          <table:table-cell table:number-columns-repeated="3"/>
          <table:table-cell office:value-type="float" office:value="0.0206358023750411">
            <text:p>0.0206358024</text:p>
          </table:table-cell>
          <table:table-cell table:number-columns-repeated="995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21"/>
          <table:table-cell office:value-type="float" office:value="0.0262051090967656">
            <text:p>0.0262051091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3">
            <text:p>0.493</text:p>
          </table:table-cell>
          <table:table-cell table:style-name="ce1" office:value-type="float" office:value="0.322">
            <text:p>0.322</text:p>
          </table:table-cell>
          <table:table-cell table:style-name="ce1" office:value-type="float" office:value="4.22">
            <text:p>4.22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6.38">
            <text:p>6.38</text:p>
          </table:table-cell>
          <table:table-cell table:formula="of:=([.D10]-[.F10])/([.E10]-[.G10])" office:value-type="float" office:value="-0.114351851851852">
            <text:p>-0.1143518519</text:p>
          </table:table-cell>
          <table:table-cell/>
          <table:table-cell office:value-type="float" office:value="30">
            <text:p>30</text:p>
          </table:table-cell>
          <table:table-cell office:value-type="float" office:value="25.15">
            <text:p>25.15</text:p>
          </table:table-cell>
          <table:table-cell office:value-type="float" office:value="25.06">
            <text:p>25.06</text:p>
          </table:table-cell>
          <table:table-cell table:formula="of:=([.K10]+[.L10])/2" office:value-type="float" office:value="25.105">
            <text:p>25.105</text:p>
          </table:table-cell>
          <table:table-cell table:formula="of:= [.M10]*3.14159/180" office:value-type="float" office:value="0.438164538611111">
            <text:p>0.4381645386</text:p>
          </table:table-cell>
          <table:table-cell table:formula="of:=[.N10] /(1/[.J10])" office:value-type="float" office:value="13.1449361583333">
            <text:p>13.1449361583</text:p>
          </table:table-cell>
          <table:table-cell/>
          <table:table-cell office:value-type="float" office:value="9.81">
            <text:p>9.81</text:p>
          </table:table-cell>
          <table:table-cell table:formula="of:=0.5*(1-([.C11]/[.C10]))" office:value-type="float" office:value="0.0780933062880324">
            <text:p>0.078093306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]/[.T10]" office:value-type="float" office:value="24.3">
            <text:p>24.3</text:p>
          </table:table-cell>
          <table:table-cell/>
          <table:table-cell table:formula="of:=(2*[.Q10]*[.C10])*(1-[.R10])-([.H10]^2)" office:value-type="float" office:value="8.90421365397805">
            <text:p>8.904213654</text:p>
          </table:table-cell>
          <table:table-cell table:formula="of:=([.H10]^2)*([.U10]^2)" office:value-type="float" office:value="7.7214515625">
            <text:p>7.7214515625</text:p>
          </table:table-cell>
          <table:table-cell table:formula="of:=[.W10]/[.X10]" office:value-type="float" office:value="1.15317872318493">
            <text:p>1.1531787232</text:p>
          </table:table-cell>
          <table:table-cell/>
          <table:table-cell table:formula="of:=ABS((0.85-[.Y10])/[.Y10])" office:value-type="float" office:value="0.262906969309659">
            <text:p>0.2629069693</text:p>
          </table:table-cell>
          <table:table-cell/>
          <table:table-cell office:value-type="float" office:value="0.0315807174718331">
            <text:p>0.0315807175</text:p>
          </table:table-cell>
          <table:table-cell table:number-columns-repeated="995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0.416">
            <text:p>0.416</text:p>
          </table:table-cell>
          <table:table-cell table:style-name="ce1" office:value-type="float" office:value="0.272">
            <text:p>0.272</text:p>
          </table:table-cell>
          <table:table-cell table:style-name="ce1" office:value-type="float" office:value="16.46">
            <text:p>16.46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18.48">
            <text:p>18.48</text:p>
          </table:table-cell>
          <table:table-cell table:formula="of:=([.D11]-[.F11])/([.E11]-[.G11])" office:value-type="float" office:value="-0.113861386138614">
            <text:p>-0.1138613861</text:p>
          </table:table-cell>
          <table:table-cell/>
          <table:table-cell office:value-type="float" office:value="30">
            <text:p>30</text:p>
          </table:table-cell>
          <table:table-cell office:value-type="float" office:value="23.18">
            <text:p>23.18</text:p>
          </table:table-cell>
          <table:table-cell office:value-type="float" office:value="24.38">
            <text:p>24.38</text:p>
          </table:table-cell>
          <table:table-cell table:formula="of:=([.K11]+[.L11])/2" office:value-type="float" office:value="23.78">
            <text:p>23.78</text:p>
          </table:table-cell>
          <table:table-cell table:formula="of:= [.M11]*3.14159/180" office:value-type="float" office:value="0.415038945555556">
            <text:p>0.4150389456</text:p>
          </table:table-cell>
          <table:table-cell table:formula="of:=[.N11] /(1/[.J11])" office:value-type="float" office:value="12.4511683666667">
            <text:p>12.4511683667</text:p>
          </table:table-cell>
          <table:table-cell/>
          <table:table-cell office:value-type="float" office:value="9.81">
            <text:p>9.81</text:p>
          </table:table-cell>
          <table:table-cell table:formula="of:=0.5*(1-([.C12]/[.C11]))" office:value-type="float" office:value="0.0649038461538462">
            <text:p>0.064903846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]/[.T11]" office:value-type="float" office:value="24.3">
            <text:p>24.3</text:p>
          </table:table-cell>
          <table:table-cell/>
          <table:table-cell table:formula="of:=(2*[.Q11]*[.C11])*(1-[.R11])-([.H11]^2)" office:value-type="float" office:value="7.61921558474659">
            <text:p>7.6192155847</text:p>
          </table:table-cell>
          <table:table-cell table:formula="of:=([.H11]^2)*([.U11]^2)" office:value-type="float" office:value="7.65535756298402">
            <text:p>7.655357563</text:p>
          </table:table-cell>
          <table:table-cell table:formula="of:=[.W11]/[.X11]" office:value-type="float" office:value="0.995278864776717">
            <text:p>0.9952788648</text:p>
          </table:table-cell>
          <table:table-cell/>
          <table:table-cell table:formula="of:=ABS((0.85-[.Y11])/[.Y11])" office:value-type="float" office:value="0.145967999440347">
            <text:p>0.1459679994</text:p>
          </table:table-cell>
          <table:table-cell/>
          <table:table-cell office:value-type="float" office:value="0.0354133243751871">
            <text:p>0.0354133244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2">
            <text:p>0.362</text:p>
          </table:table-cell>
          <table:table-cell table:style-name="ce1" office:value-type="float" office:value="0.218">
            <text:p>0.218</text:p>
          </table:table-cell>
          <table:table-cell table:style-name="ce1" office:value-type="float" office:value="27.78">
            <text:p>27.78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29.26">
            <text:p>29.26</text:p>
          </table:table-cell>
          <table:table-cell table:formula="of:=([.D12]-[.F12])/([.E12]-[.G12])" office:value-type="float" office:value="-0.101351351351351">
            <text:p>-0.1013513514</text:p>
          </table:table-cell>
          <table:table-cell/>
          <table:table-cell office:value-type="float" office:value="30">
            <text:p>30</text:p>
          </table:table-cell>
          <table:table-cell office:value-type="float" office:value="22.45">
            <text:p>22.45</text:p>
          </table:table-cell>
          <table:table-cell office:value-type="float" office:value="22.81">
            <text:p>22.81</text:p>
          </table:table-cell>
          <table:table-cell table:formula="of:=([.K12]+[.L12])/2" office:value-type="float" office:value="22.63">
            <text:p>22.63</text:p>
          </table:table-cell>
          <table:table-cell table:formula="of:= [.M12]*3.14159/180" office:value-type="float" office:value="0.394967676111111">
            <text:p>0.3949676761</text:p>
          </table:table-cell>
          <table:table-cell table:formula="of:=[.N12] /(1/[.J12])" office:value-type="float" office:value="11.8490302833333">
            <text:p>11.8490302833</text:p>
          </table:table-cell>
          <table:table-cell/>
          <table:table-cell office:value-type="float" office:value="9.81">
            <text:p>9.81</text:p>
          </table:table-cell>
          <table:table-cell table:formula="of:=0.5*(1-([.C13]/[.C12]))" office:value-type="float" office:value="0.0662983425414365">
            <text:p>0.06629834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2]/[.T12]" office:value-type="float" office:value="24.3">
            <text:p>24.3</text:p>
          </table:table-cell>
          <table:table-cell/>
          <table:table-cell table:formula="of:=(2*[.Q12]*[.C12])*(1-[.R12])-([.H12]^2)" office:value-type="float" office:value="6.62128790357926">
            <text:p>6.6212879036</text:p>
          </table:table-cell>
          <table:table-cell table:formula="of:=([.H12]^2)*([.U12]^2)" office:value-type="float" office:value="6.06557021548575">
            <text:p>6.0655702155</text:p>
          </table:table-cell>
          <table:table-cell table:formula="of:=[.W12]/[.X12]" office:value-type="float" office:value="1.09161837524768">
            <text:p>1.0916183752</text:p>
          </table:table-cell>
          <table:table-cell/>
          <table:table-cell table:formula="of:=ABS((0.85-[.Y12])/[.Y12])" office:value-type="float" office:value="0.22133960065747">
            <text:p>0.2213396007</text:p>
          </table:table-cell>
          <table:table-cell/>
          <table:table-cell office:value-type="float" office:value="0.0360702637740171">
            <text:p>0.0360702638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4">
            <text:p>0.314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38.26">
            <text:p>38.26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39.6">
            <text:p>39.6</text:p>
          </table:table-cell>
          <table:table-cell table:formula="of:=([.D13]-[.F13])/([.E13]-[.G13])" office:value-type="float" office:value="-0.0999999999999998">
            <text:p>-0.1</text:p>
          </table:table-cell>
          <table:table-cell/>
          <table:table-cell office:value-type="float" office:value="30">
            <text:p>30</text:p>
          </table:table-cell>
          <table:table-cell office:value-type="float" office:value="21.28">
            <text:p>21.28</text:p>
          </table:table-cell>
          <table:table-cell office:value-type="float" office:value="20.3">
            <text:p>20.3</text:p>
          </table:table-cell>
          <table:table-cell table:formula="of:=([.K13]+[.L13])/2" office:value-type="float" office:value="20.79">
            <text:p>20.79</text:p>
          </table:table-cell>
          <table:table-cell table:formula="of:= [.M13]*3.14159/180" office:value-type="float" office:value="0.362853645">
            <text:p>0.362853645</text:p>
          </table:table-cell>
          <table:table-cell table:formula="of:=[.N13] /(1/[.J13])" office:value-type="float" office:value="10.88560935">
            <text:p>10.88560935</text:p>
          </table:table-cell>
          <table:table-cell/>
          <table:table-cell office:value-type="float" office:value="9.81">
            <text:p>9.81</text:p>
          </table:table-cell>
          <table:table-cell table:formula="of:=0.5*(1-([.C14]/[.C13]))" office:value-type="float" office:value="0.0445859872611464">
            <text:p>0.044585987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3]/[.T13]" office:value-type="float" office:value="24.3">
            <text:p>24.3</text:p>
          </table:table-cell>
          <table:table-cell/>
          <table:table-cell table:formula="of:=(2*[.Q13]*[.C13])*(1-[.R13])-([.H13]^2)" office:value-type="float" office:value="5.876">
            <text:p>5.876</text:p>
          </table:table-cell>
          <table:table-cell table:formula="of:=([.H13]^2)*([.U13]^2)" office:value-type="float" office:value="5.90489999999997">
            <text:p>5.9049</text:p>
          </table:table-cell>
          <table:table-cell table:formula="of:=[.W13]/[.X13]" office:value-type="float" office:value="0.995105759623369">
            <text:p>0.9951057596</text:p>
          </table:table-cell>
          <table:table-cell/>
          <table:table-cell table:formula="of:=ABS((0.85-[.Y13])/[.Y13])" office:value-type="float" office:value="0.145819434989793">
            <text:p>0.145819435</text:p>
          </table:table-cell>
          <table:table-cell/>
          <table:table-cell office:value-type="float" office:value="0.0424106011932944">
            <text:p>0.0424106012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6">
            <text:p>0.286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47.72">
            <text:p>47.72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49.12">
            <text:p>49.12</text:p>
          </table:table-cell>
          <table:table-cell table:formula="of:=([.D14]-[.F14])/([.E14]-[.G14])" office:value-type="float" office:value="-0.0971428571428573">
            <text:p>-0.0971428571</text:p>
          </table:table-cell>
          <table:table-cell/>
          <table:table-cell office:value-type="float" office:value="30">
            <text:p>30</text:p>
          </table:table-cell>
          <table:table-cell office:value-type="float" office:value="19.19">
            <text:p>19.19</text:p>
          </table:table-cell>
          <table:table-cell office:value-type="float" office:value="19.04">
            <text:p>19.04</text:p>
          </table:table-cell>
          <table:table-cell table:formula="of:=([.K14]+[.L14])/2" office:value-type="float" office:value="19.115">
            <text:p>19.115</text:p>
          </table:table-cell>
          <table:table-cell table:formula="of:= [.M14]*3.14159/180" office:value-type="float" office:value="0.333619404722222">
            <text:p>0.3336194047</text:p>
          </table:table-cell>
          <table:table-cell table:formula="of:=[.N14] /(1/[.J14])" office:value-type="float" office:value="10.0085821416667">
            <text:p>10.0085821417</text:p>
          </table:table-cell>
          <table:table-cell/>
          <table:table-cell office:value-type="float" office:value="9.81">
            <text:p>9.81</text:p>
          </table:table-cell>
          <table:table-cell table:formula="of:=0.5*(1-([.C15]/[.C14]))" office:value-type="float" office:value="0.0786713286713288">
            <text:p>0.078671328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4]/[.T14]" office:value-type="float" office:value="24.3">
            <text:p>24.3</text:p>
          </table:table-cell>
          <table:table-cell/>
          <table:table-cell table:formula="of:=(2*[.Q14]*[.C14])*(1-[.R14])-([.H14]^2)" office:value-type="float" office:value="5.16043326530612">
            <text:p>5.1604332653</text:p>
          </table:table-cell>
          <table:table-cell table:formula="of:=([.H14]^2)*([.U14]^2)" office:value-type="float" office:value="5.57229746938777">
            <text:p>5.5722974694</text:p>
          </table:table-cell>
          <table:table-cell table:formula="of:=[.W14]/[.X14]" office:value-type="float" office:value="0.926087182828218">
            <text:p>0.9260871828</text:p>
          </table:table-cell>
          <table:table-cell/>
          <table:table-cell table:formula="of:=ABS((0.85-[.Y14])/[.Y14])" office:value-type="float" office:value="0.0821598487043647">
            <text:p>0.0821598487</text:p>
          </table:table-cell>
          <table:table-cell/>
          <table:table-cell office:value-type="float" office:value="0.0453650229856005">
            <text:p>0.045365023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1">
            <text:p>0.241</text:p>
          </table:table-cell>
          <table:table-cell table:style-name="ce1" office:value-type="float" office:value="0.114">
            <text:p>0.114</text:p>
          </table:table-cell>
          <table:table-cell table:style-name="ce1" office:value-type="float" office:value="56.98">
            <text:p>56.98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8.22">
            <text:p>58.22</text:p>
          </table:table-cell>
          <table:table-cell table:formula="of:=([.D15]-[.F15])/([.E15]-[.G15])" office:value-type="float" office:value="-0.0814516129032257">
            <text:p>-0.0814516129</text:p>
          </table:table-cell>
          <table:table-cell/>
          <table:table-cell office:value-type="float" office:value="30">
            <text:p>30</text:p>
          </table:table-cell>
          <table:table-cell office:value-type="float" office:value="16.3">
            <text:p>16.3</text:p>
          </table:table-cell>
          <table:table-cell office:value-type="float" office:value="16.96">
            <text:p>16.96</text:p>
          </table:table-cell>
          <table:table-cell table:formula="of:=([.K15]+[.L15])/2" office:value-type="float" office:value="16.63">
            <text:p>16.63</text:p>
          </table:table-cell>
          <table:table-cell table:formula="of:= [.M15]*3.14159/180" office:value-type="float" office:value="0.290248009444444">
            <text:p>0.2902480094</text:p>
          </table:table-cell>
          <table:table-cell table:formula="of:=[.N15] /(1/[.J15])" office:value-type="float" office:value="8.70744028333334">
            <text:p>8.7074402833</text:p>
          </table:table-cell>
          <table:table-cell/>
          <table:table-cell office:value-type="float" office:value="9.81">
            <text:p>9.81</text:p>
          </table:table-cell>
          <table:table-cell table:formula="of:=0.5*(1-([.C16]/[.C15]))" office:value-type="float" office:value="0.0892116182572614">
            <text:p>0.089211618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5]/[.T15]" office:value-type="float" office:value="24.3">
            <text:p>24.3</text:p>
          </table:table-cell>
          <table:table-cell/>
          <table:table-cell table:formula="of:=(2*[.Q15]*[.C15])*(1-[.R15])-([.H15]^2)" office:value-type="float" office:value="4.29995563475546">
            <text:p>4.2999556348</text:p>
          </table:table-cell>
          <table:table-cell table:formula="of:=([.H15]^2)*([.U15]^2)" office:value-type="float" office:value="3.9175263332466">
            <text:p>3.9175263332</text:p>
          </table:table-cell>
          <table:table-cell table:formula="of:=[.W15]/[.X15]" office:value-type="float" office:value="1.09762009721883">
            <text:p>1.0976200972</text:p>
          </table:table-cell>
          <table:table-cell/>
          <table:table-cell table:formula="of:=ABS((0.85-[.Y15])/[.Y15])" office:value-type="float" office:value="0.225597269807882">
            <text:p>0.2255972698</text:p>
          </table:table-cell>
          <table:table-cell/>
          <table:table-cell office:value-type="float" office:value="0.0468762316102418">
            <text:p>0.0468762316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64.84">
            <text:p>64.84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66.12">
            <text:p>66.12</text:p>
          </table:table-cell>
          <table:table-cell table:formula="of:=([.D16]-[.F16])/([.E16]-[.G16])" office:value-type="float" office:value="-0.0671874999999999">
            <text:p>-0.0671875</text:p>
          </table:table-cell>
          <table:table-cell/>
          <table:table-cell office:value-type="float" office:value="30">
            <text:p>30</text:p>
          </table:table-cell>
          <table:table-cell office:value-type="float" office:value="16.74">
            <text:p>16.74</text:p>
          </table:table-cell>
          <table:table-cell office:value-type="float" office:value="15.68">
            <text:p>15.68</text:p>
          </table:table-cell>
          <table:table-cell table:formula="of:=([.K16]+[.L16])/2" office:value-type="float" office:value="16.21">
            <text:p>16.21</text:p>
          </table:table-cell>
          <table:table-cell table:formula="of:= [.M16]*3.14159/180" office:value-type="float" office:value="0.282917632777778">
            <text:p>0.2829176328</text:p>
          </table:table-cell>
          <table:table-cell table:formula="of:=[.N16] /(1/[.J16])" office:value-type="float" office:value="8.48752898333333">
            <text:p>8.4875289833</text:p>
          </table:table-cell>
          <table:table-cell/>
          <table:table-cell office:value-type="float" office:value="9.81">
            <text:p>9.81</text:p>
          </table:table-cell>
          <table:table-cell table:formula="of:=0.5*(1-([.C17]/[.C16]))" office:value-type="float" office:value="0.0606060606060606">
            <text:p>0.060606060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6]/[.T16]" office:value-type="float" office:value="24.3">
            <text:p>24.3</text:p>
          </table:table-cell>
          <table:table-cell/>
          <table:table-cell table:formula="of:=(2*[.Q16]*[.C16])*(1-[.R16])-([.H16]^2)" office:value-type="float" office:value="3.64480583984375">
            <text:p>3.6448058398</text:p>
          </table:table-cell>
          <table:table-cell table:formula="of:=([.H16]^2)*([.U16]^2)" office:value-type="float" office:value="2.66556643066406">
            <text:p>2.6655664307</text:p>
          </table:table-cell>
          <table:table-cell table:formula="of:=[.W16]/[.X16]" office:value-type="float" office:value="1.36736634957387">
            <text:p>1.3673663496</text:p>
          </table:table-cell>
          <table:table-cell/>
          <table:table-cell table:formula="of:=ABS((0.85-[.Y16])/[.Y16])" office:value-type="float" office:value="0.378367033630088">
            <text:p>0.3783670336</text:p>
          </table:table-cell>
          <table:table-cell/>
          <table:table-cell office:value-type="float" office:value="0.0474237425660463">
            <text:p>0.0474237426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4">
            <text:p>0.174</text:p>
          </table:table-cell>
          <table:table-cell table:style-name="ce1" office:value-type="float" office:value="0.102">
            <text:p>0.102</text:p>
          </table:table-cell>
          <table:table-cell table:style-name="ce1" office:value-type="float" office:value="72.35">
            <text:p>72.35</text:p>
          </table:table-cell>
          <table:table-cell table:style-name="ce1" office:value-type="float" office:value="0.017">
            <text:p>0.017</text:p>
          </table:table-cell>
          <table:table-cell table:style-name="ce1" office:value-type="float" office:value="73.62">
            <text:p>73.62</text:p>
          </table:table-cell>
          <table:table-cell table:formula="of:=([.D17]-[.F17])/([.E17]-[.G17])" office:value-type="float" office:value="-0.0669291338582672">
            <text:p>-0.0669291339</text:p>
          </table:table-cell>
          <table:table-cell/>
          <table:table-cell office:value-type="float" office:value="30">
            <text:p>30</text:p>
          </table:table-cell>
          <table:table-cell office:value-type="float" office:value="14.21">
            <text:p>14.21</text:p>
          </table:table-cell>
          <table:table-cell office:value-type="float" office:value="13.55">
            <text:p>13.55</text:p>
          </table:table-cell>
          <table:table-cell table:formula="of:=([.K17]+[.L17])/2" office:value-type="float" office:value="13.88">
            <text:p>13.88</text:p>
          </table:table-cell>
          <table:table-cell table:formula="of:= [.M17]*3.14159/180" office:value-type="float" office:value="0.242251495555556">
            <text:p>0.2422514956</text:p>
          </table:table-cell>
          <table:table-cell table:formula="of:=[.N17] /(1/[.J17])" office:value-type="float" office:value="7.26754486666667">
            <text:p>7.2675448667</text:p>
          </table:table-cell>
          <table:table-cell/>
          <table:table-cell office:value-type="float" office:value="9.81">
            <text:p>9.81</text:p>
          </table:table-cell>
          <table:table-cell table:formula="of:=0.5*(1-([.C18]/[.C17]))" office:value-type="float" office:value="0.112068965517241">
            <text:p>0.112068965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7]/[.T17]" office:value-type="float" office:value="24.3">
            <text:p>24.3</text:p>
          </table:table-cell>
          <table:table-cell/>
          <table:table-cell table:formula="of:=(2*[.Q17]*[.C17])*(1-[.R17])-([.H17]^2)" office:value-type="float" office:value="3.02681049104098">
            <text:p>3.026810491</text:p>
          </table:table-cell>
          <table:table-cell table:formula="of:=([.H17]^2)*([.U17]^2)" office:value-type="float" office:value="2.64510524521045">
            <text:p>2.6451052452</text:p>
          </table:table-cell>
          <table:table-cell table:formula="of:=[.W17]/[.X17]" office:value-type="float" office:value="1.14430626022223">
            <text:p>1.1443062602</text:p>
          </table:table-cell>
          <table:table-cell/>
          <table:table-cell table:formula="of:=ABS((0.85-[.Y17])/[.Y17])" office:value-type="float" office:value="0.25719186414752">
            <text:p>0.2571918641</text:p>
          </table:table-cell>
          <table:table-cell/>
          <table:table-cell office:value-type="float" office:value="0.0502872908994644">
            <text:p>0.0502872909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5">
            <text:p>0.135</text:p>
          </table:table-cell>
          <table:table-cell table:style-name="ce1" office:value-type="float" office:value="0.085">
            <text:p>0.085</text:p>
          </table:table-cell>
          <table:table-cell table:style-name="ce1" office:value-type="float" office:value="79.26">
            <text:p>79.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0.22">
            <text:p>80.22</text:p>
          </table:table-cell>
          <table:table-cell table:formula="of:=([.D18]-[.F18])/([.E18]-[.G18])" office:value-type="float" office:value="-0.0885416666666673">
            <text:p>-0.0885416667</text:p>
          </table:table-cell>
          <table:table-cell/>
          <table:table-cell office:value-type="float" office:value="30">
            <text:p>30</text:p>
          </table:table-cell>
          <table:table-cell office:value-type="float" office:value="13.45">
            <text:p>13.45</text:p>
          </table:table-cell>
          <table:table-cell office:value-type="float" office:value="12.09">
            <text:p>12.09</text:p>
          </table:table-cell>
          <table:table-cell table:formula="of:=([.K18]+[.L18])/2" office:value-type="float" office:value="12.77">
            <text:p>12.77</text:p>
          </table:table-cell>
          <table:table-cell table:formula="of:= [.M18]*3.14159/180" office:value-type="float" office:value="0.222878357222222">
            <text:p>0.2228783572</text:p>
          </table:table-cell>
          <table:table-cell table:formula="of:=[.N18] /(1/[.J18])" office:value-type="float" office:value="6.68635071666667">
            <text:p>6.6863507167</text:p>
          </table:table-cell>
          <table:table-cell/>
          <table:table-cell office:value-type="float" office:value="9.81">
            <text:p>9.81</text:p>
          </table:table-cell>
          <table:table-cell table:formula="of:=0.5*(1-([.C19]/[.C18]))" office:value-type="float" office:value="0.0962962962962963">
            <text:p>0.096296296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8]/[.T18]" office:value-type="float" office:value="24.3">
            <text:p>24.3</text:p>
          </table:table-cell>
          <table:table-cell/>
          <table:table-cell table:formula="of:=(2*[.Q18]*[.C18])*(1-[.R18])-([.H18]^2)" office:value-type="float" office:value="2.38580037326389">
            <text:p>2.3858003733</text:p>
          </table:table-cell>
          <table:table-cell table:formula="of:=([.H18]^2)*([.U18]^2)" office:value-type="float" office:value="4.62922119140631">
            <text:p>4.6292211914</text:p>
          </table:table-cell>
          <table:table-cell table:formula="of:=[.W18]/[.X18]" office:value-type="float" office:value="0.515378348671887">
            <text:p>0.5153783487</text:p>
          </table:table-cell>
          <table:table-cell/>
          <table:table-cell table:formula="of:=ABS((0.85-[.Y18])/[.Y18])" office:value-type="float" office:value="0.649273785347061">
            <text:p>0.6492737853</text:p>
          </table:table-cell>
          <table:table-cell/>
          <table:table-cell office:value-type="float" office:value="0.0514281325859364">
            <text:p>0.0514281326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09">
            <text:p>0.109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85.44">
            <text:p>85.4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86.7">
            <text:p>86.7</text:p>
          </table:table-cell>
          <table:table-cell table:formula="of:=([.D19]-[.F19])/([.E19]-[.G19])" office:value-type="float" office:value="-0.0523809523809522">
            <text:p>-0.0523809524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12.04">
            <text:p>12.04</text:p>
          </table:table-cell>
          <table:table-cell table:formula="of:=([.K19]+[.K20])/2" office:value-type="float" office:value="11.07">
            <text:p>11.07</text:p>
          </table:table-cell>
          <table:table-cell table:formula="of:= [.M19]*3.14159/180" office:value-type="float" office:value="0.193207785">
            <text:p>0.193207785</text:p>
          </table:table-cell>
          <table:table-cell table:formula="of:=[.N19] /(1/[.J19])" office:value-type="float" office:value="5.79623355">
            <text:p>5.79623355</text:p>
          </table:table-cell>
          <table:table-cell/>
          <table:table-cell office:value-type="float" office:value="9.81">
            <text:p>9.81</text:p>
          </table:table-cell>
          <table:table-cell table:formula="of:=0.5*(1-([.C20]/[.C19]))" office:value-type="float" office:value="0.0871559633027523">
            <text:p>0.08715596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9]/[.T19]" office:value-type="float" office:value="24.3">
            <text:p>24.3</text:p>
          </table:table-cell>
          <table:table-cell/>
          <table:table-cell table:formula="of:=(2*[.Q19]*[.C19])*(1-[.R19])-([.H19]^2)" office:value-type="float" office:value="1.94944623582766">
            <text:p>1.9494462358</text:p>
          </table:table-cell>
          <table:table-cell table:formula="of:=([.H19]^2)*([.U19]^2)" office:value-type="float" office:value="1.62016530612244">
            <text:p>1.6201653061</text:p>
          </table:table-cell>
          <table:table-cell table:formula="of:=[.W19]/[.X19]" office:value-type="float" office:value="1.20323909446827">
            <text:p>1.2032390945</text:p>
          </table:table-cell>
          <table:table-cell/>
          <table:table-cell table:formula="of:=ABS((0.85-[.Y19])/[.Y19])" office:value-type="float" office:value="0.293573485180325">
            <text:p>0.2935734852</text:p>
          </table:table-cell>
          <table:table-cell/>
          <table:table-cell office:value-type="float" office:value="0.0540456077939926">
            <text:p>0.0540456078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6">
            <text:p>0.046</text:p>
          </table:table-cell>
          <table:table-cell table:style-name="ce1" office:value-type="float" office:value="91.74">
            <text:p>91.7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92.56">
            <text:p>92.56</text:p>
          </table:table-cell>
          <table:table-cell table:formula="of:=([.D20]-[.F20])/([.E20]-[.G20])" office:value-type="float" office:value="-0.0512195121951215">
            <text:p>-0.0512195122</text:p>
          </table:table-cell>
          <table:table-cell/>
          <table:table-cell office:value-type="float" office:value="30">
            <text:p>30</text:p>
          </table:table-cell>
          <table:table-cell office:value-type="float" office:value="10.1">
            <text:p>10.1</text:p>
          </table:table-cell>
          <table:table-cell office:value-type="float" office:value="9.74">
            <text:p>9.74</text:p>
          </table:table-cell>
          <table:table-cell table:formula="of:=([.L20]+[.K21])/2" office:value-type="float" office:value="9.305">
            <text:p>9.305</text:p>
          </table:table-cell>
          <table:table-cell table:formula="of:= [.M20]*3.14159/180" office:value-type="float" office:value="0.162402749722222">
            <text:p>0.1624027497</text:p>
          </table:table-cell>
          <table:table-cell table:formula="of:=[.N20] /(1/[.J20])" office:value-type="float" office:value="4.87208249166667">
            <text:p>4.8720824917</text:p>
          </table:table-cell>
          <table:table-cell/>
          <table:table-cell office:value-type="float" office:value="9.81">
            <text:p>9.81</text:p>
          </table:table-cell>
          <table:table-cell table:formula="of:=0.5*(1-([.C21]/[.C20]))" office:value-type="float" office:value="0.0833333333333333">
            <text:p>0.08333333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0]/[.T20]" office:value-type="float" office:value="24.3">
            <text:p>24.3</text:p>
          </table:table-cell>
          <table:table-cell/>
          <table:table-cell table:formula="of:=(2*[.Q20]*[.C20])*(1-[.R20])-([.H20]^2)" office:value-type="float" office:value="1.61602656157049">
            <text:p>1.6160265616</text:p>
          </table:table-cell>
          <table:table-cell table:formula="of:=([.H20]^2)*([.U20]^2)" office:value-type="float" office:value="1.54911415823911">
            <text:p>1.5491141582</text:p>
          </table:table-cell>
          <table:table-cell table:formula="of:=[.W20]/[.X20]" office:value-type="float" office:value="1.04319397829753">
            <text:p>1.0431939783</text:p>
          </table:table-cell>
          <table:table-cell/>
          <table:table-cell table:formula="of:=ABS((0.85-[.Y20])/[.Y20])" office:value-type="float" office:value="0.185194683171791">
            <text:p>0.1851946832</text:p>
          </table:table-cell>
          <table:table-cell/>
          <table:table-cell office:value-type="float" office:value="0.0550629398029311">
            <text:p>0.0550629398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97.92">
            <text:p>97.92</text:p>
          </table:table-cell>
          <table:table-cell table:formula="of:=([.D21]-[.F21])/([.E21]-[.G21])" office:value-type="float" office:value="-0.0469387755102039">
            <text:p>-0.0469387755</text:p>
          </table:table-cell>
          <table:table-cell/>
          <table:table-cell office:value-type="float" office:value="30">
            <text:p>30</text:p>
          </table:table-cell>
          <table:table-cell office:value-type="float" office:value="8.87">
            <text:p>8.87</text:p>
          </table:table-cell>
          <table:table-cell office:value-type="float" office:value="9.47">
            <text:p>9.47</text:p>
          </table:table-cell>
          <table:table-cell table:formula="of:=([.L21]+[.K22])/2" office:value-type="float" office:value="8.71">
            <text:p>8.71</text:p>
          </table:table-cell>
          <table:table-cell table:formula="of:= [.M21]*3.14159/180" office:value-type="float" office:value="0.152018049444444">
            <text:p>0.1520180494</text:p>
          </table:table-cell>
          <table:table-cell table:formula="of:=[.N21] /(1/[.J21])" office:value-type="float" office:value="4.56054148333333">
            <text:p>4.5605414833</text:p>
          </table:table-cell>
          <table:table-cell/>
          <table:table-cell office:value-type="float" office:value="9.81">
            <text:p>9.81</text:p>
          </table:table-cell>
          <table:table-cell table:formula="of:=0.5*(1-([.C22]/[.C21]))" office:value-type="float" office:value="0.1">
            <text:p>0.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1]/[.T21]" office:value-type="float" office:value="24.3">
            <text:p>24.3</text:p>
          </table:table-cell>
          <table:table-cell/>
          <table:table-cell table:formula="of:=(2*[.Q21]*[.C21])*(1-[.R21])-([.H21]^2)" office:value-type="float" office:value="1.3221467513536">
            <text:p>1.3221467514</text:p>
          </table:table-cell>
          <table:table-cell table:formula="of:=([.H21]^2)*([.U21]^2)" office:value-type="float" office:value="1.30099629321115">
            <text:p>1.3009962932</text:p>
          </table:table-cell>
          <table:table-cell table:formula="of:=[.W21]/[.X21]" office:value-type="float" office:value="1.01625712406163">
            <text:p>1.0162571241</text:p>
          </table:table-cell>
          <table:table-cell/>
          <table:table-cell table:formula="of:=ABS((0.85-[.Y21])/[.Y21])" office:value-type="float" office:value="0.163597499220626">
            <text:p>0.1635974992</text:p>
          </table:table-cell>
          <table:table-cell/>
          <table:table-cell office:value-type="float" office:value="0.0592566721802794">
            <text:p>0.0592566722</text:p>
          </table:table-cell>
          <table:table-cell table:number-columns-repeated="99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102.2">
            <text:p>102.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02.74">
            <text:p>102.74</text:p>
          </table:table-cell>
          <table:table-cell table:formula="of:=([.D22]-[.F22])/([.E22]-[.G22])" office:value-type="float" office:value="-0.0444444444444451">
            <text:p>-0.0444444444</text:p>
          </table:table-cell>
          <table:table-cell/>
          <table:table-cell office:value-type="float" office:value="30">
            <text:p>30</text:p>
          </table:table-cell>
          <table:table-cell office:value-type="float" office:value="7.95">
            <text:p>7.95</text:p>
          </table:table-cell>
          <table:table-cell office:value-type="float" office:value="8.57">
            <text:p>8.57</text:p>
          </table:table-cell>
          <table:table-cell table:formula="of:=([.K22]+[.L22])/2" office:value-type="float" office:value="8.26">
            <text:p>8.26</text:p>
          </table:table-cell>
          <table:table-cell table:formula="of:= [.M22]*3.14159/180" office:value-type="float" office:value="0.144164074444444">
            <text:p>0.1441640744</text:p>
          </table:table-cell>
          <table:table-cell table:formula="of:=[.N22] /(1/[.J22])" office:value-type="float" office:value="4.32492223333333">
            <text:p>4.3249222333</text:p>
          </table:table-cell>
          <table:table-cell/>
          <table:table-cell office:value-type="float" office:value="9.81">
            <text:p>9.81</text:p>
          </table:table-cell>
          <table:table-cell table:formula="of:=0.5*(1-([.C23]/[.C22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2]/[.T22]" office:value-type="float" office:value="24.3">
            <text:p>24.3</text:p>
          </table:table-cell>
          <table:table-cell/>
          <table:table-cell table:formula="of:=(2*[.Q22]*[.C22])*(1-[.R22])-([.H22]^2)" office:value-type="float" office:value="0.586624691358025">
            <text:p>0.5866246914</text:p>
          </table:table-cell>
          <table:table-cell table:formula="of:=([.H22]^2)*([.U22]^2)" office:value-type="float" office:value="1.16640000000003">
            <text:p>1.1664</text:p>
          </table:table-cell>
          <table:table-cell table:formula="of:=[.W22]/[.X22]" office:value-type="float" office:value="0.502936120848772">
            <text:p>0.5029361208</text:p>
          </table:table-cell>
          <table:table-cell table:number-columns-repeated="3"/>
          <table:table-cell office:value-type="float" office:value="0.0616234910793253">
            <text:p>0.0616234911</text:p>
          </table:table-cell>
          <table:table-cell table:number-columns-repeated="995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21"/>
          <table:table-cell office:value-type="float" office:value="0.0635628911428356">
            <text:p>0.0635628911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9">
            <text:p>0.499</text:p>
          </table:table-cell>
          <table:table-cell table:style-name="ce1" office:value-type="float" office:value="0.051">
            <text:p>0.051</text:p>
          </table:table-cell>
          <table:table-cell table:style-name="ce1" office:value-type="float" office:value="7.14">
            <text:p>7.14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7.46">
            <text:p>7.46</text:p>
          </table:table-cell>
          <table:table-cell table:formula="of:=([.D24]-[.F24])/([.E24]-[.G24])" office:value-type="float" office:value="-0.153125">
            <text:p>-0.153125</text:p>
          </table:table-cell>
          <table:table-cell/>
          <table:table-cell office:value-type="float" office:value="240">
            <text:p>240</text:p>
          </table:table-cell>
          <table:table-cell office:value-type="float" office:value="4.28">
            <text:p>4.28</text:p>
          </table:table-cell>
          <table:table-cell office:value-type="float" office:value="4.12">
            <text:p>4.12</text:p>
          </table:table-cell>
          <table:table-cell table:formula="of:=([.K24]+[.L24])/2" office:value-type="float" office:value="4.2">
            <text:p>4.2</text:p>
          </table:table-cell>
          <table:table-cell table:formula="of:= [.M24]*3.14159/180" office:value-type="float" office:value="0.0733037666666667">
            <text:p>0.0733037667</text:p>
          </table:table-cell>
          <table:table-cell table:formula="of:=[.N24] /(1/[.J24])" office:value-type="float" office:value="17.592904">
            <text:p>17.592904</text:p>
          </table:table-cell>
          <table:table-cell/>
          <table:table-cell office:value-type="float" office:value="9.81">
            <text:p>9.81</text:p>
          </table:table-cell>
          <table:table-cell table:formula="of:=0.5*(1-([.C25]/[.C24]))" office:value-type="float" office:value="0.0761523046092185">
            <text:p>0.076152304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4]/[.T24]" office:value-type="float" office:value="24.3">
            <text:p>24.3</text:p>
          </table:table-cell>
          <table:table-cell/>
          <table:table-cell table:formula="of:=(2*[.Q24]*[.C24])*(1-[.R24])-([.H24]^2)" office:value-type="float" office:value="9.021372734375">
            <text:p>9.0213727344</text:p>
          </table:table-cell>
          <table:table-cell table:formula="of:=([.H24]^2)*([.U24]^2)" office:value-type="float" office:value="13.8453758789062">
            <text:p>13.8453758789</text:p>
          </table:table-cell>
          <table:table-cell table:formula="of:=[.W24]/[.X24]" office:value-type="float" office:value="0.651580196397505">
            <text:p>0.6515801964</text:p>
          </table:table-cell>
          <table:table-cell/>
          <table:table-cell table:formula="of:=ABS((0.85-[.Y24])/[.Y24])" office:value-type="float" office:value="0.304520924207841">
            <text:p>0.3045209242</text:p>
          </table:table-cell>
          <table:table-cell/>
          <table:table-cell office:value-type="float" office:value="0.0650336926088708">
            <text:p>0.0650336926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23">
            <text:p>0.423</text:p>
          </table:table-cell>
          <table:table-cell table:style-name="ce1" office:value-type="float" office:value="0.166">
            <text:p>0.166</text:p>
          </table:table-cell>
          <table:table-cell table:style-name="ce1" office:value-type="float" office:value="18.12">
            <text:p>18.12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9.18">
            <text:p>19.18</text:p>
          </table:table-cell>
          <table:table-cell table:formula="of:=([.D25]-[.F25])/([.E25]-[.G25])" office:value-type="float" office:value="-0.126415094339623">
            <text:p>-0.1264150943</text:p>
          </table:table-cell>
          <table:table-cell/>
          <table:table-cell office:value-type="float" office:value="240">
            <text:p>240</text:p>
          </table:table-cell>
          <table:table-cell office:value-type="float" office:value="2.84">
            <text:p>2.84</text:p>
          </table:table-cell>
          <table:table-cell office:value-type="float" office:value="3.17">
            <text:p>3.17</text:p>
          </table:table-cell>
          <table:table-cell table:formula="of:=([.K25]+[.L25])/2" office:value-type="float" office:value="3.005">
            <text:p>3.005</text:p>
          </table:table-cell>
          <table:table-cell table:formula="of:= [.M25]*3.14159/180" office:value-type="float" office:value="0.0524470997222222">
            <text:p>0.0524470997</text:p>
          </table:table-cell>
          <table:table-cell table:formula="of:=[.N25] /(1/[.J25])" office:value-type="float" office:value="12.5873039333333">
            <text:p>12.5873039333</text:p>
          </table:table-cell>
          <table:table-cell/>
          <table:table-cell office:value-type="float" office:value="9.81">
            <text:p>9.81</text:p>
          </table:table-cell>
          <table:table-cell table:formula="of:=0.5*(1-([.C26]/[.C25]))" office:value-type="float" office:value="0.0709219858156028">
            <text:p>0.070921985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5]/[.T25]" office:value-type="float" office:value="24.3">
            <text:p>24.3</text:p>
          </table:table-cell>
          <table:table-cell/>
          <table:table-cell table:formula="of:=(2*[.Q25]*[.C25])*(1-[.R25])-([.H25]^2)" office:value-type="float" office:value="7.69467922392311">
            <text:p>7.6946792239</text:p>
          </table:table-cell>
          <table:table-cell table:formula="of:=([.H25]^2)*([.U25]^2)" office:value-type="float" office:value="9.43648846564616">
            <text:p>9.4364884656</text:p>
          </table:table-cell>
          <table:table-cell table:formula="of:=[.W25]/[.X25]" office:value-type="float" office:value="0.815417647352172">
            <text:p>0.8154176474</text:p>
          </table:table-cell>
          <table:table-cell/>
          <table:table-cell table:formula="of:=ABS((0.85-[.Y25])/[.Y25])" office:value-type="float" office:value="0.0424106011932944">
            <text:p>0.0424106012</text:p>
          </table:table-cell>
          <table:table-cell/>
          <table:table-cell office:value-type="float" office:value="0.0681801736613634">
            <text:p>0.0681801737</text:p>
          </table:table-cell>
          <table:table-cell table:number-columns-repeated="995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363">
            <text:p>0.363</text:p>
          </table:table-cell>
          <table:table-cell table:style-name="ce1" office:value-type="float" office:value="0.193">
            <text:p>0.193</text:p>
          </table:table-cell>
          <table:table-cell table:style-name="ce1" office:value-type="float" office:value="28.74">
            <text:p>28.7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30.14">
            <text:p>30.14</text:p>
          </table:table-cell>
          <table:table-cell table:formula="of:=([.D26]-[.F26])/([.E26]-[.G26])" office:value-type="float" office:value="-0.115714285714286">
            <text:p>-0.1157142857</text:p>
          </table:table-cell>
          <table:table-cell/>
          <table:table-cell office:value-type="float" office:value="240">
            <text:p>240</text:p>
          </table:table-cell>
          <table:table-cell office:value-type="float" office:value="4.02">
            <text:p>4.02</text:p>
          </table:table-cell>
          <table:table-cell office:value-type="float" office:value="3.73">
            <text:p>3.73</text:p>
          </table:table-cell>
          <table:table-cell table:formula="of:=([.K26]+[.L26])/2" office:value-type="float" office:value="3.875">
            <text:p>3.875</text:p>
          </table:table-cell>
          <table:table-cell table:formula="of:= [.M26]*3.14159/180" office:value-type="float" office:value="0.0676314513888889">
            <text:p>0.0676314514</text:p>
          </table:table-cell>
          <table:table-cell table:formula="of:=[.N26] /(1/[.J26])" office:value-type="float" office:value="16.2315483333333">
            <text:p>16.2315483333</text:p>
          </table:table-cell>
          <table:table-cell/>
          <table:table-cell office:value-type="float" office:value="9.81">
            <text:p>9.81</text:p>
          </table:table-cell>
          <table:table-cell table:formula="of:=0.5*(1-([.C27]/[.C26]))" office:value-type="float" office:value="0.059228650137741">
            <text:p>0.059228650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6]/[.T26]" office:value-type="float" office:value="24.3">
            <text:p>24.3</text:p>
          </table:table-cell>
          <table:table-cell/>
          <table:table-cell table:formula="of:=(2*[.Q26]*[.C26])*(1-[.R26])-([.H26]^2)" office:value-type="float" office:value="6.68684020408163">
            <text:p>6.6868402041</text:p>
          </table:table-cell>
          <table:table-cell table:formula="of:=([.H26]^2)*([.U26]^2)" office:value-type="float" office:value="7.90654059183671">
            <text:p>7.9065405918</text:p>
          </table:table-cell>
          <table:table-cell table:formula="of:=[.W26]/[.X26]" office:value-type="float" office:value="0.845735265178505">
            <text:p>0.8457352652</text:p>
          </table:table-cell>
          <table:table-cell/>
          <table:table-cell table:formula="of:=ABS((0.85-[.Y26])/[.Y26])" office:value-type="float" office:value="0.00504263567701059">
            <text:p>0.0050426357</text:p>
          </table:table-cell>
          <table:table-cell/>
          <table:table-cell office:value-type="float" office:value="0.0715125177702286">
            <text:p>0.0715125178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081">
            <text:p>0.081</text:p>
          </table:table-cell>
          <table:table-cell table:style-name="ce1" office:value-type="float" office:value="39.93">
            <text:p>39.93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40.54">
            <text:p>40.54</text:p>
          </table:table-cell>
          <table:table-cell table:formula="of:=([.D27]-[.F27])/([.E27]-[.G27])" office:value-type="float" office:value="-0.114754098360656">
            <text:p>-0.1147540984</text:p>
          </table:table-cell>
          <table:table-cell/>
          <table:table-cell office:value-type="float" office:value="240">
            <text:p>240</text:p>
          </table:table-cell>
          <table:table-cell office:value-type="float" office:value="2.66">
            <text:p>2.66</text:p>
          </table:table-cell>
          <table:table-cell office:value-type="float" office:value="2.79">
            <text:p>2.79</text:p>
          </table:table-cell>
          <table:table-cell table:formula="of:=([.K27]+[.L27])/2" office:value-type="float" office:value="2.725">
            <text:p>2.725</text:p>
          </table:table-cell>
          <table:table-cell table:formula="of:= [.M27]*3.14159/180" office:value-type="float" office:value="0.0475601819444444">
            <text:p>0.0475601819</text:p>
          </table:table-cell>
          <table:table-cell table:formula="of:=[.N27] /(1/[.J27])" office:value-type="float" office:value="11.4144436666667">
            <text:p>11.4144436667</text:p>
          </table:table-cell>
          <table:table-cell/>
          <table:table-cell office:value-type="float" office:value="9.81">
            <text:p>9.81</text:p>
          </table:table-cell>
          <table:table-cell table:formula="of:=0.5*(1-([.C28]/[.C27]))" office:value-type="float" office:value="0.065625">
            <text:p>0.0656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7]/[.T27]" office:value-type="float" office:value="24.3">
            <text:p>24.3</text:p>
          </table:table-cell>
          <table:table-cell/>
          <table:table-cell table:formula="of:=(2*[.Q27]*[.C27])*(1-[.R27])-([.H27]^2)" office:value-type="float" office:value="5.85321149690943">
            <text:p>5.8532114969</text:p>
          </table:table-cell>
          <table:table-cell table:formula="of:=([.H27]^2)*([.U27]^2)" office:value-type="float" office:value="7.77586938994895">
            <text:p>7.7758693899</text:p>
          </table:table-cell>
          <table:table-cell table:formula="of:=[.W27]/[.X27]" office:value-type="float" office:value="0.752740459410913">
            <text:p>0.7527404594</text:p>
          </table:table-cell>
          <table:table-cell/>
          <table:table-cell table:formula="of:=ABS((0.85-[.Y27])/[.Y27])" office:value-type="float" office:value="0.129207271076143">
            <text:p>0.1292072711</text:p>
          </table:table-cell>
          <table:table-cell/>
          <table:table-cell office:value-type="float" office:value="0.0789930674987638">
            <text:p>0.0789930675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78">
            <text:p>0.278</text:p>
          </table:table-cell>
          <table:table-cell table:style-name="ce1" office:value-type="float" office:value="0.173">
            <text:p>0.173</text:p>
          </table:table-cell>
          <table:table-cell table:style-name="ce1" office:value-type="float" office:value="48.3">
            <text:p>48.3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49.86">
            <text:p>49.86</text:p>
          </table:table-cell>
          <table:table-cell table:formula="of:=([.D28]-[.F28])/([.E28]-[.G28])" office:value-type="float" office:value="-0.0878205128205127">
            <text:p>-0.0878205128</text:p>
          </table:table-cell>
          <table:table-cell/>
          <table:table-cell office:value-type="float" office:value="240">
            <text:p>240</text:p>
          </table:table-cell>
          <table:table-cell office:value-type="float" office:value="2.28">
            <text:p>2.28</text:p>
          </table:table-cell>
          <table:table-cell office:value-type="float" office:value="2.35">
            <text:p>2.35</text:p>
          </table:table-cell>
          <table:table-cell table:formula="of:=([.K28]+[.L28])/2" office:value-type="float" office:value="2.315">
            <text:p>2.315</text:p>
          </table:table-cell>
          <table:table-cell table:formula="of:= [.M28]*3.14159/180" office:value-type="float" office:value="0.0404043380555556">
            <text:p>0.0404043381</text:p>
          </table:table-cell>
          <table:table-cell table:formula="of:=[.N28] /(1/[.J28])" office:value-type="float" office:value="9.69704113333333">
            <text:p>9.6970411333</text:p>
          </table:table-cell>
          <table:table-cell/>
          <table:table-cell office:value-type="float" office:value="9.81">
            <text:p>9.81</text:p>
          </table:table-cell>
          <table:table-cell table:formula="of:=0.5*(1-([.C29]/[.C28]))" office:value-type="float" office:value="0.064748201438849">
            <text:p>0.064748201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8]/[.T28]" office:value-type="float" office:value="24.3">
            <text:p>24.3</text:p>
          </table:table-cell>
          <table:table-cell/>
          <table:table-cell table:formula="of:=(2*[.Q28]*[.C28])*(1-[.R28])-([.H28]^2)" office:value-type="float" office:value="5.09348755752794">
            <text:p>5.0934875575</text:p>
          </table:table-cell>
          <table:table-cell table:formula="of:=([.H28]^2)*([.U28]^2)" office:value-type="float" office:value="4.55412015532543">
            <text:p>4.5541201553</text:p>
          </table:table-cell>
          <table:table-cell table:formula="of:=[.W28]/[.X28]" office:value-type="float" office:value="1.11843503987742">
            <text:p>1.1184350399</text:p>
          </table:table-cell>
          <table:table-cell/>
          <table:table-cell table:formula="of:=ABS((0.85-[.Y28])/[.Y28])" office:value-type="float" office:value="0.240009504626069">
            <text:p>0.2400095046</text:p>
          </table:table-cell>
          <table:table-cell/>
          <table:table-cell office:value-type="float" office:value="0.0821598487043647">
            <text:p>0.0821598487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2">
            <text:p>0.242</text:p>
          </table:table-cell>
          <table:table-cell table:style-name="ce1" office:value-type="float" office:value="0.115">
            <text:p>0.115</text:p>
          </table:table-cell>
          <table:table-cell table:style-name="ce1" office:value-type="float" office:value="57.64">
            <text:p>57.64</text:p>
          </table:table-cell>
          <table:table-cell table:style-name="ce1" office:value-type="float" office:value="0.025">
            <text:p>0.025</text:p>
          </table:table-cell>
          <table:table-cell table:style-name="ce1" office:value-type="float" office:value="58.76">
            <text:p>58.76</text:p>
          </table:table-cell>
          <table:table-cell table:formula="of:=([.D29]-[.F29])/([.E29]-[.G29])" office:value-type="float" office:value="-0.080357142857143">
            <text:p>-0.0803571429</text:p>
          </table:table-cell>
          <table:table-cell/>
          <table:table-cell office:value-type="float" office:value="240">
            <text:p>240</text:p>
          </table:table-cell>
          <table:table-cell office:value-type="float" office:value="2.15">
            <text:p>2.15</text:p>
          </table:table-cell>
          <table:table-cell office:value-type="float" office:value="2.38">
            <text:p>2.38</text:p>
          </table:table-cell>
          <table:table-cell table:formula="of:=([.K29]+[.L29])/2" office:value-type="float" office:value="2.265">
            <text:p>2.265</text:p>
          </table:table-cell>
          <table:table-cell table:formula="of:= [.M29]*3.14159/180" office:value-type="float" office:value="0.0395316741666667">
            <text:p>0.0395316742</text:p>
          </table:table-cell>
          <table:table-cell table:formula="of:=[.N29] /(1/[.J29])" office:value-type="float" office:value="9.4876018">
            <text:p>9.4876018</text:p>
          </table:table-cell>
          <table:table-cell/>
          <table:table-cell office:value-type="float" office:value="9.81">
            <text:p>9.81</text:p>
          </table:table-cell>
          <table:table-cell table:formula="of:=0.5*(1-([.C30]/[.C29]))" office:value-type="float" office:value="0.0888429752066116">
            <text:p>0.088842975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9]/[.T29]" office:value-type="float" office:value="24.3">
            <text:p>24.3</text:p>
          </table:table-cell>
          <table:table-cell/>
          <table:table-cell table:formula="of:=(2*[.Q29]*[.C29])*(1-[.R29])-([.H29]^2)" office:value-type="float" office:value="4.31975272959184">
            <text:p>4.3197527296</text:p>
          </table:table-cell>
          <table:table-cell table:formula="of:=([.H29]^2)*([.U29]^2)" office:value-type="float" office:value="3.81295360331634">
            <text:p>3.8129536033</text:p>
          </table:table-cell>
          <table:table-cell table:formula="of:=[.W29]/[.X29]" office:value-type="float" office:value="1.13291510440481">
            <text:p>1.1329151044</text:p>
          </table:table-cell>
          <table:table-cell/>
          <table:table-cell table:formula="of:=ABS((0.85-[.Y29])/[.Y29])" office:value-type="float" office:value="0.249723128683542">
            <text:p>0.2497231287</text:p>
          </table:table-cell>
          <table:table-cell/>
          <table:table-cell office:value-type="float" office:value="0.083321659503579">
            <text:p>0.0833216595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9">
            <text:p>0.199</text:p>
          </table:table-cell>
          <table:table-cell table:style-name="ce1" office:value-type="float" office:value="0.091">
            <text:p>0.091</text:p>
          </table:table-cell>
          <table:table-cell table:style-name="ce1" office:value-type="float" office:value="66.12">
            <text:p>66.1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67.1">
            <text:p>67.1</text:p>
          </table:table-cell>
          <table:table-cell table:formula="of:=([.D30]-[.F30])/([.E30]-[.G30])" office:value-type="float" office:value="-0.0795918367346947">
            <text:p>-0.0795918367</text:p>
          </table:table-cell>
          <table:table-cell/>
          <table:table-cell office:value-type="float" office:value="240">
            <text:p>240</text:p>
          </table:table-cell>
          <table:table-cell office:value-type="float" office:value="2.18">
            <text:p>2.18</text:p>
          </table:table-cell>
          <table:table-cell office:value-type="float" office:value="2.19">
            <text:p>2.19</text:p>
          </table:table-cell>
          <table:table-cell table:formula="of:=([.K30]+[.L30])/2" office:value-type="float" office:value="2.185">
            <text:p>2.185</text:p>
          </table:table-cell>
          <table:table-cell table:formula="of:= [.M30]*3.14159/180" office:value-type="float" office:value="0.0381354119444444">
            <text:p>0.0381354119</text:p>
          </table:table-cell>
          <table:table-cell table:formula="of:=[.N30] /(1/[.J30])" office:value-type="float" office:value="9.15249886666667">
            <text:p>9.1524988667</text:p>
          </table:table-cell>
          <table:table-cell/>
          <table:table-cell office:value-type="float" office:value="9.81">
            <text:p>9.81</text:p>
          </table:table-cell>
          <table:table-cell table:formula="of:=0.5*(1-([.C31]/[.C30]))" office:value-type="float" office:value="0.0829145728643216">
            <text:p>0.082914572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0]/[.T30]" office:value-type="float" office:value="24.3">
            <text:p>24.3</text:p>
          </table:table-cell>
          <table:table-cell/>
          <table:table-cell table:formula="of:=(2*[.Q30]*[.C30])*(1-[.R30])-([.H30]^2)" office:value-type="float" office:value="3.5743151395252">
            <text:p>3.5743151395</text:p>
          </table:table-cell>
          <table:table-cell table:formula="of:=([.H30]^2)*([.U30]^2)" office:value-type="float" office:value="3.74067176176601">
            <text:p>3.7406717618</text:p>
          </table:table-cell>
          <table:table-cell table:formula="of:=[.W30]/[.X30]" office:value-type="float" office:value="0.955527607650271">
            <text:p>0.9555276077</text:p>
          </table:table-cell>
          <table:table-cell/>
          <table:table-cell table:formula="of:=ABS((0.85-[.Y30])/[.Y30])" office:value-type="float" office:value="0.110439098572749">
            <text:p>0.1104390986</text:p>
          </table:table-cell>
          <table:table-cell/>
          <table:table-cell office:value-type="float" office:value="0.08341665806436">
            <text:p>0.0834166581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66">
            <text:p>0.166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73.72">
            <text:p>73.7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74.46">
            <text:p>74.46</text:p>
          </table:table-cell>
          <table:table-cell table:formula="of:=([.D31]-[.F31])/([.E31]-[.G31])" office:value-type="float" office:value="-0.0743243243243248">
            <text:p>-0.0743243243</text:p>
          </table:table-cell>
          <table:table-cell/>
          <table:table-cell office:value-type="float" office:value="240">
            <text:p>240</text:p>
          </table:table-cell>
          <table:table-cell office:value-type="float" office:value="1.64">
            <text:p>1.64</text:p>
          </table:table-cell>
          <table:table-cell office:value-type="float" office:value="2.13">
            <text:p>2.13</text:p>
          </table:table-cell>
          <table:table-cell table:formula="of:=([.K31]+[.L31])/2" office:value-type="float" office:value="1.885">
            <text:p>1.885</text:p>
          </table:table-cell>
          <table:table-cell table:formula="of:= [.M31]*3.14159/180" office:value-type="float" office:value="0.0328994286111111">
            <text:p>0.0328994286</text:p>
          </table:table-cell>
          <table:table-cell table:formula="of:=[.N31] /(1/[.J31])" office:value-type="float" office:value="7.89586286666667">
            <text:p>7.8958628667</text:p>
          </table:table-cell>
          <table:table-cell/>
          <table:table-cell office:value-type="float" office:value="9.81">
            <text:p>9.81</text:p>
          </table:table-cell>
          <table:table-cell table:formula="of:=0.5*(1-([.C32]/[.C31]))" office:value-type="float" office:value="0.0933734939759036">
            <text:p>0.09337349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1]/[.T31]" office:value-type="float" office:value="24.3">
            <text:p>24.3</text:p>
          </table:table-cell>
          <table:table-cell/>
          <table:table-cell table:formula="of:=(2*[.Q31]*[.C31])*(1-[.R31])-([.H31]^2)" office:value-type="float" office:value="2.94728589481373">
            <text:p>2.9472858948</text:p>
          </table:table-cell>
          <table:table-cell table:formula="of:=([.H31]^2)*([.U31]^2)" office:value-type="float" office:value="3.26192887143905">
            <text:p>3.2619288714</text:p>
          </table:table-cell>
          <table:table-cell table:formula="of:=[.W31]/[.X31]" office:value-type="float" office:value="0.903540822309068">
            <text:p>0.9035408223</text:p>
          </table:table-cell>
          <table:table-cell/>
          <table:table-cell table:formula="of:=ABS((0.85-[.Y31])/[.Y31])" office:value-type="float" office:value="0.0592566721802794">
            <text:p>0.0592566722</text:p>
          </table:table-cell>
          <table:table-cell/>
          <table:table-cell office:value-type="float" office:value="0.0836147178624184">
            <text:p>0.0836147179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5">
            <text:p>0.135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80.58">
            <text:p>80.58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81.46">
            <text:p>81.46</text:p>
          </table:table-cell>
          <table:table-cell table:formula="of:=([.D32]-[.F32])/([.E32]-[.G32])" office:value-type="float" office:value="-0.0659090909090912">
            <text:p>-0.0659090909</text:p>
          </table:table-cell>
          <table:table-cell/>
          <table:table-cell office:value-type="float" office:value="240">
            <text:p>240</text:p>
          </table:table-cell>
          <table:table-cell table:number-columns-repeated="2" office:value-type="float" office:value="1.55">
            <text:p>1.55</text:p>
          </table:table-cell>
          <table:table-cell table:formula="of:=([.K32]+[.L32])/2" office:value-type="float" office:value="1.55">
            <text:p>1.55</text:p>
          </table:table-cell>
          <table:table-cell table:formula="of:= [.M32]*3.14159/180" office:value-type="float" office:value="0.0270525805555556">
            <text:p>0.0270525806</text:p>
          </table:table-cell>
          <table:table-cell table:formula="of:=[.N32] /(1/[.J32])" office:value-type="float" office:value="6.49261933333333">
            <text:p>6.4926193333</text:p>
          </table:table-cell>
          <table:table-cell/>
          <table:table-cell office:value-type="float" office:value="9.81">
            <text:p>9.81</text:p>
          </table:table-cell>
          <table:table-cell table:formula="of:=0.5*(1-([.C33]/[.C32]))" office:value-type="float" office:value="0.0703703703703704">
            <text:p>0.070370370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2]/[.T32]" office:value-type="float" office:value="24.3">
            <text:p>24.3</text:p>
          </table:table-cell>
          <table:table-cell/>
          <table:table-cell table:formula="of:=(2*[.Q32]*[.C32])*(1-[.R32])-([.H32]^2)" office:value-type="float" office:value="2.45796599173554">
            <text:p>2.4579659917</text:p>
          </table:table-cell>
          <table:table-cell table:formula="of:=([.H32]^2)*([.U32]^2)" office:value-type="float" office:value="2.56509344008267">
            <text:p>2.5650934401</text:p>
          </table:table-cell>
          <table:table-cell table:formula="of:=[.W32]/[.X32]" office:value-type="float" office:value="0.958236434325105">
            <text:p>0.9582364343</text:p>
          </table:table-cell>
          <table:table-cell/>
          <table:table-cell table:formula="of:=ABS((0.85-[.Y32])/[.Y32])" office:value-type="float" office:value="0.112953787236589">
            <text:p>0.1129537872</text:p>
          </table:table-cell>
          <table:table-cell/>
          <table:table-cell office:value-type="float" office:value="0.086205511677841">
            <text:p>0.0862055117</text:p>
          </table:table-cell>
          <table:table-cell table:number-columns-repeated="99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16">
            <text:p>0.116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87.06">
            <text:p>87.06</text:p>
          </table:table-cell>
          <table:table-cell table:style-name="ce1" office:value-type="float" office:value="-0.001">
            <text:p>-0.001</text:p>
          </table:table-cell>
          <table:table-cell table:style-name="ce1" office:value-type="float" office:value="87.88">
            <text:p>87.88</text:p>
          </table:table-cell>
          <table:table-cell table:formula="of:=([.D33]-[.F33])/([.E33]-[.G33])" office:value-type="float" office:value="-0.0548780487804883">
            <text:p>-0.0548780488</text:p>
          </table:table-cell>
          <table:table-cell/>
          <table:table-cell office:value-type="float" office:value="240">
            <text:p>240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 table:formula="of:=([.K33]+[.L33])/2" office:value-type="float" office:value="1.605">
            <text:p>1.605</text:p>
          </table:table-cell>
          <table:table-cell table:formula="of:= [.M33]*3.14159/180" office:value-type="float" office:value="0.0280125108333333">
            <text:p>0.0280125108</text:p>
          </table:table-cell>
          <table:table-cell table:formula="of:=[.N33] /(1/[.J33])" office:value-type="float" office:value="6.7230026">
            <text:p>6.7230026</text:p>
          </table:table-cell>
          <table:table-cell/>
          <table:table-cell office:value-type="float" office:value="9.81">
            <text:p>9.81</text:p>
          </table:table-cell>
          <table:table-cell table:formula="of:=0.5*(1-([.C34]/[.C33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3]/[.T33]" office:value-type="float" office:value="24.3">
            <text:p>24.3</text:p>
          </table:table-cell>
          <table:table-cell/>
          <table:table-cell table:formula="of:=(2*[.Q33]*[.C33])*(1-[.R33])-([.H33]^2)" office:value-type="float" office:value="1.13494839976205">
            <text:p>1.1349483998</text:p>
          </table:table-cell>
          <table:table-cell table:formula="of:=([.H33]^2)*([.U33]^2)" office:value-type="float" office:value="1.77831982450925">
            <text:p>1.7783198245</text:p>
          </table:table-cell>
          <table:table-cell table:formula="of:=[.W33]/[.X33]" office:value-type="float" office:value="0.638213882632304">
            <text:p>0.6382138826</text:p>
          </table:table-cell>
          <table:table-cell table:number-columns-repeated="3"/>
          <table:table-cell office:value-type="float" office:value="0.0893700104437227">
            <text:p>0.0893700104</text:p>
          </table:table-cell>
          <table:table-cell table:number-columns-repeated="995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21"/>
          <table:table-cell office:value-type="float" office:value="0.0934230077742786">
            <text:p>0.0934230078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01">
            <text:p>0.501</text:p>
          </table:table-cell>
          <table:table-cell table:style-name="ce1" office:value-type="float" office:value="0.262">
            <text:p>0.262</text:p>
          </table:table-cell>
          <table:table-cell table:style-name="ce1" office:value-type="float" office:value="4.82">
            <text:p>4.82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6.48">
            <text:p>6.48</text:p>
          </table:table-cell>
          <table:table-cell table:formula="of:=([.D35]-[.F35])/([.E35]-[.G35])" office:value-type="float" office:value="-0.130722891566265">
            <text:p>-0.1307228916</text:p>
          </table:table-cell>
          <table:table-cell/>
          <table:table-cell office:value-type="float" office:value="120">
            <text:p>120</text:p>
          </table:table-cell>
          <table:table-cell office:value-type="float" office:value="6.05">
            <text:p>6.05</text:p>
          </table:table-cell>
          <table:table-cell office:value-type="float" office:value="7.25">
            <text:p>7.25</text:p>
          </table:table-cell>
          <table:table-cell table:formula="of:=([.K35]+[.L35])/2" office:value-type="float" office:value="6.65">
            <text:p>6.65</text:p>
          </table:table-cell>
          <table:table-cell table:formula="of:= [.M35]*3.14159/180" office:value-type="float" office:value="0.116064297222222">
            <text:p>0.1160642972</text:p>
          </table:table-cell>
          <table:table-cell table:formula="of:=[.N35] /(1/[.J35])" office:value-type="float" office:value="13.9277156666667">
            <text:p>13.9277156667</text:p>
          </table:table-cell>
          <table:table-cell/>
          <table:table-cell office:value-type="float" office:value="9.81">
            <text:p>9.81</text:p>
          </table:table-cell>
          <table:table-cell table:formula="of:=0.5*(1-([.C36]/[.C35]))" office:value-type="float" office:value="0.0748502994011976">
            <text:p>0.074850299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5]/[.T35]" office:value-type="float" office:value="24.3">
            <text:p>24.3</text:p>
          </table:table-cell>
          <table:table-cell/>
          <table:table-cell table:formula="of:=(2*[.Q35]*[.C35])*(1-[.R35])-([.H35]^2)" office:value-type="float" office:value="9.07678152562055">
            <text:p>9.0767815256</text:p>
          </table:table-cell>
          <table:table-cell table:formula="of:=([.H35]^2)*([.U35]^2)" office:value-type="float" office:value="10.0905732363188">
            <text:p>10.0905732363</text:p>
          </table:table-cell>
          <table:table-cell table:formula="of:=[.W35]/[.X35]" office:value-type="float" office:value="0.899530810890971">
            <text:p>0.8995308109</text:p>
          </table:table-cell>
          <table:table-cell/>
          <table:table-cell table:formula="of:=ABS((0.85-[.Y35])/[.Y35])" office:value-type="float" office:value="0.0550629398029311">
            <text:p>0.0550629398</text:p>
          </table:table-cell>
          <table:table-cell/>
          <table:table-cell office:value-type="float" office:value="0.0959377683009251">
            <text:p>0.0959377683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26">
            <text:p>0.426</text:p>
          </table:table-cell>
          <table:table-cell table:style-name="ce1" office:value-type="float" office:value="0.258">
            <text:p>0.258</text:p>
          </table:table-cell>
          <table:table-cell table:style-name="ce1" office:value-type="float" office:value="16.52">
            <text:p>16.52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18.38">
            <text:p>18.38</text:p>
          </table:table-cell>
          <table:table-cell table:formula="of:=([.D36]-[.F36])/([.E36]-[.G36])" office:value-type="float" office:value="-0.120967741935484">
            <text:p>-0.1209677419</text:p>
          </table:table-cell>
          <table:table-cell/>
          <table:table-cell office:value-type="float" office:value="120">
            <text:p>120</text:p>
          </table:table-cell>
          <table:table-cell office:value-type="float" office:value="6.07">
            <text:p>6.07</text:p>
          </table:table-cell>
          <table:table-cell office:value-type="float" office:value="6.48">
            <text:p>6.48</text:p>
          </table:table-cell>
          <table:table-cell table:formula="of:=([.K36]+[.L36])/2" office:value-type="float" office:value="6.275">
            <text:p>6.275</text:p>
          </table:table-cell>
          <table:table-cell table:formula="of:= [.M36]*3.14159/180" office:value-type="float" office:value="0.109519318055556">
            <text:p>0.1095193181</text:p>
          </table:table-cell>
          <table:table-cell table:formula="of:=[.N36] /(1/[.J36])" office:value-type="float" office:value="13.1423181666667">
            <text:p>13.1423181667</text:p>
          </table:table-cell>
          <table:table-cell/>
          <table:table-cell office:value-type="float" office:value="9.81">
            <text:p>9.81</text:p>
          </table:table-cell>
          <table:table-cell table:formula="of:=0.5*(1-([.C37]/[.C36]))" office:value-type="float" office:value="0.0598591549295774">
            <text:p>0.059859154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6]/[.T36]" office:value-type="float" office:value="24.3">
            <text:p>24.3</text:p>
          </table:table-cell>
          <table:table-cell/>
          <table:table-cell table:formula="of:=(2*[.Q36]*[.C36])*(1-[.R36])-([.H36]^2)" office:value-type="float" office:value="7.84317680541103">
            <text:p>7.8431768054</text:p>
          </table:table-cell>
          <table:table-cell table:formula="of:=([.H36]^2)*([.U36]^2)" office:value-type="float" office:value="8.6407550728408">
            <text:p>8.6407550728</text:p>
          </table:table-cell>
          <table:table-cell table:formula="of:=[.W36]/[.X36]" office:value-type="float" office:value="0.907695767244153">
            <text:p>0.9076957672</text:p>
          </table:table-cell>
          <table:table-cell/>
          <table:table-cell table:formula="of:=ABS((0.85-[.Y36])/[.Y36])" office:value-type="float" office:value="0.0635628911428356">
            <text:p>0.0635628911</text:p>
          </table:table-cell>
          <table:table-cell/>
          <table:table-cell office:value-type="float" office:value="0.104324082030393">
            <text:p>0.104324082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75">
            <text:p>0.375</text:p>
          </table:table-cell>
          <table:table-cell table:style-name="ce1" office:value-type="float" office:value="0.228">
            <text:p>0.228</text:p>
          </table:table-cell>
          <table:table-cell table:style-name="ce1" office:value-type="float" office:value="27.78">
            <text:p>27.78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29.52">
            <text:p>29.52</text:p>
          </table:table-cell>
          <table:table-cell table:formula="of:=([.D37]-[.F37])/([.E37]-[.G37])" office:value-type="float" office:value="-0.110344827586207">
            <text:p>-0.1103448276</text:p>
          </table:table-cell>
          <table:table-cell/>
          <table:table-cell office:value-type="float" office:value="120">
            <text:p>120</text:p>
          </table:table-cell>
          <table:table-cell office:value-type="float" office:value="6.77">
            <text:p>6.77</text:p>
          </table:table-cell>
          <table:table-cell office:value-type="float" office:value="7.33">
            <text:p>7.33</text:p>
          </table:table-cell>
          <table:table-cell table:formula="of:=([.K37]+[.L37])/2" office:value-type="float" office:value="7.05">
            <text:p>7.05</text:p>
          </table:table-cell>
          <table:table-cell table:formula="of:= [.M37]*3.14159/180" office:value-type="float" office:value="0.123045608333333">
            <text:p>0.1230456083</text:p>
          </table:table-cell>
          <table:table-cell table:formula="of:=[.N37] /(1/[.J37])" office:value-type="float" office:value="14.765473">
            <text:p>14.765473</text:p>
          </table:table-cell>
          <table:table-cell/>
          <table:table-cell office:value-type="float" office:value="9.81">
            <text:p>9.81</text:p>
          </table:table-cell>
          <table:table-cell table:formula="of:=0.5*(1-([.C38]/[.C37]))" office:value-type="float" office:value="0.0613333333333333">
            <text:p>0.06133333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7]/[.T37]" office:value-type="float" office:value="24.3">
            <text:p>24.3</text:p>
          </table:table-cell>
          <table:table-cell/>
          <table:table-cell table:formula="of:=(2*[.Q37]*[.C37])*(1-[.R37])-([.H37]^2)" office:value-type="float" office:value="6.89406401902497">
            <text:p>6.894064019</text:p>
          </table:table-cell>
          <table:table-cell table:formula="of:=([.H37]^2)*([.U37]^2)" office:value-type="float" office:value="7.18979500594531">
            <text:p>7.1897950059</text:p>
          </table:table-cell>
          <table:table-cell table:formula="of:=[.W37]/[.X37]" office:value-type="float" office:value="0.958867952886584">
            <text:p>0.9588679529</text:p>
          </table:table-cell>
          <table:table-cell/>
          <table:table-cell table:formula="of:=ABS((0.85-[.Y37])/[.Y37])" office:value-type="float" office:value="0.113538003391236">
            <text:p>0.1135380034</text:p>
          </table:table-cell>
          <table:table-cell/>
          <table:table-cell office:value-type="float" office:value="0.110309499654231">
            <text:p>0.1103094997</text:p>
          </table:table-cell>
          <table:table-cell table:number-columns-repeated="995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0.329">
            <text:p>0.329</text:p>
          </table:table-cell>
          <table:table-cell table:style-name="ce1" office:value-type="float" office:value="0.233">
            <text:p>0.233</text:p>
          </table:table-cell>
          <table:table-cell table:style-name="ce1" office:value-type="float" office:value="37.6">
            <text:p>37.6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39.64">
            <text:p>39.64</text:p>
          </table:table-cell>
          <table:table-cell table:formula="of:=([.D38]-[.F38])/([.E38]-[.G38])" office:value-type="float" office:value="-0.0946078431372549">
            <text:p>-0.0946078431</text:p>
          </table:table-cell>
          <table:table-cell/>
          <table:table-cell office:value-type="float" office:value="120">
            <text:p>120</text:p>
          </table:table-cell>
          <table:table-cell office:value-type="float" office:value="5.58">
            <text:p>5.58</text:p>
          </table:table-cell>
          <table:table-cell office:value-type="float" office:value="5.52">
            <text:p>5.52</text:p>
          </table:table-cell>
          <table:table-cell table:formula="of:=([.K38]+[.L38])/2" office:value-type="float" office:value="5.55">
            <text:p>5.55</text:p>
          </table:table-cell>
          <table:table-cell table:formula="of:= [.M38]*3.14159/180" office:value-type="float" office:value="0.0968656916666667">
            <text:p>0.0968656917</text:p>
          </table:table-cell>
          <table:table-cell table:formula="of:=[.N38] /(1/[.J38])" office:value-type="float" office:value="11.623883">
            <text:p>11.623883</text:p>
          </table:table-cell>
          <table:table-cell/>
          <table:table-cell office:value-type="float" office:value="9.81">
            <text:p>9.81</text:p>
          </table:table-cell>
          <table:table-cell table:formula="of:=0.5*(1-([.C39]/[.C38]))" office:value-type="float" office:value="0.0638297872340425">
            <text:p>0.063829787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8]/[.T38]" office:value-type="float" office:value="24.3">
            <text:p>24.3</text:p>
          </table:table-cell>
          <table:table-cell/>
          <table:table-cell table:formula="of:=(2*[.Q38]*[.C38])*(1-[.R38])-([.H38]^2)" office:value-type="float" office:value="6.03400935601692">
            <text:p>6.034009356</text:p>
          </table:table-cell>
          <table:table-cell table:formula="of:=([.H38]^2)*([.U38]^2)" office:value-type="float" office:value="5.28526576557094">
            <text:p>5.2852657656</text:p>
          </table:table-cell>
          <table:table-cell table:formula="of:=[.W38]/[.X38]" office:value-type="float" office:value="1.14166621389664">
            <text:p>1.1416662139</text:p>
          </table:table-cell>
          <table:table-cell/>
          <table:table-cell table:formula="of:=ABS((0.85-[.Y38])/[.Y38])" office:value-type="float" office:value="0.255474157285562">
            <text:p>0.2554741573</text:p>
          </table:table-cell>
          <table:table-cell/>
          <table:table-cell office:value-type="float" office:value="0.110439098572749">
            <text:p>0.1104390986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7">
            <text:p>0.287</text:p>
          </table:table-cell>
          <table:table-cell table:style-name="ce1" office:value-type="float" office:value="0.134">
            <text:p>0.134</text:p>
          </table:table-cell>
          <table:table-cell table:style-name="ce1" office:value-type="float" office:value="48.16">
            <text:p>48.16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49.1">
            <text:p>49.1</text:p>
          </table:table-cell>
          <table:table-cell table:formula="of:=([.D39]-[.F39])/([.E39]-[.G39])" office:value-type="float" office:value="-0.086170212765957">
            <text:p>-0.0861702128</text:p>
          </table:table-cell>
          <table:table-cell/>
          <table:table-cell office:value-type="float" office:value="120">
            <text:p>120</text:p>
          </table:table-cell>
          <table:table-cell office:value-type="float" office:value="4.21">
            <text:p>4.21</text:p>
          </table:table-cell>
          <table:table-cell office:value-type="float" office:value="4.94">
            <text:p>4.94</text:p>
          </table:table-cell>
          <table:table-cell table:formula="of:=([.K39]+[.L39])/2" office:value-type="float" office:value="4.575">
            <text:p>4.575</text:p>
          </table:table-cell>
          <table:table-cell table:formula="of:= [.M39]*3.14159/180" office:value-type="float" office:value="0.0798487458333333">
            <text:p>0.0798487458</text:p>
          </table:table-cell>
          <table:table-cell table:formula="of:=[.N39] /(1/[.J39])" office:value-type="float" office:value="9.5818495">
            <text:p>9.5818495</text:p>
          </table:table-cell>
          <table:table-cell/>
          <table:table-cell office:value-type="float" office:value="9.81">
            <text:p>9.81</text:p>
          </table:table-cell>
          <table:table-cell table:formula="of:=0.5*(1-([.C40]/[.C39]))" office:value-type="float" office:value="0.0766550522648084">
            <text:p>0.076655052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9]/[.T39]" office:value-type="float" office:value="24.3">
            <text:p>24.3</text:p>
          </table:table-cell>
          <table:table-cell/>
          <table:table-cell table:formula="of:=(2*[.Q39]*[.C39])*(1-[.R39])-([.H39]^2)" office:value-type="float" office:value="5.19187469443187">
            <text:p>5.1918746944</text:p>
          </table:table-cell>
          <table:table-cell table:formula="of:=([.H39]^2)*([.U39]^2)" office:value-type="float" office:value="4.38456868492526">
            <text:p>4.3845686849</text:p>
          </table:table-cell>
          <table:table-cell table:formula="of:=[.W39]/[.X39]" office:value-type="float" office:value="1.184124384294">
            <text:p>1.1841243843</text:p>
          </table:table-cell>
          <table:table-cell/>
          <table:table-cell table:formula="of:=ABS((0.85-[.Y39])/[.Y39])" office:value-type="float" office:value="0.282170005723859">
            <text:p>0.2821700057</text:p>
          </table:table-cell>
          <table:table-cell/>
          <table:table-cell office:value-type="float" office:value="0.111759931469663">
            <text:p>0.1117599315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3">
            <text:p>0.243</text:p>
          </table:table-cell>
          <table:table-cell table:style-name="ce1" office:value-type="float" office:value="0.161">
            <text:p>0.161</text:p>
          </table:table-cell>
          <table:table-cell table:style-name="ce1" office:value-type="float" office:value="56.4">
            <text:p>56.4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57.92">
            <text:p>57.92</text:p>
          </table:table-cell>
          <table:table-cell table:formula="of:=([.D40]-[.F40])/([.E40]-[.G40])" office:value-type="float" office:value="-0.0776315789473683">
            <text:p>-0.0776315789</text:p>
          </table:table-cell>
          <table:table-cell/>
          <table:table-cell office:value-type="float" office:value="120">
            <text:p>120</text:p>
          </table:table-cell>
          <table:table-cell office:value-type="float" office:value="4.53">
            <text:p>4.53</text:p>
          </table:table-cell>
          <table:table-cell office:value-type="float" office:value="3.68">
            <text:p>3.68</text:p>
          </table:table-cell>
          <table:table-cell table:formula="of:=([.K40]+[.L40])/2" office:value-type="float" office:value="4.105">
            <text:p>4.105</text:p>
          </table:table-cell>
          <table:table-cell table:formula="of:= [.M40]*3.14159/180" office:value-type="float" office:value="0.0716457052777778">
            <text:p>0.0716457053</text:p>
          </table:table-cell>
          <table:table-cell table:formula="of:=[.N40] /(1/[.J40])" office:value-type="float" office:value="8.59748463333333">
            <text:p>8.5974846333</text:p>
          </table:table-cell>
          <table:table-cell/>
          <table:table-cell office:value-type="float" office:value="9.81">
            <text:p>9.81</text:p>
          </table:table-cell>
          <table:table-cell table:formula="of:=0.5*(1-([.C41]/[.C40]))" office:value-type="float" office:value="0.0843621399176954">
            <text:p>0.084362139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0]/[.T40]" office:value-type="float" office:value="24.3">
            <text:p>24.3</text:p>
          </table:table-cell>
          <table:table-cell/>
          <table:table-cell table:formula="of:=(2*[.Q40]*[.C40])*(1-[.R40])-([.H40]^2)" office:value-type="float" office:value="4.35942333795014">
            <text:p>4.359423338</text:p>
          </table:table-cell>
          <table:table-cell table:formula="of:=([.H40]^2)*([.U40]^2)" office:value-type="float" office:value="3.5586836738227">
            <text:p>3.5586836738</text:p>
          </table:table-cell>
          <table:table-cell table:formula="of:=[.W40]/[.X40]" office:value-type="float" office:value="1.22501007044194">
            <text:p>1.2250100704</text:p>
          </table:table-cell>
          <table:table-cell/>
          <table:table-cell table:formula="of:=ABS((0.85-[.Y40])/[.Y40])" office:value-type="float" office:value="0.306128153139714">
            <text:p>0.3061281531</text:p>
          </table:table-cell>
          <table:table-cell/>
          <table:table-cell office:value-type="float" office:value="0.112953787236589">
            <text:p>0.1129537872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202">
            <text:p>0.202</text:p>
          </table:table-cell>
          <table:table-cell table:style-name="ce1" office:value-type="float" office:value="0.072">
            <text:p>0.072</text:p>
          </table:table-cell>
          <table:table-cell table:style-name="ce1" office:value-type="float" office:value="65.68">
            <text:p>65.68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66.06">
            <text:p>66.06</text:p>
          </table:table-cell>
          <table:table-cell table:formula="of:=([.D41]-[.F41])/([.E41]-[.G41])" office:value-type="float" office:value="-0.0763157894736851">
            <text:p>-0.0763157895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4.24">
            <text:p>4.24</text:p>
          </table:table-cell>
          <table:table-cell table:formula="of:=([.K41]+[.L41])/2" office:value-type="float" office:value="3.96">
            <text:p>3.96</text:p>
          </table:table-cell>
          <table:table-cell table:formula="of:= [.M41]*3.14159/180" office:value-type="float" office:value="0.06911498">
            <text:p>0.06911498</text:p>
          </table:table-cell>
          <table:table-cell table:formula="of:=[.N41] /(1/[.J41])" office:value-type="float" office:value="8.2937976">
            <text:p>8.2937976</text:p>
          </table:table-cell>
          <table:table-cell/>
          <table:table-cell office:value-type="float" office:value="9.81">
            <text:p>9.81</text:p>
          </table:table-cell>
          <table:table-cell table:formula="of:=0.5*(1-([.C42]/[.C41]))" office:value-type="float" office:value="0.0767326732673268">
            <text:p>0.07673267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1]/[.T41]" office:value-type="float" office:value="24.3">
            <text:p>24.3</text:p>
          </table:table-cell>
          <table:table-cell/>
          <table:table-cell table:formula="of:=(2*[.Q41]*[.C41])*(1-[.R41])-([.H41]^2)" office:value-type="float" office:value="3.65330590027701">
            <text:p>3.6533059003</text:p>
          </table:table-cell>
          <table:table-cell table:formula="of:=([.H41]^2)*([.U41]^2)" office:value-type="float" office:value="3.43907264542945">
            <text:p>3.4390726454</text:p>
          </table:table-cell>
          <table:table-cell table:formula="of:=[.W41]/[.X41]" office:value-type="float" office:value="1.06229390214606">
            <text:p>1.0622939021</text:p>
          </table:table-cell>
          <table:table-cell/>
          <table:table-cell table:formula="of:=ABS((0.85-[.Y41])/[.Y41])" office:value-type="float" office:value="0.199844790332674">
            <text:p>0.1998447903</text:p>
          </table:table-cell>
          <table:table-cell/>
          <table:table-cell office:value-type="float" office:value="0.113538003391236">
            <text:p>0.1135380034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1">
            <text:p>0.171</text:p>
          </table:table-cell>
          <table:table-cell table:style-name="ce1" office:value-type="float" office:value="0.117">
            <text:p>0.117</text:p>
          </table:table-cell>
          <table:table-cell table:style-name="ce1" office:value-type="float" office:value="72.18">
            <text:p>72.18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73.18">
            <text:p>73.18</text:p>
          </table:table-cell>
          <table:table-cell table:formula="of:=([.D42]-[.F42])/([.E42]-[.G42])" office:value-type="float" office:value="-0.073">
            <text:p>-0.073</text:p>
          </table:table-cell>
          <table:table-cell/>
          <table:table-cell office:value-type="float" office:value="120">
            <text:p>120</text:p>
          </table:table-cell>
          <table:table-cell office:value-type="float" office:value="3.91">
            <text:p>3.91</text:p>
          </table:table-cell>
          <table:table-cell office:value-type="float" office:value="4.04">
            <text:p>4.04</text:p>
          </table:table-cell>
          <table:table-cell table:formula="of:=([.K42]+[.L42])/2" office:value-type="float" office:value="3.975">
            <text:p>3.975</text:p>
          </table:table-cell>
          <table:table-cell table:formula="of:= [.M42]*3.14159/180" office:value-type="float" office:value="0.0693767791666667">
            <text:p>0.0693767792</text:p>
          </table:table-cell>
          <table:table-cell table:formula="of:=[.N42] /(1/[.J42])" office:value-type="float" office:value="8.3252135">
            <text:p>8.3252135</text:p>
          </table:table-cell>
          <table:table-cell/>
          <table:table-cell office:value-type="float" office:value="9.81">
            <text:p>9.81</text:p>
          </table:table-cell>
          <table:table-cell table:formula="of:=0.5*(1-([.C43]/[.C42]))" office:value-type="float" office:value="0.10233918128655">
            <text:p>0.102339181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2]/[.T42]" office:value-type="float" office:value="24.3">
            <text:p>24.3</text:p>
          </table:table-cell>
          <table:table-cell/>
          <table:table-cell table:formula="of:=(2*[.Q42]*[.C42])*(1-[.R42])-([.H42]^2)" office:value-type="float" office:value="3.006341">
            <text:p>3.006341</text:p>
          </table:table-cell>
          <table:table-cell table:formula="of:=([.H42]^2)*([.U42]^2)" office:value-type="float" office:value="3.14672121">
            <text:p>3.14672121</text:p>
          </table:table-cell>
          <table:table-cell table:formula="of:=[.W42]/[.X42]" office:value-type="float" office:value="0.955388418410286">
            <text:p>0.9553884184</text:p>
          </table:table-cell>
          <table:table-cell/>
          <table:table-cell table:formula="of:=ABS((0.85-[.Y42])/[.Y42])" office:value-type="float" office:value="0.110309499654231">
            <text:p>0.1103094997</text:p>
          </table:table-cell>
          <table:table-cell/>
          <table:table-cell office:value-type="float" office:value="0.11995536434862">
            <text:p>0.1199553643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0.066">
            <text:p>0.066</text:p>
          </table:table-cell>
          <table:table-cell table:style-name="ce1" office:value-type="float" office:value="79.86">
            <text:p>79.8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80.7">
            <text:p>80.7</text:p>
          </table:table-cell>
          <table:table-cell table:formula="of:=([.D43]-[.F43])/([.E43]-[.G43])" office:value-type="float" office:value="-0.0619047619047617">
            <text:p>-0.0619047619</text:p>
          </table:table-cell>
          <table:table-cell/>
          <table:table-cell office:value-type="float" office:value="120">
            <text:p>120</text:p>
          </table:table-cell>
          <table:table-cell office:value-type="float" office:value="3.13">
            <text:p>3.13</text:p>
          </table:table-cell>
          <table:table-cell office:value-type="float" office:value="2.98">
            <text:p>2.98</text:p>
          </table:table-cell>
          <table:table-cell table:formula="of:=([.K43]+[.L43])/2" office:value-type="float" office:value="3.055">
            <text:p>3.055</text:p>
          </table:table-cell>
          <table:table-cell table:formula="of:= [.M43]*3.14159/180" office:value-type="float" office:value="0.0533197636111111">
            <text:p>0.0533197636</text:p>
          </table:table-cell>
          <table:table-cell table:formula="of:=[.N43] /(1/[.J43])" office:value-type="float" office:value="6.39837163333333">
            <text:p>6.3983716333</text:p>
          </table:table-cell>
          <table:table-cell/>
          <table:table-cell office:value-type="float" office:value="9.81">
            <text:p>9.81</text:p>
          </table:table-cell>
          <table:table-cell table:formula="of:=0.5*(1-([.C44]/[.C43]))" office:value-type="float" office:value="0.0404411764705883">
            <text:p>0.040441176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3]/[.T43]" office:value-type="float" office:value="24.3">
            <text:p>24.3</text:p>
          </table:table-cell>
          <table:table-cell/>
          <table:table-cell table:formula="of:=(2*[.Q43]*[.C43])*(1-[.R43])-([.H43]^2)" office:value-type="float" office:value="2.55657780045351">
            <text:p>2.5565778005</text:p>
          </table:table-cell>
          <table:table-cell table:formula="of:=([.H43]^2)*([.U43]^2)" office:value-type="float" office:value="2.26287551020406">
            <text:p>2.2628755102</text:p>
          </table:table-cell>
          <table:table-cell table:formula="of:=[.W43]/[.X43]" office:value-type="float" office:value="1.1297916252684">
            <text:p>1.1297916253</text:p>
          </table:table-cell>
          <table:table-cell/>
          <table:table-cell table:formula="of:=ABS((0.85-[.Y43])/[.Y43])" office:value-type="float" office:value="0.247648875253375">
            <text:p>0.2476488753</text:p>
          </table:table-cell>
          <table:table-cell/>
          <table:table-cell office:value-type="float" office:value="0.121240315965356">
            <text:p>0.121240316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25">
            <text:p>0.125</text:p>
          </table:table-cell>
          <table:table-cell table:style-name="ce1" office:value-type="float" office:value="0.082">
            <text:p>0.082</text:p>
          </table:table-cell>
          <table:table-cell table:style-name="ce1" office:value-type="float" office:value="85.76">
            <text:p>85.7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86.94">
            <text:p>86.94</text:p>
          </table:table-cell>
          <table:table-cell table:formula="of:=([.D44]-[.F44])/([.E44]-[.G44])" office:value-type="float" office:value="-0.0576271186440682">
            <text:p>-0.0576271186</text:p>
          </table:table-cell>
          <table:table-cell/>
          <table:table-cell office:value-type="float" office:value="120">
            <text:p>120</text:p>
          </table:table-cell>
          <table:table-cell office:value-type="float" office:value="3.18">
            <text:p>3.18</text:p>
          </table:table-cell>
          <table:table-cell office:value-type="float" office:value="3.5">
            <text:p>3.5</text:p>
          </table:table-cell>
          <table:table-cell table:formula="of:=([.K44]+[.L44])/2" office:value-type="float" office:value="3.34">
            <text:p>3.34</text:p>
          </table:table-cell>
          <table:table-cell table:formula="of:= [.M44]*3.14159/180" office:value-type="float" office:value="0.0582939477777778">
            <text:p>0.0582939478</text:p>
          </table:table-cell>
          <table:table-cell table:formula="of:=[.N44] /(1/[.J44])" office:value-type="float" office:value="6.99527373333333">
            <text:p>6.9952737333</text:p>
          </table:table-cell>
          <table:table-cell/>
          <table:table-cell office:value-type="float" office:value="9.81">
            <text:p>9.81</text:p>
          </table:table-cell>
          <table:table-cell table:formula="of:=0.5*(1-([.C45]/[.C44]))" office:value-type="float" office:value="0.116">
            <text:p>0.11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4]/[.T44]" office:value-type="float" office:value="24.3">
            <text:p>24.3</text:p>
          </table:table-cell>
          <table:table-cell/>
          <table:table-cell table:formula="of:=(2*[.Q44]*[.C44])*(1-[.R44])-([.H44]^2)" office:value-type="float" office:value="2.16468911519678">
            <text:p>2.1646891152</text:p>
          </table:table-cell>
          <table:table-cell table:formula="of:=([.H44]^2)*([.U44]^2)" office:value-type="float" office:value="1.96094926745191">
            <text:p>1.9609492675</text:p>
          </table:table-cell>
          <table:table-cell table:formula="of:=[.W44]/[.X44]" office:value-type="float" office:value="1.10389858173619">
            <text:p>1.1038985817</text:p>
          </table:table-cell>
          <table:table-cell/>
          <table:table-cell table:formula="of:=ABS((0.85-[.Y44])/[.Y44])" office:value-type="float" office:value="0.230001728362459">
            <text:p>0.2300017284</text:p>
          </table:table-cell>
          <table:table-cell/>
          <table:table-cell office:value-type="float" office:value="0.126807942273152">
            <text:p>0.1268079423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96">
            <text:p>0.096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91.54">
            <text:p>91.5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2.84">
            <text:p>92.84</text:p>
          </table:table-cell>
          <table:table-cell table:formula="of:=([.D45]-[.F45])/([.E45]-[.G45])" office:value-type="float" office:value="-0.056923076923077">
            <text:p>-0.0569230769</text:p>
          </table:table-cell>
          <table:table-cell/>
          <table:table-cell office:value-type="float" office:value="120">
            <text:p>120</text:p>
          </table:table-cell>
          <table:table-cell office:value-type="float" office:value="2.78">
            <text:p>2.78</text:p>
          </table:table-cell>
          <table:table-cell office:value-type="float" office:value="2.55">
            <text:p>2.55</text:p>
          </table:table-cell>
          <table:table-cell table:formula="of:=([.K45]+[.L45])/2" office:value-type="float" office:value="2.665">
            <text:p>2.665</text:p>
          </table:table-cell>
          <table:table-cell table:formula="of:= [.M45]*3.14159/180" office:value-type="float" office:value="0.0465129852777778">
            <text:p>0.0465129853</text:p>
          </table:table-cell>
          <table:table-cell table:formula="of:=[.N45] /(1/[.J45])" office:value-type="float" office:value="5.58155823333333">
            <text:p>5.5815582333</text:p>
          </table:table-cell>
          <table:table-cell/>
          <table:table-cell office:value-type="float" office:value="9.81">
            <text:p>9.81</text:p>
          </table:table-cell>
          <table:table-cell table:formula="of:=0.5*(1-([.C46]/[.C45]))" office:value-type="float" office:value="0.078125">
            <text:p>0.0781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5]/[.T45]" office:value-type="float" office:value="24.3">
            <text:p>24.3</text:p>
          </table:table-cell>
          <table:table-cell/>
          <table:table-cell table:formula="of:=(2*[.Q45]*[.C45])*(1-[.R45])-([.H45]^2)" office:value-type="float" office:value="1.73312976331361">
            <text:p>1.7331297633</text:p>
          </table:table-cell>
          <table:table-cell table:formula="of:=([.H45]^2)*([.U45]^2)" office:value-type="float" office:value="1.91332736094675">
            <text:p>1.9133273609</text:p>
          </table:table-cell>
          <table:table-cell table:formula="of:=[.W45]/[.X45]" office:value-type="float" office:value="0.905819776943984">
            <text:p>0.9058197769</text:p>
          </table:table-cell>
          <table:table-cell/>
          <table:table-cell table:formula="of:=ABS((0.85-[.Y45])/[.Y45])" office:value-type="float" office:value="0.0616234910793253">
            <text:p>0.0616234911</text:p>
          </table:table-cell>
          <table:table-cell/>
          <table:table-cell office:value-type="float" office:value="0.127140659380272">
            <text:p>0.1271406594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81">
            <text:p>0.081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98.14">
            <text:p>98.14</text:p>
          </table:table-cell>
          <table:table-cell table:formula="of:=([.D46]-[.F46])/([.E46]-[.G46])" office:value-type="float" office:value="-0.0560810810810809">
            <text:p>-0.0560810811</text:p>
          </table:table-cell>
          <table:table-cell/>
          <table:table-cell office:value-type="float" office:value="120">
            <text:p>120</text:p>
          </table:table-cell>
          <table:table-cell office:value-type="float" office:value="2.58">
            <text:p>2.58</text:p>
          </table:table-cell>
          <table:table-cell office:value-type="float" office:value="2.45">
            <text:p>2.45</text:p>
          </table:table-cell>
          <table:table-cell table:formula="of:=([.K46]+[.L46])/2" office:value-type="float" office:value="2.515">
            <text:p>2.515</text:p>
          </table:table-cell>
          <table:table-cell table:formula="of:= [.M46]*3.14159/180" office:value-type="float" office:value="0.0438949936111111">
            <text:p>0.0438949936</text:p>
          </table:table-cell>
          <table:table-cell table:formula="of:=[.N46] /(1/[.J46])" office:value-type="float" office:value="5.26739923333333">
            <text:p>5.2673992333</text:p>
          </table:table-cell>
          <table:table-cell/>
          <table:table-cell office:value-type="float" office:value="9.81">
            <text:p>9.81</text:p>
          </table:table-cell>
          <table:table-cell table:formula="of:=0.5*(1-([.C47]/[.C46]))" office:value-type="float" office:value="0.111111111111111">
            <text:p>0.111111111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6]/[.T46]" office:value-type="float" office:value="24.3">
            <text:p>24.3</text:p>
          </table:table-cell>
          <table:table-cell/>
          <table:table-cell table:formula="of:=(2*[.Q46]*[.C46])*(1-[.R46])-([.H46]^2)" office:value-type="float" office:value="1.40949491234478">
            <text:p>1.4094949123</text:p>
          </table:table-cell>
          <table:table-cell table:formula="of:=([.H46]^2)*([.U46]^2)" office:value-type="float" office:value="1.85714280953249">
            <text:p>1.8571428095</text:p>
          </table:table-cell>
          <table:table-cell table:formula="of:=[.W46]/[.X46]" office:value-type="float" office:value="0.758958818411813">
            <text:p>0.7589588184</text:p>
          </table:table-cell>
          <table:table-cell/>
          <table:table-cell table:formula="of:=ABS((0.85-[.Y46])/[.Y46])" office:value-type="float" office:value="0.11995536434862">
            <text:p>0.1199553643</text:p>
          </table:table-cell>
          <table:table-cell/>
          <table:table-cell office:value-type="float" office:value="0.129207271076143">
            <text:p>0.1292072711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63">
            <text:p>0.063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102.36">
            <text:p>102.36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102.96">
            <text:p>102.96</text:p>
          </table:table-cell>
          <table:table-cell table:formula="of:=([.D47]-[.F47])/([.E47]-[.G47])" office:value-type="float" office:value="-0.0516666666666672">
            <text:p>-0.051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2.1">
            <text:p>2.1</text:p>
          </table:table-cell>
          <table:table-cell office:value-type="float" office:value="2.27">
            <text:p>2.27</text:p>
          </table:table-cell>
          <table:table-cell table:formula="of:=([.K47]+[.L47])/2" office:value-type="float" office:value="2.185">
            <text:p>2.185</text:p>
          </table:table-cell>
          <table:table-cell table:formula="of:= [.M47]*3.14159/180" office:value-type="float" office:value="0.0381354119444444">
            <text:p>0.0381354119</text:p>
          </table:table-cell>
          <table:table-cell table:formula="of:=[.N47] /(1/[.J47])" office:value-type="float" office:value="4.57624943333333">
            <text:p>4.5762494333</text:p>
          </table:table-cell>
          <table:table-cell/>
          <table:table-cell office:value-type="float" office:value="9.81">
            <text:p>9.81</text:p>
          </table:table-cell>
          <table:table-cell table:formula="of:=0.5*(1-([.C48]/[.C47]))" office:value-type="float" office:value="0.111111111111111">
            <text:p>0.111111111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7]/[.T47]" office:value-type="float" office:value="24.3">
            <text:p>24.3</text:p>
          </table:table-cell>
          <table:table-cell/>
          <table:table-cell table:formula="of:=(2*[.Q47]*[.C47])*(1-[.R47])-([.H47]^2)" office:value-type="float" office:value="1.09605055555556">
            <text:p>1.0960505556</text:p>
          </table:table-cell>
          <table:table-cell table:formula="of:=([.H47]^2)*([.U47]^2)" office:value-type="float" office:value="1.57628025000003">
            <text:p>1.57628025</text:p>
          </table:table-cell>
          <table:table-cell table:formula="of:=[.W47]/[.X47]" office:value-type="float" office:value="0.695339902631867">
            <text:p>0.6953399026</text:p>
          </table:table-cell>
          <table:table-cell/>
          <table:table-cell table:formula="of:=ABS((0.85-[.Y47])/[.Y47])" office:value-type="float" office:value="0.222423733749125">
            <text:p>0.2224237337</text:p>
          </table:table-cell>
          <table:table-cell/>
          <table:table-cell office:value-type="float" office:value="0.133895111049444">
            <text:p>0.133895111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106.58">
            <text:p>106.58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07.34">
            <text:p>107.34</text:p>
          </table:table-cell>
          <table:table-cell table:formula="of:=([.D48]-[.F48])/([.E48]-[.G48])" office:value-type="float" office:value="-0.0434210526315787">
            <text:p>-0.0434210526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.16">
            <text:p>2.16</text:p>
          </table:table-cell>
          <table:table-cell table:formula="of:=([.K48]+[.L48])/2" office:value-type="float" office:value="2.08">
            <text:p>2.08</text:p>
          </table:table-cell>
          <table:table-cell table:formula="of:= [.M48]*3.14159/180" office:value-type="float" office:value="0.0363028177777778">
            <text:p>0.0363028178</text:p>
          </table:table-cell>
          <table:table-cell table:formula="of:=[.N48] /(1/[.J48])" office:value-type="float" office:value="4.35633813333333">
            <text:p>4.3563381333</text:p>
          </table:table-cell>
          <table:table-cell/>
          <table:table-cell office:value-type="float" office:value="9.81">
            <text:p>9.81</text:p>
          </table:table-cell>
          <table:table-cell table:formula="of:=0.5*(1-([.C49]/[.C48]))" office:value-type="float" office:value="0.0918367346938775">
            <text:p>0.091836734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8]/[.T48]" office:value-type="float" office:value="24.3">
            <text:p>24.3</text:p>
          </table:table-cell>
          <table:table-cell/>
          <table:table-cell table:formula="of:=(2*[.Q48]*[.C48])*(1-[.R48])-([.H48]^2)" office:value-type="float" office:value="0.871204612188366">
            <text:p>0.8712046122</text:p>
          </table:table-cell>
          <table:table-cell table:formula="of:=([.H48]^2)*([.U48]^2)" office:value-type="float" office:value="1.11330264889195">
            <text:p>1.1133026489</text:p>
          </table:table-cell>
          <table:table-cell table:formula="of:=[.W48]/[.X48]" office:value-type="float" office:value="0.782540680250297">
            <text:p>0.7825406803</text:p>
          </table:table-cell>
          <table:table-cell/>
          <table:table-cell table:formula="of:=ABS((0.85-[.Y48])/[.Y48])" office:value-type="float" office:value="0.086205511677841">
            <text:p>0.0862055117</text:p>
          </table:table-cell>
          <table:table-cell/>
          <table:table-cell office:value-type="float" office:value="0.139420686632212">
            <text:p>0.1394206866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10.32">
            <text:p>110.32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111.1">
            <text:p>111.1</text:p>
          </table:table-cell>
          <table:table-cell table:formula="of:=([.D49]-[.F49])/([.E49]-[.G49])" office:value-type="float" office:value="-0.0358974358974358">
            <text:p>-0.0358974359</text:p>
          </table:table-cell>
          <table:table-cell/>
          <table:table-cell office:value-type="float" office:value="120">
            <text:p>120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table:formula="of:=([.K49]+[.L49])/2" office:value-type="float" office:value="1.815">
            <text:p>1.815</text:p>
          </table:table-cell>
          <table:table-cell table:formula="of:= [.M49]*3.14159/180" office:value-type="float" office:value="0.0316776991666667">
            <text:p>0.0316776992</text:p>
          </table:table-cell>
          <table:table-cell table:formula="of:=[.N49] /(1/[.J49])" office:value-type="float" office:value="3.8013239">
            <text:p>3.8013239</text:p>
          </table:table-cell>
          <table:table-cell/>
          <table:table-cell office:value-type="float" office:value="9.81">
            <text:p>9.81</text:p>
          </table:table-cell>
          <table:table-cell table:formula="of:=0.5*(1-([.C50]/[.C49]))" office:value-type="float" office:value="0.025">
            <text:p>0.0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9]/[.T49]" office:value-type="float" office:value="24.3">
            <text:p>24.3</text:p>
          </table:table-cell>
          <table:table-cell/>
          <table:table-cell table:formula="of:=(2*[.Q49]*[.C49])*(1-[.R49])-([.H49]^2)" office:value-type="float" office:value="0.76389137409599">
            <text:p>0.7638913741</text:p>
          </table:table-cell>
          <table:table-cell table:formula="of:=([.H49]^2)*([.U49]^2)" office:value-type="float" office:value="0.760920710059169">
            <text:p>0.7609207101</text:p>
          </table:table-cell>
          <table:table-cell table:formula="of:=[.W49]/[.X49]" office:value-type="float" office:value="1.0039040388802">
            <text:p>1.0039040389</text:p>
          </table:table-cell>
          <table:table-cell/>
          <table:table-cell table:formula="of:=ABS((0.85-[.Y49])/[.Y49])" office:value-type="float" office:value="0.1533055281378">
            <text:p>0.1533055281</text:p>
          </table:table-cell>
          <table:table-cell/>
          <table:table-cell office:value-type="float" office:value="0.141474766936691">
            <text:p>0.1414747669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35">
            <text:p>0.035</text:p>
          </table:table-cell>
          <table:table-cell table:style-name="ce1" office:value-type="float" office:value="113.84">
            <text:p>113.8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14.86">
            <text:p>114.86</text:p>
          </table:table-cell>
          <table:table-cell table:formula="of:=([.D50]-[.F50])/([.E50]-[.G50])" office:value-type="float" office:value="-0.0333333333333335">
            <text:p>-0.03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formula="of:=([.K50]+[.L50])/2" office:value-type="float" office:value="1.48">
            <text:p>1.48</text:p>
          </table:table-cell>
          <table:table-cell table:formula="of:= [.M50]*3.14159/180" office:value-type="float" office:value="0.0258308511111111">
            <text:p>0.0258308511</text:p>
          </table:table-cell>
          <table:table-cell table:formula="of:=[.N50] /(1/[.J50])" office:value-type="float" office:value="3.09970213333333">
            <text:p>3.0997021333</text:p>
          </table:table-cell>
          <table:table-cell/>
          <table:table-cell office:value-type="float" office:value="9.81">
            <text:p>9.81</text:p>
          </table:table-cell>
          <table:table-cell table:formula="of:=0.5*(1-([.C51]/[.C50]))" office:value-type="float" office:value="0.0921052631578947">
            <text:p>0.092105263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0]/[.T50]" office:value-type="float" office:value="24.3">
            <text:p>24.3</text:p>
          </table:table-cell>
          <table:table-cell/>
          <table:table-cell table:formula="of:=(2*[.Q50]*[.C50])*(1-[.R50])-([.H50]^2)" office:value-type="float" office:value="0.675778888888889">
            <text:p>0.6757788889</text:p>
          </table:table-cell>
          <table:table-cell table:formula="of:=([.H50]^2)*([.U50]^2)" office:value-type="float" office:value="0.656100000000005">
            <text:p>0.6561</text:p>
          </table:table-cell>
          <table:table-cell table:formula="of:=[.W50]/[.X50]" office:value-type="float" office:value="1.0299937340175">
            <text:p>1.029993734</text:p>
          </table:table-cell>
          <table:table-cell/>
          <table:table-cell table:formula="of:=ABS((0.85-[.Y50])/[.Y50])" office:value-type="float" office:value="0.174752261176809">
            <text:p>0.1747522612</text:p>
          </table:table-cell>
          <table:table-cell/>
          <table:table-cell office:value-type="float" office:value="0.145819434989793">
            <text:p>0.145819435</text:p>
          </table:table-cell>
          <table:table-cell table:number-columns-repeated="99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117.58">
            <text:p>117.58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118.18">
            <text:p>118.18</text:p>
          </table:table-cell>
          <table:table-cell table:formula="of:=([.D51]-[.F51])/([.E51]-[.G51])" office:value-type="float" office:value="-0.0299999999999996">
            <text:p>-0.03</text:p>
          </table:table-cell>
          <table:table-cell/>
          <table:table-cell office:value-type="float" office:value="120">
            <text:p>12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table:formula="of:=([.K51]+[.L51])/2" office:value-type="float" office:value="1.325">
            <text:p>1.325</text:p>
          </table:table-cell>
          <table:table-cell table:formula="of:= [.M51]*3.14159/180" office:value-type="float" office:value="0.0231255930555556">
            <text:p>0.0231255931</text:p>
          </table:table-cell>
          <table:table-cell table:formula="of:=[.N51] /(1/[.J51])" office:value-type="float" office:value="2.77507116666667">
            <text:p>2.7750711667</text:p>
          </table:table-cell>
          <table:table-cell/>
          <table:table-cell office:value-type="float" office:value="9.81">
            <text:p>9.81</text:p>
          </table:table-cell>
          <table:table-cell table:formula="of:=0.5*(1-([.C52]/[.C51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1]/[.T51]" office:value-type="float" office:value="24.3">
            <text:p>24.3</text:p>
          </table:table-cell>
          <table:table-cell/>
          <table:table-cell table:formula="of:=(2*[.Q51]*[.C51])*(1-[.R51])-([.H51]^2)" office:value-type="float" office:value="0.30321">
            <text:p>0.30321</text:p>
          </table:table-cell>
          <table:table-cell table:formula="of:=([.H51]^2)*([.U51]^2)" office:value-type="float" office:value="0.531440999999985">
            <text:p>0.531441</text:p>
          </table:table-cell>
          <table:table-cell table:formula="of:=[.W51]/[.X51]" office:value-type="float" office:value="0.570543108266033">
            <text:p>0.5705431083</text:p>
          </table:table-cell>
          <table:table-cell table:number-columns-repeated="3"/>
          <table:table-cell office:value-type="float" office:value="0.145967999440347">
            <text:p>0.1459679994</text:p>
          </table:table-cell>
          <table:table-cell table:number-columns-repeated="995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21"/>
          <table:table-cell office:value-type="float" office:value="0.1533055281378">
            <text:p>0.1533055281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4">
            <text:p>0.494</text:p>
          </table:table-cell>
          <table:table-cell table:style-name="ce1" office:value-type="float" office:value="0.074">
            <text:p>0.074</text:p>
          </table:table-cell>
          <table:table-cell table:style-name="ce1" office:value-type="float" office:value="6.88">
            <text:p>6.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4">
            <text:p>7.44</text:p>
          </table:table-cell>
          <table:table-cell table:formula="of:=([.D53]-[.F53])/([.E53]-[.G53])" office:value-type="float" office:value="-0.132142857142857">
            <text:p>-0.1321428571</text:p>
          </table:table-cell>
          <table:table-cell/>
          <table:table-cell office:value-type="float" office:value="120">
            <text:p>120</text:p>
          </table:table-cell>
          <table:table-cell office:value-type="float" office:value="6.18">
            <text:p>6.18</text:p>
          </table:table-cell>
          <table:table-cell office:value-type="float" office:value="6.84">
            <text:p>6.84</text:p>
          </table:table-cell>
          <table:table-cell table:formula="of:=([.K53]+[.L53])/2" office:value-type="float" office:value="6.51">
            <text:p>6.51</text:p>
          </table:table-cell>
          <table:table-cell table:formula="of:= [.M53]*3.14159/180" office:value-type="float" office:value="0.113620838333333">
            <text:p>0.1136208383</text:p>
          </table:table-cell>
          <table:table-cell table:formula="of:=[.N53] /(1/[.J53])" office:value-type="float" office:value="13.6345006">
            <text:p>13.6345006</text:p>
          </table:table-cell>
          <table:table-cell/>
          <table:table-cell office:value-type="float" office:value="9.81">
            <text:p>9.81</text:p>
          </table:table-cell>
          <table:table-cell table:formula="of:=0.5*(1-([.C54]/[.C53]))" office:value-type="float" office:value="0.0809716599190283">
            <text:p>0.080971659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3]/[.T53]" office:value-type="float" office:value="24.3">
            <text:p>24.3</text:p>
          </table:table-cell>
          <table:table-cell/>
          <table:table-cell table:formula="of:=(2*[.Q53]*[.C53])*(1-[.R53])-([.H53]^2)" office:value-type="float" office:value="8.89001826530612">
            <text:p>8.8900182653</text:p>
          </table:table-cell>
          <table:table-cell table:formula="of:=([.H53]^2)*([.U53]^2)" office:value-type="float" office:value="10.3109797193877">
            <text:p>10.3109797194</text:p>
          </table:table-cell>
          <table:table-cell table:formula="of:=[.W53]/[.X53]" office:value-type="float" office:value="0.862189482207032">
            <text:p>0.8621894822</text:p>
          </table:table-cell>
          <table:table-cell/>
          <table:table-cell table:formula="of:=ABS((0.85-[.Y53])/[.Y53])" office:value-type="float" office:value="0.0141378229015621">
            <text:p>0.0141378229</text:p>
          </table:table-cell>
          <table:table-cell/>
          <table:table-cell office:value-type="float" office:value="0.159210085111843">
            <text:p>0.1592100851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14">
            <text:p>0.414</text:p>
          </table:table-cell>
          <table:table-cell table:style-name="ce1" office:value-type="float" office:value="0.074">
            <text:p>0.074</text:p>
          </table:table-cell>
          <table:table-cell table:style-name="ce1" office:value-type="float" office:value="18.66">
            <text:p>18.66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9">
            <text:p>19</text:p>
          </table:table-cell>
          <table:table-cell table:formula="of:=([.D54]-[.F54])/([.E54]-[.G54])" office:value-type="float" office:value="-0.123529411764706">
            <text:p>-0.1235294118</text:p>
          </table:table-cell>
          <table:table-cell/>
          <table:table-cell office:value-type="float" office:value="120">
            <text:p>120</text:p>
          </table:table-cell>
          <table:table-cell office:value-type="float" office:value="6.56">
            <text:p>6.56</text:p>
          </table:table-cell>
          <table:table-cell office:value-type="float" office:value="6.34">
            <text:p>6.34</text:p>
          </table:table-cell>
          <table:table-cell table:formula="of:=([.K54]+[.L54])/2" office:value-type="float" office:value="6.45">
            <text:p>6.45</text:p>
          </table:table-cell>
          <table:table-cell table:formula="of:= [.M54]*3.14159/180" office:value-type="float" office:value="0.112573641666667">
            <text:p>0.1125736417</text:p>
          </table:table-cell>
          <table:table-cell table:formula="of:=[.N54] /(1/[.J54])" office:value-type="float" office:value="13.508837">
            <text:p>13.508837</text:p>
          </table:table-cell>
          <table:table-cell/>
          <table:table-cell office:value-type="float" office:value="9.81">
            <text:p>9.81</text:p>
          </table:table-cell>
          <table:table-cell table:formula="of:=0.5*(1-([.C55]/[.C54]))" office:value-type="float" office:value="0.0652173913043479">
            <text:p>0.065217391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4]/[.T54]" office:value-type="float" office:value="24.3">
            <text:p>24.3</text:p>
          </table:table-cell>
          <table:table-cell/>
          <table:table-cell table:formula="of:=(2*[.Q54]*[.C54])*(1-[.R54])-([.H54]^2)" office:value-type="float" office:value="7.57768048442907">
            <text:p>7.5776804844</text:p>
          </table:table-cell>
          <table:table-cell table:formula="of:=([.H54]^2)*([.U54]^2)" office:value-type="float" office:value="9.01059134948097">
            <text:p>9.0105913495</text:p>
          </table:table-cell>
          <table:table-cell table:formula="of:=[.W54]/[.X54]" office:value-type="float" office:value="0.840974825127937">
            <text:p>0.8409748251</text:p>
          </table:table-cell>
          <table:table-cell/>
          <table:table-cell table:formula="of:=ABS((0.85-[.Y54])/[.Y54])" office:value-type="float" office:value="0.0107318014789437">
            <text:p>0.0107318015</text:p>
          </table:table-cell>
          <table:table-cell/>
          <table:table-cell office:value-type="float" office:value="0.161030455332897">
            <text:p>0.1610304553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">
            <text:p>0.36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29.56">
            <text:p>29.56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30.22">
            <text:p>30.22</text:p>
          </table:table-cell>
          <table:table-cell table:formula="of:=([.D55]-[.F55])/([.E55]-[.G55])" office:value-type="float" office:value="-0.116666666666667">
            <text:p>-0.116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5.56">
            <text:p>5.56</text:p>
          </table:table-cell>
          <table:table-cell office:value-type="float" office:value="5.89">
            <text:p>5.89</text:p>
          </table:table-cell>
          <table:table-cell table:formula="of:=([.K55]+[.L55])/2" office:value-type="float" office:value="5.725">
            <text:p>5.725</text:p>
          </table:table-cell>
          <table:table-cell table:formula="of:= [.M55]*3.14159/180" office:value-type="float" office:value="0.0999200152777778">
            <text:p>0.0999200153</text:p>
          </table:table-cell>
          <table:table-cell table:formula="of:=[.N55] /(1/[.J55])" office:value-type="float" office:value="11.9904018333333">
            <text:p>11.9904018333</text:p>
          </table:table-cell>
          <table:table-cell/>
          <table:table-cell office:value-type="float" office:value="9.81">
            <text:p>9.81</text:p>
          </table:table-cell>
          <table:table-cell table:formula="of:=0.5*(1-([.C56]/[.C55]))" office:value-type="float" office:value="0.0555555555555555">
            <text:p>0.055555555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5]/[.T55]" office:value-type="float" office:value="24.3">
            <text:p>24.3</text:p>
          </table:table-cell>
          <table:table-cell/>
          <table:table-cell table:formula="of:=(2*[.Q55]*[.C55])*(1-[.R55])-([.H55]^2)" office:value-type="float" office:value="6.65718888888889">
            <text:p>6.6571888889</text:p>
          </table:table-cell>
          <table:table-cell table:formula="of:=([.H55]^2)*([.U55]^2)" office:value-type="float" office:value="8.037225">
            <text:p>8.037225</text:p>
          </table:table-cell>
          <table:table-cell table:formula="of:=[.W55]/[.X55]" office:value-type="float" office:value="0.828294453482252">
            <text:p>0.8282944535</text:p>
          </table:table-cell>
          <table:table-cell/>
          <table:table-cell table:formula="of:=ABS((0.85-[.Y55])/[.Y55])" office:value-type="float" office:value="0.0262051090967656">
            <text:p>0.0262051091</text:p>
          </table:table-cell>
          <table:table-cell/>
          <table:table-cell office:value-type="float" office:value="0.163597499220626">
            <text:p>0.1635974992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39.62">
            <text:p>39.62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0.28">
            <text:p>40.28</text:p>
          </table:table-cell>
          <table:table-cell table:formula="of:=([.D56]-[.F56])/([.E56]-[.G56])" office:value-type="float" office:value="-0.112121212121211">
            <text:p>-0.1121212121</text:p>
          </table:table-cell>
          <table:table-cell/>
          <table:table-cell office:value-type="float" office:value="120">
            <text:p>120</text:p>
          </table:table-cell>
          <table:table-cell office:value-type="float" office:value="5.41">
            <text:p>5.41</text:p>
          </table:table-cell>
          <table:table-cell office:value-type="float" office:value="5.43">
            <text:p>5.43</text:p>
          </table:table-cell>
          <table:table-cell table:formula="of:=([.K56]+[.L56])/2" office:value-type="float" office:value="5.42">
            <text:p>5.42</text:p>
          </table:table-cell>
          <table:table-cell table:formula="of:= [.M56]*3.14159/180" office:value-type="float" office:value="0.0945967655555555">
            <text:p>0.0945967656</text:p>
          </table:table-cell>
          <table:table-cell table:formula="of:=[.N56] /(1/[.J56])" office:value-type="float" office:value="11.3516118666667">
            <text:p>11.3516118667</text:p>
          </table:table-cell>
          <table:table-cell/>
          <table:table-cell office:value-type="float" office:value="9.81">
            <text:p>9.81</text:p>
          </table:table-cell>
          <table:table-cell table:formula="of:=0.5*(1-([.C57]/[.C56]))" office:value-type="float" office:value="0.0703125">
            <text:p>0.07031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6]/[.T56]" office:value-type="float" office:value="24.3">
            <text:p>24.3</text:p>
          </table:table-cell>
          <table:table-cell/>
          <table:table-cell table:formula="of:=(2*[.Q56]*[.C56])*(1-[.R56])-([.H56]^2)" office:value-type="float" office:value="5.82437883379247">
            <text:p>5.8243788338</text:p>
          </table:table-cell>
          <table:table-cell table:formula="of:=([.H56]^2)*([.U56]^2)" office:value-type="float" office:value="7.42314793388421">
            <text:p>7.4231479339</text:p>
          </table:table-cell>
          <table:table-cell table:formula="of:=[.W56]/[.X56]" office:value-type="float" office:value="0.784623839598577">
            <text:p>0.7846238396</text:p>
          </table:table-cell>
          <table:table-cell/>
          <table:table-cell table:formula="of:=ABS((0.85-[.Y56])/[.Y56])" office:value-type="float" office:value="0.083321659503579">
            <text:p>0.0833216595</text:p>
          </table:table-cell>
          <table:table-cell/>
          <table:table-cell office:value-type="float" office:value="0.174752261176809">
            <text:p>0.1747522612</text:p>
          </table:table-cell>
          <table:table-cell table:number-columns-repeated="995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0.275">
            <text:p>0.275</text:p>
          </table:table-cell>
          <table:table-cell table:style-name="ce1" office:value-type="float" office:value="0.083">
            <text:p>0.083</text:p>
          </table:table-cell>
          <table:table-cell table:style-name="ce1" office:value-type="float" office:value="49.16">
            <text:p>49.1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9.82">
            <text:p>49.82</text:p>
          </table:table-cell>
          <table:table-cell table:formula="of:=([.D57]-[.F57])/([.E57]-[.G57])" office:value-type="float" office:value="-0.104545454545454">
            <text:p>-0.1045454545</text:p>
          </table:table-cell>
          <table:table-cell/>
          <table:table-cell office:value-type="float" office:value="120">
            <text:p>120</text:p>
          </table:table-cell>
          <table:table-cell office:value-type="float" office:value="4.5">
            <text:p>4.5</text:p>
          </table:table-cell>
          <table:table-cell office:value-type="float" office:value="4.66">
            <text:p>4.66</text:p>
          </table:table-cell>
          <table:table-cell table:formula="of:=([.K57]+[.L57])/2" office:value-type="float" office:value="4.58">
            <text:p>4.58</text:p>
          </table:table-cell>
          <table:table-cell table:formula="of:= [.M57]*3.14159/180" office:value-type="float" office:value="0.0799360122222222">
            <text:p>0.0799360122</text:p>
          </table:table-cell>
          <table:table-cell table:formula="of:=[.N57] /(1/[.J57])" office:value-type="float" office:value="9.59232146666667">
            <text:p>9.5923214667</text:p>
          </table:table-cell>
          <table:table-cell/>
          <table:table-cell office:value-type="float" office:value="9.81">
            <text:p>9.81</text:p>
          </table:table-cell>
          <table:table-cell table:formula="of:=0.5*(1-([.C58]/[.C57]))" office:value-type="float" office:value="0.0490909090909091">
            <text:p>0.049090909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7]/[.T57]" office:value-type="float" office:value="24.3">
            <text:p>24.3</text:p>
          </table:table-cell>
          <table:table-cell/>
          <table:table-cell table:formula="of:=(2*[.Q57]*[.C57])*(1-[.R57])-([.H57]^2)" office:value-type="float" office:value="5.11970024793389">
            <text:p>5.1197002479</text:p>
          </table:table-cell>
          <table:table-cell table:formula="of:=([.H57]^2)*([.U57]^2)" office:value-type="float" office:value="6.45390929752059">
            <text:p>6.4539092975</text:p>
          </table:table-cell>
          <table:table-cell table:formula="of:=[.W57]/[.X57]" office:value-type="float" office:value="0.793271180600683">
            <text:p>0.7932711806</text:p>
          </table:table-cell>
          <table:table-cell/>
          <table:table-cell table:formula="of:=ABS((0.85-[.Y57])/[.Y57])" office:value-type="float" office:value="0.0715125177702286">
            <text:p>0.0715125178</text:p>
          </table:table-cell>
          <table:table-cell/>
          <table:table-cell office:value-type="float" office:value="0.176783539855548">
            <text:p>0.1767835399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8">
            <text:p>0.24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58.12">
            <text:p>58.1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58.54">
            <text:p>58.54</text:p>
          </table:table-cell>
          <table:table-cell table:formula="of:=([.D58]-[.F58])/([.E58]-[.G58])" office:value-type="float" office:value="-0.0928571428571425">
            <text:p>-0.0928571429</text:p>
          </table:table-cell>
          <table:table-cell/>
          <table:table-cell office:value-type="float" office:value="120">
            <text:p>120</text:p>
          </table:table-cell>
          <table:table-cell office:value-type="float" office:value="4.1">
            <text:p>4.1</text:p>
          </table:table-cell>
          <table:table-cell office:value-type="float" office:value="4.27">
            <text:p>4.27</text:p>
          </table:table-cell>
          <table:table-cell table:formula="of:=([.K58]+[.L58])/2" office:value-type="float" office:value="4.185">
            <text:p>4.185</text:p>
          </table:table-cell>
          <table:table-cell table:formula="of:= [.M58]*3.14159/180" office:value-type="float" office:value="0.0730419675">
            <text:p>0.0730419675</text:p>
          </table:table-cell>
          <table:table-cell table:formula="of:=[.N58] /(1/[.J58])" office:value-type="float" office:value="8.7650361">
            <text:p>8.7650361</text:p>
          </table:table-cell>
          <table:table-cell/>
          <table:table-cell office:value-type="float" office:value="9.81">
            <text:p>9.81</text:p>
          </table:table-cell>
          <table:table-cell table:formula="of:=0.5*(1-([.C59]/[.C58]))" office:value-type="float" office:value="0.0665322580645161">
            <text:p>0.066532258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8]/[.T58]" office:value-type="float" office:value="24.3">
            <text:p>24.3</text:p>
          </table:table-cell>
          <table:table-cell/>
          <table:table-cell table:formula="of:=(2*[.Q58]*[.C58])*(1-[.R58])-([.H58]^2)" office:value-type="float" office:value="4.53340755102041">
            <text:p>4.533407551</text:p>
          </table:table-cell>
          <table:table-cell table:formula="of:=([.H58]^2)*([.U58]^2)" office:value-type="float" office:value="5.09146989795914">
            <text:p>5.091469898</text:p>
          </table:table-cell>
          <table:table-cell table:formula="of:=[.W58]/[.X58]" office:value-type="float" office:value="0.890392684603236">
            <text:p>0.8903926846</text:p>
          </table:table-cell>
          <table:table-cell/>
          <table:table-cell table:formula="of:=ABS((0.85-[.Y58])/[.Y58])" office:value-type="float" office:value="0.0453650229856005">
            <text:p>0.045365023</text:p>
          </table:table-cell>
          <table:table-cell/>
          <table:table-cell office:value-type="float" office:value="0.18271053233564">
            <text:p>0.1827105323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215">
            <text:p>0.215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66.08">
            <text:p>66.08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66.64">
            <text:p>66.64</text:p>
          </table:table-cell>
          <table:table-cell table:formula="of:=([.D59]-[.F59])/([.E59]-[.G59])" office:value-type="float" office:value="-0.0839285714285711">
            <text:p>-0.0839285714</text:p>
          </table:table-cell>
          <table:table-cell/>
          <table:table-cell office:value-type="float" office:value="120">
            <text:p>120</text:p>
          </table:table-cell>
          <table:table-cell office:value-type="float" office:value="4.27">
            <text:p>4.27</text:p>
          </table:table-cell>
          <table:table-cell office:value-type="float" office:value="3.86">
            <text:p>3.86</text:p>
          </table:table-cell>
          <table:table-cell table:formula="of:=([.K59]+[.L59])/2" office:value-type="float" office:value="4.065">
            <text:p>4.065</text:p>
          </table:table-cell>
          <table:table-cell table:formula="of:= [.M59]*3.14159/180" office:value-type="float" office:value="0.0709475741666667">
            <text:p>0.0709475742</text:p>
          </table:table-cell>
          <table:table-cell table:formula="of:=[.N59] /(1/[.J59])" office:value-type="float" office:value="8.5137089">
            <text:p>8.5137089</text:p>
          </table:table-cell>
          <table:table-cell/>
          <table:table-cell office:value-type="float" office:value="9.81">
            <text:p>9.81</text:p>
          </table:table-cell>
          <table:table-cell table:formula="of:=0.5*(1-([.C60]/[.C59]))" office:value-type="float" office:value="0.0837209302325582">
            <text:p>0.083720930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9]/[.T59]" office:value-type="float" office:value="24.3">
            <text:p>24.3</text:p>
          </table:table-cell>
          <table:table-cell/>
          <table:table-cell table:formula="of:=(2*[.Q59]*[.C59])*(1-[.R59])-([.H59]^2)" office:value-type="float" office:value="3.85809599489796">
            <text:p>3.8580959949</text:p>
          </table:table-cell>
          <table:table-cell table:formula="of:=([.H59]^2)*([.U59]^2)" office:value-type="float" office:value="4.15941457270405">
            <text:p>4.1594145727</text:p>
          </table:table-cell>
          <table:table-cell table:formula="of:=[.W59]/[.X59]" office:value-type="float" office:value="0.927557454891975">
            <text:p>0.9275574549</text:p>
          </table:table-cell>
          <table:table-cell/>
          <table:table-cell table:formula="of:=ABS((0.85-[.Y59])/[.Y59])" office:value-type="float" office:value="0.0836147178624184">
            <text:p>0.0836147179</text:p>
          </table:table-cell>
          <table:table-cell/>
          <table:table-cell office:value-type="float" office:value="0.183486206083493">
            <text:p>0.1834862061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73.9">
            <text:p>73.9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74.02">
            <text:p>74.02</text:p>
          </table:table-cell>
          <table:table-cell table:formula="of:=([.D60]-[.F60])/([.E60]-[.G60])" office:value-type="float" office:value="-0.08333333333334">
            <text:p>-0.08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55">
            <text:p>3.55</text:p>
          </table:table-cell>
          <table:table-cell office:value-type="float" office:value="3.39">
            <text:p>3.39</text:p>
          </table:table-cell>
          <table:table-cell table:formula="of:=([.K60]+[.L60])/2" office:value-type="float" office:value="3.47">
            <text:p>3.47</text:p>
          </table:table-cell>
          <table:table-cell table:formula="of:= [.M60]*3.14159/180" office:value-type="float" office:value="0.0605628738888889">
            <text:p>0.0605628739</text:p>
          </table:table-cell>
          <table:table-cell table:formula="of:=[.N60] /(1/[.J60])" office:value-type="float" office:value="7.26754486666667">
            <text:p>7.2675448667</text:p>
          </table:table-cell>
          <table:table-cell/>
          <table:table-cell office:value-type="float" office:value="9.81">
            <text:p>9.81</text:p>
          </table:table-cell>
          <table:table-cell table:formula="of:=0.5*(1-([.C61]/[.C60]))" office:value-type="float" office:value="0.0782122905027933">
            <text:p>0.078212290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0]/[.T60]" office:value-type="float" office:value="24.3">
            <text:p>24.3</text:p>
          </table:table-cell>
          <table:table-cell/>
          <table:table-cell table:formula="of:=(2*[.Q60]*[.C60])*(1-[.R60])-([.H60]^2)" office:value-type="float" office:value="3.23035555555555">
            <text:p>3.2303555556</text:p>
          </table:table-cell>
          <table:table-cell table:formula="of:=([.H60]^2)*([.U60]^2)" office:value-type="float" office:value="4.10062500000066">
            <text:p>4.100625</text:p>
          </table:table-cell>
          <table:table-cell table:formula="of:=[.W60]/[.X60]" office:value-type="float" office:value="0.787771511795162">
            <text:p>0.7877715118</text:p>
          </table:table-cell>
          <table:table-cell/>
          <table:table-cell table:formula="of:=ABS((0.85-[.Y60])/[.Y60])" office:value-type="float" office:value="0.0789930674987638">
            <text:p>0.0789930675</text:p>
          </table:table-cell>
          <table:table-cell/>
          <table:table-cell office:value-type="float" office:value="0.184413916474532">
            <text:p>0.1844139165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80.58">
            <text:p>80.58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80.88">
            <text:p>80.88</text:p>
          </table:table-cell>
          <table:table-cell table:formula="of:=([.D61]-[.F61])/([.E61]-[.G61])" office:value-type="float" office:value="-0.073333333333334">
            <text:p>-0.07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48">
            <text:p>3.48</text:p>
          </table:table-cell>
          <table:table-cell office:value-type="float" office:value="3.06">
            <text:p>3.06</text:p>
          </table:table-cell>
          <table:table-cell table:formula="of:=([.K61]+[.L61])/2" office:value-type="float" office:value="3.27">
            <text:p>3.27</text:p>
          </table:table-cell>
          <table:table-cell table:formula="of:= [.M61]*3.14159/180" office:value-type="float" office:value="0.0570722183333333">
            <text:p>0.0570722183</text:p>
          </table:table-cell>
          <table:table-cell table:formula="of:=[.N61] /(1/[.J61])" office:value-type="float" office:value="6.8486662">
            <text:p>6.8486662</text:p>
          </table:table-cell>
          <table:table-cell/>
          <table:table-cell office:value-type="float" office:value="9.81">
            <text:p>9.81</text:p>
          </table:table-cell>
          <table:table-cell table:formula="of:=0.5*(1-([.C62]/[.C61]))" office:value-type="float" office:value="0.0993377483443709">
            <text:p>0.099337748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1]/[.T61]" office:value-type="float" office:value="24.3">
            <text:p>24.3</text:p>
          </table:table-cell>
          <table:table-cell/>
          <table:table-cell table:formula="of:=(2*[.Q61]*[.C61])*(1-[.R61])-([.H61]^2)" office:value-type="float" office:value="2.66294222222222">
            <text:p>2.6629422222</text:p>
          </table:table-cell>
          <table:table-cell table:formula="of:=([.H61]^2)*([.U61]^2)" office:value-type="float" office:value="3.17552400000006">
            <text:p>3.175524</text:p>
          </table:table-cell>
          <table:table-cell table:formula="of:=[.W61]/[.X61]" office:value-type="float" office:value="0.838583560452439">
            <text:p>0.8385835605</text:p>
          </table:table-cell>
          <table:table-cell/>
          <table:table-cell table:formula="of:=ABS((0.85-[.Y61])/[.Y61])" office:value-type="float" office:value="0.013613955824988">
            <text:p>0.0136139558</text:p>
          </table:table-cell>
          <table:table-cell/>
          <table:table-cell office:value-type="float" office:value="0.185194683171791">
            <text:p>0.1851946832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21">
            <text:p>0.121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86.44">
            <text:p>86.44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86.84">
            <text:p>86.84</text:p>
          </table:table-cell>
          <table:table-cell table:formula="of:=([.D62]-[.F62])/([.E62]-[.G62])" office:value-type="float" office:value="-0.069999999999999">
            <text:p>-0.07</text:p>
          </table:table-cell>
          <table:table-cell/>
          <table:table-cell office:value-type="float" office:value="120">
            <text:p>120</text:p>
          </table:table-cell>
          <table:table-cell office:value-type="float" office:value="3.01">
            <text:p>3.01</text:p>
          </table:table-cell>
          <table:table-cell office:value-type="float" office:value="2.59">
            <text:p>2.59</text:p>
          </table:table-cell>
          <table:table-cell table:formula="of:=([.K62]+[.L62])/2" office:value-type="float" office:value="2.8">
            <text:p>2.8</text:p>
          </table:table-cell>
          <table:table-cell table:formula="of:= [.M62]*3.14159/180" office:value-type="float" office:value="0.0488691777777778">
            <text:p>0.0488691778</text:p>
          </table:table-cell>
          <table:table-cell table:formula="of:=[.N62] /(1/[.J62])" office:value-type="float" office:value="5.86430133333333">
            <text:p>5.8643013333</text:p>
          </table:table-cell>
          <table:table-cell/>
          <table:table-cell office:value-type="float" office:value="9.81">
            <text:p>9.81</text:p>
          </table:table-cell>
          <table:table-cell table:formula="of:=0.5*(1-([.C63]/[.C62]))" office:value-type="float" office:value="0.0661157024793388">
            <text:p>0.06611570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2]/[.T62]" office:value-type="float" office:value="24.3">
            <text:p>24.3</text:p>
          </table:table-cell>
          <table:table-cell/>
          <table:table-cell table:formula="of:=(2*[.Q62]*[.C62])*(1-[.R62])-([.H62]^2)" office:value-type="float" office:value="2.21216">
            <text:p>2.21216</text:p>
          </table:table-cell>
          <table:table-cell table:formula="of:=([.H62]^2)*([.U62]^2)" office:value-type="float" office:value="2.89340099999992">
            <text:p>2.893401</text:p>
          </table:table-cell>
          <table:table-cell table:formula="of:=[.W62]/[.X62]" office:value-type="float" office:value="0.764553547883637">
            <text:p>0.7645535479</text:p>
          </table:table-cell>
          <table:table-cell/>
          <table:table-cell table:formula="of:=ABS((0.85-[.Y62])/[.Y62])" office:value-type="float" office:value="0.111759931469663">
            <text:p>0.1117599315</text:p>
          </table:table-cell>
          <table:table-cell/>
          <table:table-cell office:value-type="float" office:value="0.199844790332674">
            <text:p>0.1998447903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105">
            <text:p>0.105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0.022">
            <text:p>0.022</text:p>
          </table:table-cell>
          <table:table-cell table:style-name="ce1" office:value-type="float" office:value="92.84">
            <text:p>92.84</text:p>
          </table:table-cell>
          <table:table-cell table:formula="of:=([.D63]-[.F63])/([.E63]-[.G63])" office:value-type="float" office:value="-0.054838709677419">
            <text:p>-0.0548387097</text:p>
          </table:table-cell>
          <table:table-cell/>
          <table:table-cell office:value-type="float" office:value="120">
            <text:p>120</text:p>
          </table:table-cell>
          <table:table-cell office:value-type="float" office:value="3.3">
            <text:p>3.3</text:p>
          </table:table-cell>
          <table:table-cell office:value-type="float" office:value="3.12">
            <text:p>3.12</text:p>
          </table:table-cell>
          <table:table-cell table:formula="of:=([.K63]+[.L63])/2" office:value-type="float" office:value="3.21">
            <text:p>3.21</text:p>
          </table:table-cell>
          <table:table-cell table:formula="of:= [.M63]*3.14159/180" office:value-type="float" office:value="0.0560250216666667">
            <text:p>0.0560250217</text:p>
          </table:table-cell>
          <table:table-cell table:formula="of:=[.N63] /(1/[.J63])" office:value-type="float" office:value="6.7230026">
            <text:p>6.7230026</text:p>
          </table:table-cell>
          <table:table-cell/>
          <table:table-cell office:value-type="float" office:value="9.81">
            <text:p>9.81</text:p>
          </table:table-cell>
          <table:table-cell table:formula="of:=0.5*(1-([.C64]/[.C63]))" office:value-type="float" office:value="0.0761904761904762">
            <text:p>0.076190476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3]/[.T63]" office:value-type="float" office:value="24.3">
            <text:p>24.3</text:p>
          </table:table-cell>
          <table:table-cell/>
          <table:table-cell table:formula="of:=(2*[.Q63]*[.C63])*(1-[.R63])-([.H63]^2)" office:value-type="float" office:value="1.90013271592092">
            <text:p>1.9001327159</text:p>
          </table:table-cell>
          <table:table-cell table:formula="of:=([.H63]^2)*([.U63]^2)" office:value-type="float" office:value="1.77577117585845">
            <text:p>1.7757711759</text:p>
          </table:table-cell>
          <table:table-cell table:formula="of:=[.W63]/[.X63]" office:value-type="float" office:value="1.0700324128205">
            <text:p>1.0700324128</text:p>
          </table:table-cell>
          <table:table-cell/>
          <table:table-cell table:formula="of:=ABS((0.85-[.Y63])/[.Y63])" office:value-type="float" office:value="0.205631539927389">
            <text:p>0.2056315399</text:p>
          </table:table-cell>
          <table:table-cell/>
          <table:table-cell office:value-type="float" office:value="0.205631539927389">
            <text:p>0.2056315399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89">
            <text:p>0.089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97.58">
            <text:p>97.58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8.04">
            <text:p>98.04</text:p>
          </table:table-cell>
          <table:table-cell table:formula="of:=([.D64]-[.F64])/([.E64]-[.G64])" office:value-type="float" office:value="-0.0413043478260862">
            <text:p>-0.0413043478</text:p>
          </table:table-cell>
          <table:table-cell/>
          <table:table-cell office:value-type="float" office:value="120">
            <text:p>120</text:p>
          </table:table-cell>
          <table:table-cell office:value-type="float" office:value="2.93">
            <text:p>2.93</text:p>
          </table:table-cell>
          <table:table-cell office:value-type="float" office:value="2.59">
            <text:p>2.59</text:p>
          </table:table-cell>
          <table:table-cell table:formula="of:=([.K64]+[.L64])/2" office:value-type="float" office:value="2.76">
            <text:p>2.76</text:p>
          </table:table-cell>
          <table:table-cell table:formula="of:= [.M64]*3.14159/180" office:value-type="float" office:value="0.0481710466666667">
            <text:p>0.0481710467</text:p>
          </table:table-cell>
          <table:table-cell table:formula="of:=[.N64] /(1/[.J64])" office:value-type="float" office:value="5.7805256">
            <text:p>5.7805256</text:p>
          </table:table-cell>
          <table:table-cell/>
          <table:table-cell office:value-type="float" office:value="9.81">
            <text:p>9.81</text:p>
          </table:table-cell>
          <table:table-cell table:formula="of:=0.5*(1-([.C65]/[.C64]))" office:value-type="float" office:value="0.101123595505618">
            <text:p>0.101123595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4]/[.T64]" office:value-type="float" office:value="24.3">
            <text:p>24.3</text:p>
          </table:table-cell>
          <table:table-cell/>
          <table:table-cell table:formula="of:=(2*[.Q64]*[.C64])*(1-[.R64])-([.H64]^2)" office:value-type="float" office:value="1.56789395085066">
            <text:p>1.5678939509</text:p>
          </table:table-cell>
          <table:table-cell table:formula="of:=([.H64]^2)*([.U64]^2)" office:value-type="float" office:value="1.00740496219278">
            <text:p>1.0074049622</text:p>
          </table:table-cell>
          <table:table-cell table:formula="of:=[.W64]/[.X64]" office:value-type="float" office:value="1.55636909653282">
            <text:p>1.5563690965</text:p>
          </table:table-cell>
          <table:table-cell/>
          <table:table-cell table:formula="of:=ABS((0.85-[.Y64])/[.Y64])" office:value-type="float" office:value="0.453857056212711">
            <text:p>0.4538570562</text:p>
          </table:table-cell>
          <table:table-cell/>
          <table:table-cell office:value-type="float" office:value="0.21979184334251">
            <text:p>0.2197918433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71">
            <text:p>0.071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102.36">
            <text:p>102.36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102.94">
            <text:p>102.94</text:p>
          </table:table-cell>
          <table:table-cell table:formula="of:=([.D65]-[.F65])/([.E65]-[.G65])" office:value-type="float" office:value="-0.0362068965517242">
            <text:p>-0.0362068966</text:p>
          </table:table-cell>
          <table:table-cell/>
          <table:table-cell office:value-type="float" office:value="120">
            <text:p>120</text:p>
          </table:table-cell>
          <table:table-cell office:value-type="float" office:value="2.33">
            <text:p>2.33</text:p>
          </table:table-cell>
          <table:table-cell office:value-type="float" office:value="3.31">
            <text:p>3.31</text:p>
          </table:table-cell>
          <table:table-cell table:formula="of:=([.K65]+[.L65])/2" office:value-type="float" office:value="2.82">
            <text:p>2.82</text:p>
          </table:table-cell>
          <table:table-cell table:formula="of:= [.M65]*3.14159/180" office:value-type="float" office:value="0.0492182433333333">
            <text:p>0.0492182433</text:p>
          </table:table-cell>
          <table:table-cell table:formula="of:=[.N65] /(1/[.J65])" office:value-type="float" office:value="5.9061892">
            <text:p>5.9061892</text:p>
          </table:table-cell>
          <table:table-cell/>
          <table:table-cell office:value-type="float" office:value="9.81">
            <text:p>9.81</text:p>
          </table:table-cell>
          <table:table-cell table:formula="of:=0.5*(1-([.C66]/[.C65]))" office:value-type="float" office:value="0.0845070422535211">
            <text:p>0.084507042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5]/[.T65]" office:value-type="float" office:value="24.3">
            <text:p>24.3</text:p>
          </table:table-cell>
          <table:table-cell/>
          <table:table-cell table:formula="of:=(2*[.Q65]*[.C65])*(1-[.R65])-([.H65]^2)" office:value-type="float" office:value="1.27398906064209">
            <text:p>1.2739890606</text:p>
          </table:table-cell>
          <table:table-cell table:formula="of:=([.H65]^2)*([.U65]^2)" office:value-type="float" office:value="0.774096581450658">
            <text:p>0.7740965815</text:p>
          </table:table-cell>
          <table:table-cell table:formula="of:=[.W65]/[.X65]" office:value-type="float" office:value="1.64577533497776">
            <text:p>1.645775335</text:p>
          </table:table-cell>
          <table:table-cell/>
          <table:table-cell table:formula="of:=ABS((0.85-[.Y65])/[.Y65])" office:value-type="float" office:value="0.483526103511882">
            <text:p>0.4835261035</text:p>
          </table:table-cell>
          <table:table-cell/>
          <table:table-cell office:value-type="float" office:value="0.22133960065747">
            <text:p>0.2213396007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106.66">
            <text:p>106.6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07.06">
            <text:p>107.06</text:p>
          </table:table-cell>
          <table:table-cell table:formula="of:=([.D66]-[.F66])/([.E66]-[.G66])" office:value-type="float" office:value="-0.0324999999999995">
            <text:p>-0.0325</text:p>
          </table:table-cell>
          <table:table-cell/>
          <table:table-cell office:value-type="float" office:value="120">
            <text:p>120</text:p>
          </table:table-cell>
          <table:table-cell office:value-type="float" office:value="3.78">
            <text:p>3.78</text:p>
          </table:table-cell>
          <table:table-cell table:style-name="ce6" office:value-type="float" office:value="0">
            <text:p>0</text:p>
          </table:table-cell>
          <table:table-cell table:formula="of:=([.K66]+[.L66])/2" office:value-type="float" office:value="1.89">
            <text:p>1.89</text:p>
          </table:table-cell>
          <table:table-cell table:formula="of:= [.M66]*3.14159/180" office:value-type="float" office:value="0.032986695">
            <text:p>0.032986695</text:p>
          </table:table-cell>
          <table:table-cell table:formula="of:=[.N66] /(1/[.J66])" office:value-type="float" office:value="3.9584034">
            <text:p>3.9584034</text:p>
          </table:table-cell>
          <table:table-cell/>
          <table:table-cell office:value-type="float" office:value="9.81">
            <text:p>9.81</text:p>
          </table:table-cell>
          <table:table-cell table:formula="of:=0.5*(1-([.C67]/[.C66]))" office:value-type="float" office:value="0.0677966101694915">
            <text:p>0.067796610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6]/[.T66]" office:value-type="float" office:value="24.3">
            <text:p>24.3</text:p>
          </table:table-cell>
          <table:table-cell/>
          <table:table-cell table:formula="of:=(2*[.Q66]*[.C66])*(1-[.R66])-([.H66]^2)" office:value-type="float" office:value="1.07804375">
            <text:p>1.07804375</text:p>
          </table:table-cell>
          <table:table-cell table:formula="of:=([.H66]^2)*([.U66]^2)" office:value-type="float" office:value="0.623705062499982">
            <text:p>0.6237050625</text:p>
          </table:table-cell>
          <table:table-cell table:formula="of:=[.W66]/[.X66]" office:value-type="float" office:value="1.72845117799574">
            <text:p>1.728451178</text:p>
          </table:table-cell>
          <table:table-cell/>
          <table:table-cell table:formula="of:=ABS((0.85-[.Y66])/[.Y66])" office:value-type="float" office:value="0.508230252134957">
            <text:p>0.5082302521</text:p>
          </table:table-cell>
          <table:table-cell/>
          <table:table-cell office:value-type="float" office:value="0.222423733749125">
            <text:p>0.2224237337</text:p>
          </table:table-cell>
          <table:table-cell table:number-columns-repeated="99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51">
            <text:p>0.051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110.78">
            <text:p>110.78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111.12">
            <text:p>111.12</text:p>
          </table:table-cell>
          <table:table-cell table:formula="of:=([.D67]-[.F67])/([.E67]-[.G67])" office:value-type="float" office:value="-0.0323529411764703">
            <text:p>-0.0323529412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table:formula="of:=([.K67]+[.L67])/2" office:value-type="float" office:value="1.84">
            <text:p>1.84</text:p>
          </table:table-cell>
          <table:table-cell table:formula="of:= [.M67]*3.14159/180" office:value-type="float" office:value="0.0321140311111111">
            <text:p>0.0321140311</text:p>
          </table:table-cell>
          <table:table-cell table:formula="of:=[.N67] /(1/[.J67])" office:value-type="float" office:value="3.85368373333333">
            <text:p>3.8536837333</text:p>
          </table:table-cell>
          <table:table-cell/>
          <table:table-cell office:value-type="float" office:value="9.81">
            <text:p>9.81</text:p>
          </table:table-cell>
          <table:table-cell office:value-type="float" office:value="0.06">
            <text:p>0.0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7]/[.T67]" office:value-type="float" office:value="24.3">
            <text:p>24.3</text:p>
          </table:table-cell>
          <table:table-cell/>
          <table:table-cell table:formula="of:=(2*[.Q67]*[.C67])*(1-[.R67])-([.H67]^2)" office:value-type="float" office:value="0.939536087197232">
            <text:p>0.9395360872</text:p>
          </table:table-cell>
          <table:table-cell table:formula="of:=([.H67]^2)*([.U67]^2)" office:value-type="float" office:value="0.618073442906562">
            <text:p>0.6180734429</text:p>
          </table:table-cell>
          <table:table-cell table:formula="of:=[.W67]/[.X67]" office:value-type="float" office:value="1.52010428207197">
            <text:p>1.5201042821</text:p>
          </table:table-cell>
          <table:table-cell table:number-columns-repeated="3"/>
          <table:table-cell office:value-type="float" office:value="0.225497611148826">
            <text:p>0.2254976111</text:p>
          </table:table-cell>
          <table:table-cell office:value-type="string">
            <text:p>Top 67%</text:p>
          </table:table-cell>
          <table:table-cell table:number-columns-repeated="994"/>
        </table:table-row>
        <table:table-row table:style-name="ro2">
          <table:table-cell table:style-name="ce2" table:number-columns-repeated="7"/>
          <table:table-cell table:number-columns-repeated="21"/>
          <table:table-cell office:value-type="float" office:value="0.225597269807882">
            <text:p>0.2255972698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5.06">
            <text:p>5.0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.56">
            <text:p>5.56</text:p>
          </table:table-cell>
          <table:table-cell table:formula="of:=([.D69]-[.F69])/([.E69]-[.G69])" office:value-type="float" office:value="-0.104">
            <text:p>-0.104</text:p>
          </table:table-cell>
          <table:table-cell/>
          <table:table-cell office:value-type="float" office:value="120">
            <text:p>120</text:p>
          </table:table-cell>
          <table:table-cell office:value-type="float" office:value="4.89">
            <text:p>4.89</text:p>
          </table:table-cell>
          <table:table-cell office:value-type="float" office:value="4.59">
            <text:p>4.59</text:p>
          </table:table-cell>
          <table:table-cell table:formula="of:=([.K69]+[.L69])/2" office:value-type="float" office:value="4.74">
            <text:p>4.74</text:p>
          </table:table-cell>
          <table:table-cell table:formula="of:= [.M69]*3.14159/180" office:value-type="float" office:value="0.0827285366666667">
            <text:p>0.0827285367</text:p>
          </table:table-cell>
          <table:table-cell table:formula="of:=[.N69] /(1/[.J69])" office:value-type="float" office:value="9.9274244">
            <text:p>9.9274244</text:p>
          </table:table-cell>
          <table:table-cell/>
          <table:table-cell office:value-type="float" office:value="9.81">
            <text:p>9.81</text:p>
          </table:table-cell>
          <table:table-cell table:formula="of:=0.5*(1-([.C70]/[.C69]))" office:value-type="float" office:value="0.0694444444444445">
            <text:p>0.069444444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9]/[.T69]" office:value-type="float" office:value="24.3">
            <text:p>24.3</text:p>
          </table:table-cell>
          <table:table-cell/>
          <table:table-cell table:formula="of:=(2*[.Q69]*[.C69])*(1-[.R69])-([.H69]^2)" office:value-type="float" office:value="4.590074">
            <text:p>4.590074</text:p>
          </table:table-cell>
          <table:table-cell table:formula="of:=([.H69]^2)*([.U69]^2)" office:value-type="float" office:value="6.38673983999998">
            <text:p>6.38673984</text:p>
          </table:table-cell>
          <table:table-cell table:formula="of:=[.W69]/[.X69]" office:value-type="float" office:value="0.718688112400085">
            <text:p>0.7186881124</text:p>
          </table:table-cell>
          <table:table-cell/>
          <table:table-cell table:formula="of:=ABS((0.85-[.Y69])/[.Y69])" office:value-type="float" office:value="0.18271053233564">
            <text:p>0.1827105323</text:p>
          </table:table-cell>
          <table:table-cell/>
          <table:table-cell office:value-type="float" office:value="0.230001728362459">
            <text:p>0.2300017284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7">
            <text:p>0.217</text:p>
          </table:table-cell>
          <table:table-cell table:style-name="ce1" office:value-type="float" office:value="0.047">
            <text:p>0.047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13.9">
            <text:p>13.9</text:p>
          </table:table-cell>
          <table:table-cell table:formula="of:=([.D70]-[.F70])/([.E70]-[.G70])" office:value-type="float" office:value="-0.086">
            <text:p>-0.086</text:p>
          </table:table-cell>
          <table:table-cell/>
          <table:table-cell office:value-type="float" office:value="120">
            <text:p>120</text:p>
          </table:table-cell>
          <table:table-cell office:value-type="float" office:value="4.11">
            <text:p>4.11</text:p>
          </table:table-cell>
          <table:table-cell office:value-type="float" office:value="4.26">
            <text:p>4.26</text:p>
          </table:table-cell>
          <table:table-cell table:formula="of:=([.K70]+[.L70])/2" office:value-type="float" office:value="4.185">
            <text:p>4.185</text:p>
          </table:table-cell>
          <table:table-cell table:formula="of:= [.M70]*3.14159/180" office:value-type="float" office:value="0.0730419675">
            <text:p>0.0730419675</text:p>
          </table:table-cell>
          <table:table-cell table:formula="of:=[.N70] /(1/[.J70])" office:value-type="float" office:value="8.7650361">
            <text:p>8.7650361</text:p>
          </table:table-cell>
          <table:table-cell/>
          <table:table-cell office:value-type="float" office:value="9.81">
            <text:p>9.81</text:p>
          </table:table-cell>
          <table:table-cell table:formula="of:=0.5*(1-([.C71]/[.C70]))" office:value-type="float" office:value="0.0829493087557604">
            <text:p>0.082949308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0]/[.T70]" office:value-type="float" office:value="24.3">
            <text:p>24.3</text:p>
          </table:table-cell>
          <table:table-cell/>
          <table:table-cell table:formula="of:=(2*[.Q70]*[.C70])*(1-[.R70])-([.H70]^2)" office:value-type="float" office:value="3.896984">
            <text:p>3.896984</text:p>
          </table:table-cell>
          <table:table-cell table:formula="of:=([.H70]^2)*([.U70]^2)" office:value-type="float" office:value="4.36726404">
            <text:p>4.36726404</text:p>
          </table:table-cell>
          <table:table-cell table:formula="of:=[.W70]/[.X70]" office:value-type="float" office:value="0.892317012277554">
            <text:p>0.8923170123</text:p>
          </table:table-cell>
          <table:table-cell/>
          <table:table-cell table:formula="of:=ABS((0.85-[.Y70])/[.Y70])" office:value-type="float" office:value="0.0474237425660463">
            <text:p>0.0474237426</text:p>
          </table:table-cell>
          <table:table-cell/>
          <table:table-cell office:value-type="float" office:value="0.240009504626069">
            <text:p>0.2400095046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1">
            <text:p>0.181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20.96">
            <text:p>20.96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21.42">
            <text:p>21.42</text:p>
          </table:table-cell>
          <table:table-cell table:formula="of:=([.D71]-[.F71])/([.E71]-[.G71])" office:value-type="float" office:value="-0.0804347826086955">
            <text:p>-0.0804347826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3.99">
            <text:p>3.99</text:p>
          </table:table-cell>
          <table:table-cell table:formula="of:=([.K71]+[.L71])/2" office:value-type="float" office:value="3.835">
            <text:p>3.835</text:p>
          </table:table-cell>
          <table:table-cell table:formula="of:= [.M71]*3.14159/180" office:value-type="float" office:value="0.0669333202777778">
            <text:p>0.0669333203</text:p>
          </table:table-cell>
          <table:table-cell table:formula="of:=[.N71] /(1/[.J71])" office:value-type="float" office:value="8.03199843333333">
            <text:p>8.0319984333</text:p>
          </table:table-cell>
          <table:table-cell/>
          <table:table-cell office:value-type="float" office:value="9.81">
            <text:p>9.81</text:p>
          </table:table-cell>
          <table:table-cell table:formula="of:=0.5*(1-([.C72]/[.C71]))" office:value-type="float" office:value="0.0883977900552486">
            <text:p>0.088397790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1]/[.T71]" office:value-type="float" office:value="24.3">
            <text:p>24.3</text:p>
          </table:table-cell>
          <table:table-cell/>
          <table:table-cell table:formula="of:=(2*[.Q71]*[.C71])*(1-[.R71])-([.H71]^2)" office:value-type="float" office:value="3.23083024574669">
            <text:p>3.2308302457</text:p>
          </table:table-cell>
          <table:table-cell table:formula="of:=([.H71]^2)*([.U71]^2)" office:value-type="float" office:value="3.8203251890359">
            <text:p>3.820325189</text:p>
          </table:table-cell>
          <table:table-cell table:formula="of:=[.W71]/[.X71]" office:value-type="float" office:value="0.845695087690173">
            <text:p>0.8456950877</text:p>
          </table:table-cell>
          <table:table-cell/>
          <table:table-cell table:formula="of:=ABS((0.85-[.Y71])/[.Y71])" office:value-type="float" office:value="0.00509038348748747">
            <text:p>0.0050903835</text:p>
          </table:table-cell>
          <table:table-cell/>
          <table:table-cell office:value-type="float" office:value="0.241996598988762">
            <text:p>0.241996599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9">
            <text:p>0.149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28.14">
            <text:p>28.14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28.64">
            <text:p>28.64</text:p>
          </table:table-cell>
          <table:table-cell table:formula="of:=([.D72]-[.F72])/([.E72]-[.G72])" office:value-type="float" office:value="-0.064">
            <text:p>-0.064</text:p>
          </table:table-cell>
          <table:table-cell/>
          <table:table-cell office:value-type="float" office:value="120">
            <text:p>120</text:p>
          </table:table-cell>
          <table:table-cell office:value-type="float" office:value="3.83">
            <text:p>3.83</text:p>
          </table:table-cell>
          <table:table-cell office:value-type="float" office:value="3.72">
            <text:p>3.72</text:p>
          </table:table-cell>
          <table:table-cell table:formula="of:=([.K72]+[.L72])/2" office:value-type="float" office:value="3.775">
            <text:p>3.775</text:p>
          </table:table-cell>
          <table:table-cell table:formula="of:= [.M72]*3.14159/180" office:value-type="float" office:value="0.0658861236111111">
            <text:p>0.0658861236</text:p>
          </table:table-cell>
          <table:table-cell table:formula="of:=[.N72] /(1/[.J72])" office:value-type="float" office:value="7.90633483333333">
            <text:p>7.9063348333</text:p>
          </table:table-cell>
          <table:table-cell/>
          <table:table-cell office:value-type="float" office:value="9.81">
            <text:p>9.81</text:p>
          </table:table-cell>
          <table:table-cell table:formula="of:=0.5*(1-([.C73]/[.C72]))" office:value-type="float" office:value="0.0906040268456376">
            <text:p>0.090604026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2]/[.T72]" office:value-type="float" office:value="24.3">
            <text:p>24.3</text:p>
          </table:table-cell>
          <table:table-cell/>
          <table:table-cell table:formula="of:=(2*[.Q72]*[.C72])*(1-[.R72])-([.H72]^2)" office:value-type="float" office:value="2.654414">
            <text:p>2.654414</text:p>
          </table:table-cell>
          <table:table-cell table:formula="of:=([.H72]^2)*([.U72]^2)" office:value-type="float" office:value="2.41864704">
            <text:p>2.41864704</text:p>
          </table:table-cell>
          <table:table-cell table:formula="of:=[.W72]/[.X72]" office:value-type="float" office:value="1.09747886157048">
            <text:p>1.0974788616</text:p>
          </table:table-cell>
          <table:table-cell/>
          <table:table-cell table:formula="of:=ABS((0.85-[.Y72])/[.Y72])" office:value-type="float" office:value="0.225497611148826">
            <text:p>0.2254976111</text:p>
          </table:table-cell>
          <table:table-cell/>
          <table:table-cell office:value-type="float" office:value="0.242580979256734">
            <text:p>0.2425809793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22">
            <text:p>0.122</text:p>
          </table:table-cell>
          <table:table-cell table:style-name="ce1" office:value-type="float" office:value="0.021">
            <text:p>0.021</text:p>
          </table:table-cell>
          <table:table-cell table:style-name="ce1" office:value-type="float" office:value="34.54">
            <text:p>34.5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34.72">
            <text:p>34.72</text:p>
          </table:table-cell>
          <table:table-cell table:formula="of:=([.D73]-[.F73])/([.E73]-[.G73])" office:value-type="float" office:value="-0.0666666666666668">
            <text:p>-0.066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3.88">
            <text:p>3.88</text:p>
          </table:table-cell>
          <table:table-cell office:value-type="float" office:value="3.27">
            <text:p>3.27</text:p>
          </table:table-cell>
          <table:table-cell table:formula="of:=([.K73]+[.L73])/2" office:value-type="float" office:value="3.575">
            <text:p>3.575</text:p>
          </table:table-cell>
          <table:table-cell table:formula="of:= [.M73]*3.14159/180" office:value-type="float" office:value="0.0623954680555556">
            <text:p>0.0623954681</text:p>
          </table:table-cell>
          <table:table-cell table:formula="of:=[.N73] /(1/[.J73])" office:value-type="float" office:value="7.48745616666667">
            <text:p>7.4874561667</text:p>
          </table:table-cell>
          <table:table-cell/>
          <table:table-cell office:value-type="float" office:value="9.81">
            <text:p>9.81</text:p>
          </table:table-cell>
          <table:table-cell table:formula="of:=0.5*(1-([.C74]/[.C73]))" office:value-type="float" office:value="0.0737704918032787">
            <text:p>0.073770491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3]/[.T73]" office:value-type="float" office:value="24.3">
            <text:p>24.3</text:p>
          </table:table-cell>
          <table:table-cell/>
          <table:table-cell table:formula="of:=(2*[.Q73]*[.C73])*(1-[.R73])-([.H73]^2)" office:value-type="float" office:value="2.21261555555556">
            <text:p>2.2126155556</text:p>
          </table:table-cell>
          <table:table-cell table:formula="of:=([.H73]^2)*([.U73]^2)" office:value-type="float" office:value="2.62440000000001">
            <text:p>2.6244</text:p>
          </table:table-cell>
          <table:table-cell table:formula="of:=[.W73]/[.X73]" office:value-type="float" office:value="0.84309387119172">
            <text:p>0.8430938712</text:p>
          </table:table-cell>
          <table:table-cell/>
          <table:table-cell table:formula="of:=ABS((0.85-[.Y73])/[.Y73])" office:value-type="float" office:value="0.00819141147179552">
            <text:p>0.0081914115</text:p>
          </table:table-cell>
          <table:table-cell/>
          <table:table-cell office:value-type="float" office:value="0.247634452761131">
            <text:p>0.2476344528</text:p>
          </table:table-cell>
          <table:table-cell table:number-columns-repeated="995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.104">
            <text:p>0.104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40.18">
            <text:p>40.18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40.7">
            <text:p>40.7</text:p>
          </table:table-cell>
          <table:table-cell table:formula="of:=([.D74]-[.F74])/([.E74]-[.G74])" office:value-type="float" office:value="-0.0634615384615381">
            <text:p>-0.0634615385</text:p>
          </table:table-cell>
          <table:table-cell/>
          <table:table-cell office:value-type="float" office:value="120">
            <text:p>120</text:p>
          </table:table-cell>
          <table:table-cell office:value-type="float" office:value="2.46">
            <text:p>2.46</text:p>
          </table:table-cell>
          <table:table-cell office:value-type="float" office:value="2.78">
            <text:p>2.78</text:p>
          </table:table-cell>
          <table:table-cell table:formula="of:=([.K74]+[.L74])/2" office:value-type="float" office:value="2.62">
            <text:p>2.62</text:p>
          </table:table-cell>
          <table:table-cell table:formula="of:= [.M74]*3.14159/180" office:value-type="float" office:value="0.0457275877777778">
            <text:p>0.0457275878</text:p>
          </table:table-cell>
          <table:table-cell table:formula="of:=[.N74] /(1/[.J74])" office:value-type="float" office:value="5.48731053333333">
            <text:p>5.4873105333</text:p>
          </table:table-cell>
          <table:table-cell/>
          <table:table-cell office:value-type="float" office:value="9.81">
            <text:p>9.81</text:p>
          </table:table-cell>
          <table:table-cell table:formula="of:=0.5*(1-([.C75]/[.C74]))" office:value-type="float" office:value="0.100961538461538">
            <text:p>0.100961538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4]/[.T74]" office:value-type="float" office:value="24.3">
            <text:p>24.3</text:p>
          </table:table-cell>
          <table:table-cell/>
          <table:table-cell table:formula="of:=(2*[.Q74]*[.C74])*(1-[.R74])-([.H74]^2)" office:value-type="float" office:value="1.83044263313609">
            <text:p>1.8304426331</text:p>
          </table:table-cell>
          <table:table-cell table:formula="of:=([.H74]^2)*([.U74]^2)" office:value-type="float" office:value="2.37811985946743">
            <text:p>2.3781198595</text:p>
          </table:table-cell>
          <table:table-cell table:formula="of:=[.W74]/[.X74]" office:value-type="float" office:value="0.76970158835729">
            <text:p>0.7697015884</text:p>
          </table:table-cell>
          <table:table-cell/>
          <table:table-cell table:formula="of:=ABS((0.85-[.Y74])/[.Y74])" office:value-type="float" office:value="0.104324082030393">
            <text:p>0.104324082</text:p>
          </table:table-cell>
          <table:table-cell/>
          <table:table-cell office:value-type="float" office:value="0.247648875253375">
            <text:p>0.2476488753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83">
            <text:p>0.083</text:p>
          </table:table-cell>
          <table:table-cell table:style-name="ce1" office:value-type="float" office:value="0.026">
            <text:p>0.026</text:p>
          </table:table-cell>
          <table:table-cell table:style-name="ce1" office:value-type="float" office:value="45.78">
            <text:p>45.7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46.08">
            <text:p>46.08</text:p>
          </table:table-cell>
          <table:table-cell table:formula="of:=([.D75]-[.F75])/([.E75]-[.G75])" office:value-type="float" office:value="-0.0600000000000006">
            <text:p>-0.06</text:p>
          </table:table-cell>
          <table:table-cell/>
          <table:table-cell office:value-type="float" office:value="120">
            <text:p>120</text:p>
          </table:table-cell>
          <table:table-cell office:value-type="float" office:value="2.78">
            <text:p>2.78</text:p>
          </table:table-cell>
          <table:table-cell office:value-type="float" office:value="2.79">
            <text:p>2.79</text:p>
          </table:table-cell>
          <table:table-cell table:formula="of:=([.K75]+[.L75])/2" office:value-type="float" office:value="2.785">
            <text:p>2.785</text:p>
          </table:table-cell>
          <table:table-cell table:formula="of:= [.M75]*3.14159/180" office:value-type="float" office:value="0.0486073786111111">
            <text:p>0.0486073786</text:p>
          </table:table-cell>
          <table:table-cell table:formula="of:=[.N75] /(1/[.J75])" office:value-type="float" office:value="5.83288543333333">
            <text:p>5.8328854333</text:p>
          </table:table-cell>
          <table:table-cell/>
          <table:table-cell office:value-type="float" office:value="9.81">
            <text:p>9.81</text:p>
          </table:table-cell>
          <table:table-cell table:formula="of:=0.5*(1-([.C76]/[.C75]))" office:value-type="float" office:value="0.0602409638554217">
            <text:p>0.060240963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5]/[.T75]" office:value-type="float" office:value="24.3">
            <text:p>24.3</text:p>
          </table:table-cell>
          <table:table-cell/>
          <table:table-cell table:formula="of:=(2*[.Q75]*[.C75])*(1-[.R75])-([.H75]^2)" office:value-type="float" office:value="1.52676">
            <text:p>1.52676</text:p>
          </table:table-cell>
          <table:table-cell table:formula="of:=([.H75]^2)*([.U75]^2)" office:value-type="float" office:value="2.12576400000004">
            <text:p>2.125764</text:p>
          </table:table-cell>
          <table:table-cell table:formula="of:=[.W75]/[.X75]" office:value-type="float" office:value="0.718217073955515">
            <text:p>0.718217074</text:p>
          </table:table-cell>
          <table:table-cell/>
          <table:table-cell table:formula="of:=ABS((0.85-[.Y75])/[.Y75])" office:value-type="float" office:value="0.183486206083493">
            <text:p>0.1834862061</text:p>
          </table:table-cell>
          <table:table-cell/>
          <table:table-cell office:value-type="float" office:value="0.249723128683542">
            <text:p>0.2497231287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73">
            <text:p>0.073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50.56">
            <text:p>50.56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51.06">
            <text:p>51.06</text:p>
          </table:table-cell>
          <table:table-cell table:formula="of:=([.D76]-[.F76])/([.E76]-[.G76])" office:value-type="float" office:value="-0.054">
            <text:p>-0.054</text:p>
          </table:table-cell>
          <table:table-cell/>
          <table:table-cell office:value-type="float" office:value="120">
            <text:p>120</text:p>
          </table:table-cell>
          <table:table-cell office:value-type="float" office:value="2.16">
            <text:p>2.16</text:p>
          </table:table-cell>
          <table:table-cell office:value-type="float" office:value="2.65">
            <text:p>2.65</text:p>
          </table:table-cell>
          <table:table-cell table:formula="of:=([.K76]+[.L76])/2" office:value-type="float" office:value="2.405">
            <text:p>2.405</text:p>
          </table:table-cell>
          <table:table-cell table:formula="of:= [.M76]*3.14159/180" office:value-type="float" office:value="0.0419751330555556">
            <text:p>0.0419751331</text:p>
          </table:table-cell>
          <table:table-cell table:formula="of:=[.N76] /(1/[.J76])" office:value-type="float" office:value="5.03701596666667">
            <text:p>5.0370159667</text:p>
          </table:table-cell>
          <table:table-cell/>
          <table:table-cell office:value-type="float" office:value="9.81">
            <text:p>9.81</text:p>
          </table:table-cell>
          <table:table-cell table:formula="of:=0.5*(1-([.C77]/[.C76]))" office:value-type="float" office:value="0.116438356164384">
            <text:p>0.116438356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6]/[.T76]" office:value-type="float" office:value="24.3">
            <text:p>24.3</text:p>
          </table:table-cell>
          <table:table-cell/>
          <table:table-cell table:formula="of:=(2*[.Q76]*[.C76])*(1-[.R76])-([.H76]^2)" office:value-type="float" office:value="1.262574">
            <text:p>1.262574</text:p>
          </table:table-cell>
          <table:table-cell table:formula="of:=([.H76]^2)*([.U76]^2)" office:value-type="float" office:value="1.72186884">
            <text:p>1.72186884</text:p>
          </table:table-cell>
          <table:table-cell table:formula="of:=[.W76]/[.X76]" office:value-type="float" office:value="0.733257940831312">
            <text:p>0.7332579408</text:p>
          </table:table-cell>
          <table:table-cell/>
          <table:table-cell table:formula="of:=ABS((0.85-[.Y76])/[.Y76])" office:value-type="float" office:value="0.159210085111843">
            <text:p>0.1592100851</text:p>
          </table:table-cell>
          <table:table-cell/>
          <table:table-cell office:value-type="float" office:value="0.255474157285562">
            <text:p>0.2554741573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55.38">
            <text:p>55.38</text:p>
          </table:table-cell>
          <table:table-cell table:formula="of:=([.D77]-[.F77])/([.E77]-[.G77])" office:value-type="float" office:value="-0.0465517241379306">
            <text:p>-0.0465517241</text:p>
          </table:table-cell>
          <table:table-cell/>
          <table:table-cell office:value-type="float" office:value="120">
            <text:p>120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table:formula="of:=([.K77]+[.L77])/2" office:value-type="float" office:value="2.085">
            <text:p>2.085</text:p>
          </table:table-cell>
          <table:table-cell table:formula="of:= [.M77]*3.14159/180" office:value-type="float" office:value="0.0363900841666667">
            <text:p>0.0363900842</text:p>
          </table:table-cell>
          <table:table-cell table:formula="of:=[.N77] /(1/[.J77])" office:value-type="float" office:value="4.3668101">
            <text:p>4.3668101</text:p>
          </table:table-cell>
          <table:table-cell/>
          <table:table-cell office:value-type="float" office:value="9.81">
            <text:p>9.81</text:p>
          </table:table-cell>
          <table:table-cell table:formula="of:=0.5*(1-([.C78]/[.C77]))" office:value-type="float" office:value="0.0892857142857143">
            <text:p>0.089285714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7]/[.T77]" office:value-type="float" office:value="24.3">
            <text:p>24.3</text:p>
          </table:table-cell>
          <table:table-cell/>
          <table:table-cell table:formula="of:=(2*[.Q77]*[.C77])*(1-[.R77])-([.H77]^2)" office:value-type="float" office:value="0.998452936979786">
            <text:p>0.998452937</text:p>
          </table:table-cell>
          <table:table-cell table:formula="of:=([.H77]^2)*([.U77]^2)" office:value-type="float" office:value="1.27962904280616">
            <text:p>1.2796290428</text:p>
          </table:table-cell>
          <table:table-cell table:formula="of:=[.W77]/[.X77]" office:value-type="float" office:value="0.780267486575822">
            <text:p>0.7802674866</text:p>
          </table:table-cell>
          <table:table-cell/>
          <table:table-cell table:formula="of:=ABS((0.85-[.Y77])/[.Y77])" office:value-type="float" office:value="0.0893700104437227">
            <text:p>0.0893700104</text:p>
          </table:table-cell>
          <table:table-cell/>
          <table:table-cell office:value-type="float" office:value="0.25719186414752">
            <text:p>0.2571918641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46">
            <text:p>0.046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59.18">
            <text:p>59.18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9.6">
            <text:p>59.6</text:p>
          </table:table-cell>
          <table:table-cell table:formula="of:=([.D78]-[.F78])/([.E78]-[.G78])" office:value-type="float" office:value="-0.0428571428571427">
            <text:p>-0.0428571429</text:p>
          </table:table-cell>
          <table:table-cell/>
          <table:table-cell office:value-type="float" office:value="120">
            <text:p>120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  <table:table-cell table:formula="of:=([.K78]+[.L78])/2" office:value-type="float" office:value="1.885">
            <text:p>1.885</text:p>
          </table:table-cell>
          <table:table-cell table:formula="of:= [.M78]*3.14159/180" office:value-type="float" office:value="0.0328994286111111">
            <text:p>0.0328994286</text:p>
          </table:table-cell>
          <table:table-cell table:formula="of:=[.N78] /(1/[.J78])" office:value-type="float" office:value="3.94793143333333">
            <text:p>3.9479314333</text:p>
          </table:table-cell>
          <table:table-cell/>
          <table:table-cell office:value-type="float" office:value="9.81">
            <text:p>9.81</text:p>
          </table:table-cell>
          <table:table-cell table:formula="of:=0.5*(1-([.C79]/[.C78]))" office:value-type="float" office:value="0.0869565217391304">
            <text:p>0.086956521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8]/[.T78]" office:value-type="float" office:value="24.3">
            <text:p>24.3</text:p>
          </table:table-cell>
          <table:table-cell/>
          <table:table-cell table:formula="of:=(2*[.Q78]*[.C78])*(1-[.R78])-([.H78]^2)" office:value-type="float" office:value="0.822203265306122">
            <text:p>0.8222032653</text:p>
          </table:table-cell>
          <table:table-cell table:formula="of:=([.H78]^2)*([.U78]^2)" office:value-type="float" office:value="1.08457346938775">
            <text:p>1.0845734694</text:p>
          </table:table-cell>
          <table:table-cell table:formula="of:=[.W78]/[.X78]" office:value-type="float" office:value="0.758089044691703">
            <text:p>0.7580890447</text:p>
          </table:table-cell>
          <table:table-cell/>
          <table:table-cell table:formula="of:=ABS((0.85-[.Y78])/[.Y78])" office:value-type="float" office:value="0.121240315965356">
            <text:p>0.121240316</text:p>
          </table:table-cell>
          <table:table-cell/>
          <table:table-cell office:value-type="float" office:value="0.261231739176682">
            <text:p>0.2612317392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17">
            <text:p>0.017</text:p>
          </table:table-cell>
          <table:table-cell table:style-name="ce1" office:value-type="float" office:value="62.88">
            <text:p>62.88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63.26">
            <text:p>63.26</text:p>
          </table:table-cell>
          <table:table-cell table:formula="of:=([.D79]-[.F79])/([.E79]-[.G79])" office:value-type="float" office:value="-0.0394736842105268">
            <text:p>-0.0394736842</text:p>
          </table:table-cell>
          <table:table-cell/>
          <table:table-cell office:value-type="float" office:value="120">
            <text:p>120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 table:formula="of:=([.K79]+[.L79])/2" office:value-type="float" office:value="1.91">
            <text:p>1.91</text:p>
          </table:table-cell>
          <table:table-cell table:formula="of:= [.M79]*3.14159/180" office:value-type="float" office:value="0.0333357605555556">
            <text:p>0.0333357606</text:p>
          </table:table-cell>
          <table:table-cell table:formula="of:=[.N79] /(1/[.J79])" office:value-type="float" office:value="4.00029126666667">
            <text:p>4.0002912667</text:p>
          </table:table-cell>
          <table:table-cell/>
          <table:table-cell office:value-type="float" office:value="9.81">
            <text:p>9.81</text:p>
          </table:table-cell>
          <table:table-cell table:formula="of:=0.5*(1-([.C80]/[.C79]))" office:value-type="float" office:value="0.0789473684210526">
            <text:p>0.078947368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9]/[.T79]" office:value-type="float" office:value="24.3">
            <text:p>24.3</text:p>
          </table:table-cell>
          <table:table-cell/>
          <table:table-cell table:formula="of:=(2*[.Q79]*[.C79])*(1-[.R79])-([.H79]^2)" office:value-type="float" office:value="0.685141828254848">
            <text:p>0.6851418283</text:p>
          </table:table-cell>
          <table:table-cell table:formula="of:=([.H79]^2)*([.U79]^2)" office:value-type="float" office:value="0.920084833795036">
            <text:p>0.9200848338</text:p>
          </table:table-cell>
          <table:table-cell table:formula="of:=[.W79]/[.X79]" office:value-type="float" office:value="0.744650713813933">
            <text:p>0.7446507138</text:p>
          </table:table-cell>
          <table:table-cell/>
          <table:table-cell table:formula="of:=ABS((0.85-[.Y79])/[.Y79])" office:value-type="float" office:value="0.141474766936691">
            <text:p>0.1414747669</text:p>
          </table:table-cell>
          <table:table-cell/>
          <table:table-cell office:value-type="float" office:value="0.262817839746135">
            <text:p>0.2628178397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66.76">
            <text:p>66.76</text:p>
          </table:table-cell>
          <table:table-cell table:formula="of:=([.D80]-[.F80])/([.E80]-[.G80])" office:value-type="float" office:value="-0.0339285714285713">
            <text:p>-0.0339285714</text:p>
          </table:table-cell>
          <table:table-cell/>
          <table:table-cell office:value-type="float" office:value="120">
            <text:p>120</text:p>
          </table:table-cell>
          <table:table-cell office:value-type="float" office:value="3.19">
            <text:p>3.19</text:p>
          </table:table-cell>
          <table:table-cell office:value-type="float" office:value="0">
            <text:p>0</text:p>
          </table:table-cell>
          <table:table-cell table:formula="of:=([.K80]+[.L80])/2" office:value-type="float" office:value="1.595">
            <text:p>1.595</text:p>
          </table:table-cell>
          <table:table-cell table:formula="of:= [.M80]*3.14159/180" office:value-type="float" office:value="0.0278379780555556">
            <text:p>0.0278379781</text:p>
          </table:table-cell>
          <table:table-cell table:formula="of:=[.N80] /(1/[.J80])" office:value-type="float" office:value="3.34055736666667">
            <text:p>3.3405573667</text:p>
          </table:table-cell>
          <table:table-cell/>
          <table:table-cell office:value-type="float" office:value="9.81">
            <text:p>9.81</text:p>
          </table:table-cell>
          <table:table-cell table:formula="of:=0.5*(1-([.C81]/[.C80]))" office:value-type="float" office:value="0.109375">
            <text:p>0.10937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0]/[.T80]" office:value-type="float" office:value="24.3">
            <text:p>24.3</text:p>
          </table:table-cell>
          <table:table-cell/>
          <table:table-cell table:formula="of:=(2*[.Q80]*[.C80])*(1-[.R80])-([.H80]^2)" office:value-type="float" office:value="0.558018852040816">
            <text:p>0.558018852</text:p>
          </table:table-cell>
          <table:table-cell table:formula="of:=([.H80]^2)*([.U80]^2)" office:value-type="float" office:value="0.679741358418362">
            <text:p>0.6797413584</text:p>
          </table:table-cell>
          <table:table-cell table:formula="of:=[.W80]/[.X80]" office:value-type="float" office:value="0.820928203249583">
            <text:p>0.8209282032</text:p>
          </table:table-cell>
          <table:table-cell/>
          <table:table-cell table:formula="of:=ABS((0.85-[.Y80])/[.Y80])" office:value-type="float" office:value="0.0354133243751871">
            <text:p>0.0354133244</text:p>
          </table:table-cell>
          <table:table-cell/>
          <table:table-cell office:value-type="float" office:value="0.262906969309659">
            <text:p>0.2629069693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25">
            <text:p>0.025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69.5">
            <text:p>69.5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0.04">
            <text:p>70.04</text:p>
          </table:table-cell>
          <table:table-cell table:formula="of:=([.D81]-[.F81])/([.E81]-[.G81])" office:value-type="float" office:value="-0.0333333333333329">
            <text:p>-0.03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formula="of:=([.K81]+[.L81])/2" office:value-type="float" office:value="1.48">
            <text:p>1.48</text:p>
          </table:table-cell>
          <table:table-cell table:formula="of:= [.M81]*3.14159/180" office:value-type="float" office:value="0.0258308511111111">
            <text:p>0.0258308511</text:p>
          </table:table-cell>
          <table:table-cell table:formula="of:=[.N81] /(1/[.J81])" office:value-type="float" office:value="3.09970213333333">
            <text:p>3.0997021333</text:p>
          </table:table-cell>
          <table:table-cell/>
          <table:table-cell office:value-type="float" office:value="9.81">
            <text:p>9.81</text:p>
          </table:table-cell>
          <table:table-cell table:formula="of:=0.5*(1-([.C82]/[.C81]))" office:value-type="float" office:value="0.1">
            <text:p>0.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1]/[.T81]" office:value-type="float" office:value="24.3">
            <text:p>24.3</text:p>
          </table:table-cell>
          <table:table-cell/>
          <table:table-cell table:formula="of:=(2*[.Q81]*[.C81])*(1-[.R81])-([.H81]^2)" office:value-type="float" office:value="0.440338888888889">
            <text:p>0.4403388889</text:p>
          </table:table-cell>
          <table:table-cell table:formula="of:=([.H81]^2)*([.U81]^2)" office:value-type="float" office:value="0.656099999999984">
            <text:p>0.6561</text:p>
          </table:table-cell>
          <table:table-cell table:formula="of:=[.W81]/[.X81]" office:value-type="float" office:value="0.671145997392012">
            <text:p>0.6711459974</text:p>
          </table:table-cell>
          <table:table-cell/>
          <table:table-cell table:formula="of:=ABS((0.85-[.Y81])/[.Y81])" office:value-type="float" office:value="0.266490455583422">
            <text:p>0.2664904556</text:p>
          </table:table-cell>
          <table:table-cell/>
          <table:table-cell office:value-type="float" office:value="0.266490455583422">
            <text:p>0.2664904556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72.24">
            <text:p>72.2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3.44">
            <text:p>73.44</text:p>
          </table:table-cell>
          <table:table-cell table:formula="of:=([.D82]-[.F82])/([.E82]-[.G82])" office:value-type="float" office:value="-0.015">
            <text:p>-0.015</text:p>
          </table:table-cell>
          <table:table-cell/>
          <table:table-cell office:value-type="float" office:value="120">
            <text:p>120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formula="of:=([.K82]+[.L82])/2" office:value-type="float" office:value="1.335">
            <text:p>1.335</text:p>
          </table:table-cell>
          <table:table-cell table:formula="of:= [.M82]*3.14159/180" office:value-type="float" office:value="0.0233001258333333">
            <text:p>0.0233001258</text:p>
          </table:table-cell>
          <table:table-cell table:formula="of:=[.N82] /(1/[.J82])" office:value-type="float" office:value="2.7960151">
            <text:p>2.7960151</text:p>
          </table:table-cell>
          <table:table-cell/>
          <table:table-cell office:value-type="float" office:value="9.81">
            <text:p>9.81</text:p>
          </table:table-cell>
          <table:table-cell table:formula="of:=0.5*(1-([.C83]/[.C82]))" office:value-type="float" office:value="0.175">
            <text:p>0.17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2]/[.T82]" office:value-type="float" office:value="24.3">
            <text:p>24.3</text:p>
          </table:table-cell>
          <table:table-cell/>
          <table:table-cell table:formula="of:=(2*[.Q82]*[.C82])*(1-[.R82])-([.H82]^2)" office:value-type="float" office:value="0.323505">
            <text:p>0.323505</text:p>
          </table:table-cell>
          <table:table-cell table:formula="of:=([.H82]^2)*([.U82]^2)" office:value-type="float" office:value="0.132860249999999">
            <text:p>0.13286025</text:p>
          </table:table-cell>
          <table:table-cell table:formula="of:=[.W82]/[.X82]" office:value-type="float" office:value="2.43492692509612">
            <text:p>2.4349269251</text:p>
          </table:table-cell>
          <table:table-cell/>
          <table:table-cell table:formula="of:=ABS((0.85-[.Y82])/[.Y82])" office:value-type="float" office:value="0.650913548476841">
            <text:p>0.6509135485</text:p>
          </table:table-cell>
          <table:table-cell/>
          <table:table-cell office:value-type="float" office:value="0.268785980062174">
            <text:p>0.2687859801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75.6">
            <text:p>75.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5.9">
            <text:p>75.9</text:p>
          </table:table-cell>
          <table:table-cell table:formula="of:=([.D83]-[.F83])/([.E83]-[.G83])" office:value-type="float" office:value="-0.0233333333333324">
            <text:p>-0.02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formula="of:=([.K83]+[.L83])/2" office:value-type="float" office:value="1.1">
            <text:p>1.1</text:p>
          </table:table-cell>
          <table:table-cell table:formula="of:= [.M83]*3.14159/180" office:value-type="float" office:value="0.0191986055555556">
            <text:p>0.0191986056</text:p>
          </table:table-cell>
          <table:table-cell table:formula="of:=[.N83] /(1/[.J83])" office:value-type="float" office:value="2.30383266666667">
            <text:p>2.3038326667</text:p>
          </table:table-cell>
          <table:table-cell/>
          <table:table-cell office:value-type="float" office:value="9.81">
            <text:p>9.81</text:p>
          </table:table-cell>
          <table:table-cell table:formula="of:=0.5*(1-([.C84]/[.C83]))" office:value-type="float" office:value="0.153846153846154">
            <text:p>0.153846153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3]/[.T83]" office:value-type="float" office:value="24.3">
            <text:p>24.3</text:p>
          </table:table-cell>
          <table:table-cell/>
          <table:table-cell table:formula="of:=(2*[.Q83]*[.C83])*(1-[.R83])-([.H83]^2)" office:value-type="float" office:value="0.215275555555556">
            <text:p>0.2152755556</text:p>
          </table:table-cell>
          <table:table-cell table:formula="of:=([.H83]^2)*([.U83]^2)" office:value-type="float" office:value="0.321488999999976">
            <text:p>0.321489</text:p>
          </table:table-cell>
          <table:table-cell table:formula="of:=[.W83]/[.X83]" office:value-type="float" office:value="0.669620284226123">
            <text:p>0.6696202842</text:p>
          </table:table-cell>
          <table:table-cell/>
          <table:table-cell table:formula="of:=ABS((0.85-[.Y83])/[.Y83])" office:value-type="float" office:value="0.269376122592137">
            <text:p>0.2693761226</text:p>
          </table:table-cell>
          <table:table-cell/>
          <table:table-cell office:value-type="float" office:value="0.269376122592137">
            <text:p>0.2693761226</text:p>
          </table:table-cell>
          <table:table-cell table:number-columns-repeated="99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0.009">
            <text:p>0.009</text:p>
          </table:table-cell>
          <table:table-cell table:style-name="ce1" office:value-type="float" office:value="78.2">
            <text:p>78.2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8.84">
            <text:p>78.84</text:p>
          </table:table-cell>
          <table:table-cell table:formula="of:=([.D84]-[.F84])/([.E84]-[.G84])" office:value-type="float" office:value="-0.0125">
            <text:p>-0.0125</text:p>
          </table:table-cell>
          <table:table-cell/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table:formula="of:=([.K84]+[.L84])/2" office:value-type="float" office:value="0.955">
            <text:p>0.955</text:p>
          </table:table-cell>
          <table:table-cell table:formula="of:= [.M84]*3.14159/180" office:value-type="float" office:value="0.0166678802777778">
            <text:p>0.0166678803</text:p>
          </table:table-cell>
          <table:table-cell table:formula="of:=[.N84] /(1/[.J84])" office:value-type="float" office:value="2.00014563333333">
            <text:p>2.0001456333</text:p>
          </table:table-cell>
          <table:table-cell/>
          <table:table-cell office:value-type="float" office:value="9.81">
            <text:p>9.81</text:p>
          </table:table-cell>
          <table:table-cell table:formula="of:=0.5*(1-([.C85]/[.C84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4]/[.T84]" office:value-type="float" office:value="24.3">
            <text:p>24.3</text:p>
          </table:table-cell>
          <table:table-cell/>
          <table:table-cell table:formula="of:=(2*[.Q84]*[.C84])*(1-[.R84])-([.H84]^2)" office:value-type="float" office:value="0.08813375">
            <text:p>0.08813375</text:p>
          </table:table-cell>
          <table:table-cell table:formula="of:=([.H84]^2)*([.U84]^2)" office:value-type="float" office:value="0.0922640624999998">
            <text:p>0.0922640625</text:p>
          </table:table-cell>
          <table:table-cell table:formula="of:=[.W84]/[.X84]" office:value-type="float" office:value="0.955233788887198">
            <text:p>0.9552337889</text:p>
          </table:table-cell>
          <table:table-cell table:number-columns-repeated="3"/>
          <table:table-cell office:value-type="float" office:value="0.282170005723859">
            <text:p>0.2821700057</text:p>
          </table:table-cell>
          <table:table-cell table:number-columns-repeated="995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21"/>
          <table:table-cell office:value-type="float" office:value="0.290358725374021">
            <text:p>0.2903587254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5.58">
            <text:p>5.58</text:p>
          </table:table-cell>
          <table:table-cell table:formula="of:=([.D86]-[.F86])/([.E86]-[.G86])" office:value-type="float" office:value="-0.102083333333333">
            <text:p>-0.1020833333</text:p>
          </table:table-cell>
          <table:table-cell/>
          <table:table-cell office:value-type="float" office:value="30">
            <text:p>30</text:p>
          </table:table-cell>
          <table:table-cell office:value-type="float" office:value="17.3">
            <text:p>17.3</text:p>
          </table:table-cell>
          <table:table-cell office:value-type="float" office:value="17.21">
            <text:p>17.21</text:p>
          </table:table-cell>
          <table:table-cell table:formula="of:=([.K86]+[.L86])/2" office:value-type="float" office:value="17.255">
            <text:p>17.255</text:p>
          </table:table-cell>
          <table:table-cell table:formula="of:= [.M86]*3.14159/180" office:value-type="float" office:value="0.301156308055556">
            <text:p>0.3011563081</text:p>
          </table:table-cell>
          <table:table-cell table:formula="of:=[.N86] /(1/[.J86])" office:value-type="float" office:value="9.03468924166667">
            <text:p>9.0346892417</text:p>
          </table:table-cell>
          <table:table-cell/>
          <table:table-cell office:value-type="float" office:value="9.81">
            <text:p>9.81</text:p>
          </table:table-cell>
          <table:table-cell table:formula="of:=0.5*(1-([.C87]/[.C86]))" office:value-type="float" office:value="0.062">
            <text:p>0.06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6]/[.T86]" office:value-type="float" office:value="24.3">
            <text:p>24.3</text:p>
          </table:table-cell>
          <table:table-cell/>
          <table:table-cell table:formula="of:=(2*[.Q86]*[.C86])*(1-[.R86])-([.H86]^2)" office:value-type="float" office:value="4.59046899305556">
            <text:p>4.5904689931</text:p>
          </table:table-cell>
          <table:table-cell table:formula="of:=([.H86]^2)*([.U86]^2)" office:value-type="float" office:value="6.15350039062499">
            <text:p>6.1535003906</text:p>
          </table:table-cell>
          <table:table-cell table:formula="of:=[.W86]/[.X86]" office:value-type="float" office:value="0.745993126131795">
            <text:p>0.7459931261</text:p>
          </table:table-cell>
          <table:table-cell/>
          <table:table-cell table:formula="of:=ABS((0.85-[.Y86])/[.Y86])" office:value-type="float" office:value="0.139420686632212">
            <text:p>0.1394206866</text:p>
          </table:table-cell>
          <table:table-cell/>
          <table:table-cell office:value-type="float" office:value="0.293573485180325">
            <text:p>0.2935734852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9">
            <text:p>0.219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13.74">
            <text:p>13.74</text:p>
          </table:table-cell>
          <table:table-cell table:formula="of:=([.D87]-[.F87])/([.E87]-[.G87])" office:value-type="float" office:value="-0.0870370370370369">
            <text:p>-0.087037037</text:p>
          </table:table-cell>
          <table:table-cell/>
          <table:table-cell office:value-type="float" office:value="30">
            <text:p>30</text:p>
          </table:table-cell>
          <table:table-cell office:value-type="float" office:value="17.95">
            <text:p>17.95</text:p>
          </table:table-cell>
          <table:table-cell office:value-type="float" office:value="16.2">
            <text:p>16.2</text:p>
          </table:table-cell>
          <table:table-cell table:formula="of:=([.K87]+[.L87])/2" office:value-type="float" office:value="17.075">
            <text:p>17.075</text:p>
          </table:table-cell>
          <table:table-cell table:formula="of:= [.M87]*3.14159/180" office:value-type="float" office:value="0.298014718055556">
            <text:p>0.2980147181</text:p>
          </table:table-cell>
          <table:table-cell table:formula="of:=[.N87] /(1/[.J87])" office:value-type="float" office:value="8.94044154166667">
            <text:p>8.9404415417</text:p>
          </table:table-cell>
          <table:table-cell/>
          <table:table-cell office:value-type="float" office:value="9.81">
            <text:p>9.81</text:p>
          </table:table-cell>
          <table:table-cell table:formula="of:=0.5*(1-([.C88]/[.C87]))" office:value-type="float" office:value="0.0844748858447489">
            <text:p>0.084474885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7]/[.T87]" office:value-type="float" office:value="24.3">
            <text:p>24.3</text:p>
          </table:table-cell>
          <table:table-cell/>
          <table:table-cell table:formula="of:=(2*[.Q87]*[.C87])*(1-[.R87])-([.H87]^2)" office:value-type="float" office:value="3.92623455418381">
            <text:p>3.9262345542</text:p>
          </table:table-cell>
          <table:table-cell table:formula="of:=([.H87]^2)*([.U87]^2)" office:value-type="float" office:value="4.47322499999998">
            <text:p>4.473225</text:p>
          </table:table-cell>
          <table:table-cell table:formula="of:=[.W87]/[.X87]" office:value-type="float" office:value="0.877718995620347">
            <text:p>0.8777189956</text:p>
          </table:table-cell>
          <table:table-cell/>
          <table:table-cell table:formula="of:=ABS((0.85-[.Y87])/[.Y87])" office:value-type="float" office:value="0.0315807174718331">
            <text:p>0.0315807175</text:p>
          </table:table-cell>
          <table:table-cell/>
          <table:table-cell office:value-type="float" office:value="0.304520924207841">
            <text:p>0.3045209242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2">
            <text:p>0.182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20.66">
            <text:p>20.66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1.14">
            <text:p>21.14</text:p>
          </table:table-cell>
          <table:table-cell table:formula="of:=([.D88]-[.F88])/([.E88]-[.G88])" office:value-type="float" office:value="-0.0833333333333333">
            <text:p>-0.0833333333</text:p>
          </table:table-cell>
          <table:table-cell/>
          <table:table-cell office:value-type="float" office:value="30">
            <text:p>30</text:p>
          </table:table-cell>
          <table:table-cell office:value-type="float" office:value="13.98">
            <text:p>13.98</text:p>
          </table:table-cell>
          <table:table-cell office:value-type="float" office:value="14.32">
            <text:p>14.32</text:p>
          </table:table-cell>
          <table:table-cell table:formula="of:=([.K88]+[.L88])/2" office:value-type="float" office:value="14.15">
            <text:p>14.15</text:p>
          </table:table-cell>
          <table:table-cell table:formula="of:= [.M88]*3.14159/180" office:value-type="float" office:value="0.246963880555556">
            <text:p>0.2469638806</text:p>
          </table:table-cell>
          <table:table-cell table:formula="of:=[.N88] /(1/[.J88])" office:value-type="float" office:value="7.40891641666667">
            <text:p>7.4089164167</text:p>
          </table:table-cell>
          <table:table-cell/>
          <table:table-cell office:value-type="float" office:value="9.81">
            <text:p>9.81</text:p>
          </table:table-cell>
          <table:table-cell table:formula="of:=0.5*(1-([.C89]/[.C88]))" office:value-type="float" office:value="0.0686813186813187">
            <text:p>0.068681318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8]/[.T88]" office:value-type="float" office:value="24.3">
            <text:p>24.3</text:p>
          </table:table-cell>
          <table:table-cell/>
          <table:table-cell table:formula="of:=(2*[.Q88]*[.C88])*(1-[.R88])-([.H88]^2)" office:value-type="float" office:value="3.31864555555556">
            <text:p>3.3186455556</text:p>
          </table:table-cell>
          <table:table-cell table:formula="of:=([.H88]^2)*([.U88]^2)" office:value-type="float" office:value="4.10062499999999">
            <text:p>4.100625</text:p>
          </table:table-cell>
          <table:table-cell table:formula="of:=[.W88]/[.X88]" office:value-type="float" office:value="0.809302375992821">
            <text:p>0.809302376</text:p>
          </table:table-cell>
          <table:table-cell/>
          <table:table-cell table:formula="of:=ABS((0.85-[.Y88])/[.Y88])" office:value-type="float" office:value="0.0502872908994644">
            <text:p>0.0502872909</text:p>
          </table:table-cell>
          <table:table-cell/>
          <table:table-cell office:value-type="float" office:value="0.306128153139714">
            <text:p>0.3061281531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7">
            <text:p>0.157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27.56">
            <text:p>27.56</text:p>
          </table:table-cell>
          <table:table-cell table:style-name="ce1" office:value-type="float" office:value="0.016">
            <text:p>0.016</text:p>
          </table:table-cell>
          <table:table-cell table:style-name="ce1" office:value-type="float" office:value="28.04">
            <text:p>28.04</text:p>
          </table:table-cell>
          <table:table-cell table:formula="of:=([.D89]-[.F89])/([.E89]-[.G89])" office:value-type="float" office:value="-0.0770833333333333">
            <text:p>-0.0770833333</text:p>
          </table:table-cell>
          <table:table-cell/>
          <table:table-cell office:value-type="float" office:value="30">
            <text:p>30</text:p>
          </table:table-cell>
          <table:table-cell office:value-type="float" office:value="13.71">
            <text:p>13.71</text:p>
          </table:table-cell>
          <table:table-cell office:value-type="float" office:value="13.69">
            <text:p>13.69</text:p>
          </table:table-cell>
          <table:table-cell table:formula="of:=([.K89]+[.L89])/2" office:value-type="float" office:value="13.7">
            <text:p>13.7</text:p>
          </table:table-cell>
          <table:table-cell table:formula="of:= [.M89]*3.14159/180" office:value-type="float" office:value="0.239109905555555">
            <text:p>0.2391099056</text:p>
          </table:table-cell>
          <table:table-cell table:formula="of:=[.N89] /(1/[.J89])" office:value-type="float" office:value="7.17329716666667">
            <text:p>7.1732971667</text:p>
          </table:table-cell>
          <table:table-cell/>
          <table:table-cell office:value-type="float" office:value="9.81">
            <text:p>9.81</text:p>
          </table:table-cell>
          <table:table-cell table:formula="of:=0.5*(1-([.C90]/[.C89]))" office:value-type="float" office:value="0.0732484076433121">
            <text:p>0.073248407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9]/[.T89]" office:value-type="float" office:value="24.3">
            <text:p>24.3</text:p>
          </table:table-cell>
          <table:table-cell/>
          <table:table-cell table:formula="of:=(2*[.Q89]*[.C89])*(1-[.R89])-([.H89]^2)" office:value-type="float" office:value="2.84876815972222">
            <text:p>2.8487681597</text:p>
          </table:table-cell>
          <table:table-cell table:formula="of:=([.H89]^2)*([.U89]^2)" office:value-type="float" office:value="3.50859726562499">
            <text:p>3.5085972656</text:p>
          </table:table-cell>
          <table:table-cell table:formula="of:=[.W89]/[.X89]" office:value-type="float" office:value="0.811939343290449">
            <text:p>0.8119393433</text:p>
          </table:table-cell>
          <table:table-cell/>
          <table:table-cell table:formula="of:=ABS((0.85-[.Y89])/[.Y89])" office:value-type="float" office:value="0.0468762316102418">
            <text:p>0.0468762316</text:p>
          </table:table-cell>
          <table:table-cell/>
          <table:table-cell office:value-type="float" office:value="0.321337822561337">
            <text:p>0.3213378226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34">
            <text:p>0.134</text:p>
          </table:table-cell>
          <table:table-cell table:style-name="ce1" office:value-type="float" office:value="0.064">
            <text:p>0.064</text:p>
          </table:table-cell>
          <table:table-cell table:style-name="ce1" office:value-type="float" office:value="33.42">
            <text:p>33.4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34.22">
            <text:p>34.22</text:p>
          </table:table-cell>
          <table:table-cell table:formula="of:=([.D90]-[.F90])/([.E90]-[.G90])" office:value-type="float" office:value="-0.0637500000000002">
            <text:p>-0.06375</text:p>
          </table:table-cell>
          <table:table-cell/>
          <table:table-cell office:value-type="float" office:value="30">
            <text:p>30</text:p>
          </table:table-cell>
          <table:table-cell office:value-type="float" office:value="11.37">
            <text:p>11.37</text:p>
          </table:table-cell>
          <table:table-cell office:value-type="float" office:value="12.41">
            <text:p>12.41</text:p>
          </table:table-cell>
          <table:table-cell table:formula="of:=([.K90]+[.L90])/2" office:value-type="float" office:value="11.89">
            <text:p>11.89</text:p>
          </table:table-cell>
          <table:table-cell table:formula="of:= [.M90]*3.14159/180" office:value-type="float" office:value="0.207519472777778">
            <text:p>0.2075194728</text:p>
          </table:table-cell>
          <table:table-cell table:formula="of:=[.N90] /(1/[.J90])" office:value-type="float" office:value="6.22558418333333">
            <text:p>6.2255841833</text:p>
          </table:table-cell>
          <table:table-cell/>
          <table:table-cell office:value-type="float" office:value="9.81">
            <text:p>9.81</text:p>
          </table:table-cell>
          <table:table-cell table:formula="of:=0.5*(1-([.C91]/[.C90]))" office:value-type="float" office:value="0.0559701492537313">
            <text:p>0.055970149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0]/[.T90]" office:value-type="float" office:value="24.3">
            <text:p>24.3</text:p>
          </table:table-cell>
          <table:table-cell/>
          <table:table-cell table:formula="of:=(2*[.Q90]*[.C90])*(1-[.R90])-([.H90]^2)" office:value-type="float" office:value="2.4778659375">
            <text:p>2.4778659375</text:p>
          </table:table-cell>
          <table:table-cell table:formula="of:=([.H90]^2)*([.U90]^2)" office:value-type="float" office:value="2.39978826562502">
            <text:p>2.3997882656</text:p>
          </table:table-cell>
          <table:table-cell table:formula="of:=[.W90]/[.X90]" office:value-type="float" office:value="1.03253523362597">
            <text:p>1.0325352336</text:p>
          </table:table-cell>
          <table:table-cell/>
          <table:table-cell table:formula="of:=ABS((0.85-[.Y90])/[.Y90])" office:value-type="float" office:value="0.176783539855548">
            <text:p>0.1767835399</text:p>
          </table:table-cell>
          <table:table-cell/>
          <table:table-cell office:value-type="float" office:value="0.378367033630088">
            <text:p>0.3783670336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39.38">
            <text:p>39.38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40.04">
            <text:p>40.04</text:p>
          </table:table-cell>
          <table:table-cell table:formula="of:=([.D91]-[.F91])/([.E91]-[.G91])" office:value-type="float" office:value="-0.0681818181818185">
            <text:p>-0.0681818182</text:p>
          </table:table-cell>
          <table:table-cell/>
          <table:table-cell office:value-type="float" office:value="30">
            <text:p>30</text:p>
          </table:table-cell>
          <table:table-cell office:value-type="float" office:value="10.05">
            <text:p>10.05</text:p>
          </table:table-cell>
          <table:table-cell office:value-type="float" office:value="11.11">
            <text:p>11.11</text:p>
          </table:table-cell>
          <table:table-cell table:formula="of:=([.K91]+[.L91])/2" office:value-type="float" office:value="10.58">
            <text:p>10.58</text:p>
          </table:table-cell>
          <table:table-cell table:formula="of:= [.M91]*3.14159/180" office:value-type="float" office:value="0.184655678888889">
            <text:p>0.1846556789</text:p>
          </table:table-cell>
          <table:table-cell table:formula="of:=[.N91] /(1/[.J91])" office:value-type="float" office:value="5.53967036666667">
            <text:p>5.5396703667</text:p>
          </table:table-cell>
          <table:table-cell/>
          <table:table-cell office:value-type="float" office:value="9.81">
            <text:p>9.81</text:p>
          </table:table-cell>
          <table:table-cell table:formula="of:=0.5*(1-([.C92]/[.C91]))" office:value-type="float" office:value="0.0840336134453782">
            <text:p>0.084033613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1]/[.T91]" office:value-type="float" office:value="24.3">
            <text:p>24.3</text:p>
          </table:table-cell>
          <table:table-cell/>
          <table:table-cell table:formula="of:=(2*[.Q91]*[.C91])*(1-[.R91])-([.H91]^2)" office:value-type="float" office:value="2.13393123966942">
            <text:p>2.1339312397</text:p>
          </table:table-cell>
          <table:table-cell table:formula="of:=([.H91]^2)*([.U91]^2)" office:value-type="float" office:value="2.74504648760333">
            <text:p>2.7450464876</text:p>
          </table:table-cell>
          <table:table-cell table:formula="of:=[.W91]/[.X91]" office:value-type="float" office:value="0.777375264610739">
            <text:p>0.7773752646</text:p>
          </table:table-cell>
          <table:table-cell/>
          <table:table-cell table:formula="of:=ABS((0.85-[.Y91])/[.Y91])" office:value-type="float" office:value="0.0934230077742786">
            <text:p>0.0934230078</text:p>
          </table:table-cell>
          <table:table-cell/>
          <table:table-cell office:value-type="float" office:value="0.453857056212711">
            <text:p>0.4538570562</text:p>
          </table:table-cell>
          <table:table-cell table:number-columns-repeated="995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44.84">
            <text:p>44.8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45.4">
            <text:p>45.4</text:p>
          </table:table-cell>
          <table:table-cell table:formula="of:=([.D92]-[.F92])/([.E92]-[.G92])" office:value-type="float" office:value="-0.0517857142857147">
            <text:p>-0.0517857143</text:p>
          </table:table-cell>
          <table:table-cell/>
          <table:table-cell office:value-type="float" office:value="30">
            <text:p>30</text:p>
          </table:table-cell>
          <table:table-cell office:value-type="float" office:value="9.5">
            <text:p>9.5</text:p>
          </table:table-cell>
          <table:table-cell office:value-type="float" office:value="10.03">
            <text:p>10.03</text:p>
          </table:table-cell>
          <table:table-cell table:formula="of:=([.K92]+[.L92])/2" office:value-type="float" office:value="9.765">
            <text:p>9.765</text:p>
          </table:table-cell>
          <table:table-cell table:formula="of:= [.M92]*3.14159/180" office:value-type="float" office:value="0.1704312575">
            <text:p>0.1704312575</text:p>
          </table:table-cell>
          <table:table-cell table:formula="of:=[.N92] /(1/[.J92])" office:value-type="float" office:value="5.112937725">
            <text:p>5.112937725</text:p>
          </table:table-cell>
          <table:table-cell/>
          <table:table-cell office:value-type="float" office:value="9.81">
            <text:p>9.81</text:p>
          </table:table-cell>
          <table:table-cell table:formula="of:=0.5*(1-([.C93]/[.C92]))" office:value-type="float" office:value="0.0606060606060606">
            <text:p>0.060606060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2]/[.T92]" office:value-type="float" office:value="24.3">
            <text:p>24.3</text:p>
          </table:table-cell>
          <table:table-cell/>
          <table:table-cell table:formula="of:=(2*[.Q92]*[.C92])*(1-[.R92])-([.H92]^2)" office:value-type="float" office:value="1.82197823979592">
            <text:p>1.8219782398</text:p>
          </table:table-cell>
          <table:table-cell table:formula="of:=([.H92]^2)*([.U92]^2)" office:value-type="float" office:value="1.58355258290819">
            <text:p>1.5835525829</text:p>
          </table:table-cell>
          <table:table-cell table:formula="of:=[.W92]/[.X92]" office:value-type="float" office:value="1.15056377632239">
            <text:p>1.1505637763</text:p>
          </table:table-cell>
          <table:table-cell/>
          <table:table-cell table:formula="of:=ABS((0.85-[.Y92])/[.Y92])" office:value-type="float" office:value="0.261231739176682">
            <text:p>0.2612317392</text:p>
          </table:table-cell>
          <table:table-cell/>
          <table:table-cell office:value-type="float" office:value="0.472871819756387">
            <text:p>0.4728718198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49.58">
            <text:p>49.58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50.22">
            <text:p>50.22</text:p>
          </table:table-cell>
          <table:table-cell table:formula="of:=([.D93]-[.F93])/([.E93]-[.G93])" office:value-type="float" office:value="-0.0453125">
            <text:p>-0.0453125</text:p>
          </table:table-cell>
          <table:table-cell/>
          <table:table-cell office:value-type="float" office:value="30">
            <text:p>30</text:p>
          </table:table-cell>
          <table:table-cell office:value-type="float" office:value="8.04">
            <text:p>8.04</text:p>
          </table:table-cell>
          <table:table-cell office:value-type="float" office:value="9.19">
            <text:p>9.19</text:p>
          </table:table-cell>
          <table:table-cell table:formula="of:=([.K92]+[.L93])/2" office:value-type="float" office:value="9.345">
            <text:p>9.345</text:p>
          </table:table-cell>
          <table:table-cell table:formula="of:= [.M93]*3.14159/180" office:value-type="float" office:value="0.163100880833333">
            <text:p>0.1631008808</text:p>
          </table:table-cell>
          <table:table-cell table:formula="of:=[.N93] /(1/[.J93])" office:value-type="float" office:value="4.893026425">
            <text:p>4.893026425</text:p>
          </table:table-cell>
          <table:table-cell/>
          <table:table-cell office:value-type="float" office:value="9.81">
            <text:p>9.81</text:p>
          </table:table-cell>
          <table:table-cell table:formula="of:=0.5*(1-([.C94]/[.C93]))" office:value-type="float" office:value="0.109195402298851">
            <text:p>0.109195402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3]/[.T93]" office:value-type="float" office:value="24.3">
            <text:p>24.3</text:p>
          </table:table-cell>
          <table:table-cell/>
          <table:table-cell table:formula="of:=(2*[.Q93]*[.C93])*(1-[.R93])-([.H93]^2)" office:value-type="float" office:value="1.51849677734375">
            <text:p>1.5184967773</text:p>
          </table:table-cell>
          <table:table-cell table:formula="of:=([.H93]^2)*([.U93]^2)" office:value-type="float" office:value="1.21240744628906">
            <text:p>1.2124074463</text:p>
          </table:table-cell>
          <table:table-cell table:formula="of:=[.W93]/[.X93]" office:value-type="float" office:value="1.25246408044719">
            <text:p>1.2524640804</text:p>
          </table:table-cell>
          <table:table-cell/>
          <table:table-cell table:formula="of:=ABS((0.85-[.Y93])/[.Y93])" office:value-type="float" office:value="0.321337822561337">
            <text:p>0.3213378226</text:p>
          </table:table-cell>
          <table:table-cell/>
          <table:table-cell office:value-type="float" office:value="0.483526103511882">
            <text:p>0.4835261035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0.029">
            <text:p>0.029</text:p>
          </table:table-cell>
          <table:table-cell table:style-name="ce1" office:value-type="float" office:value="53.92">
            <text:p>53.9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4.3">
            <text:p>54.3</text:p>
          </table:table-cell>
          <table:table-cell table:formula="of:=([.D94]-[.F94])/([.E94]-[.G94])" office:value-type="float" office:value="-0.0421052631578952">
            <text:p>-0.0421052632</text:p>
          </table:table-cell>
          <table:table-cell/>
          <table:table-cell office:value-type="float" office:value="30">
            <text:p>30</text:p>
          </table:table-cell>
          <table:table-cell office:value-type="float" office:value="7.36">
            <text:p>7.36</text:p>
          </table:table-cell>
          <table:table-cell office:value-type="float" office:value="7.35">
            <text:p>7.35</text:p>
          </table:table-cell>
          <table:table-cell table:formula="of:=([.K94]+[.L94])/2" office:value-type="float" office:value="7.355">
            <text:p>7.355</text:p>
          </table:table-cell>
          <table:table-cell table:formula="of:= [.M94]*3.14159/180" office:value-type="float" office:value="0.128368858055556">
            <text:p>0.1283688581</text:p>
          </table:table-cell>
          <table:table-cell table:formula="of:=[.N94] /(1/[.J94])" office:value-type="float" office:value="3.85106574166667">
            <text:p>3.8510657417</text:p>
          </table:table-cell>
          <table:table-cell/>
          <table:table-cell office:value-type="float" office:value="9.81">
            <text:p>9.81</text:p>
          </table:table-cell>
          <table:table-cell table:formula="of:=0.5*(1-([.C95]/[.C94]))" office:value-type="float" office:value="0.0588235294117648">
            <text:p>0.058823529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4]/[.T94]" office:value-type="float" office:value="24.3">
            <text:p>24.3</text:p>
          </table:table-cell>
          <table:table-cell/>
          <table:table-cell table:formula="of:=(2*[.Q94]*[.C94])*(1-[.R94])-([.H94]^2)" office:value-type="float" office:value="1.2539071468144">
            <text:p>1.2539071468</text:p>
          </table:table-cell>
          <table:table-cell table:formula="of:=([.H94]^2)*([.U94]^2)" office:value-type="float" office:value="1.04685207756235">
            <text:p>1.0468520776</text:p>
          </table:table-cell>
          <table:table-cell table:formula="of:=[.W94]/[.X94]" office:value-type="float" office:value="1.19778827753219">
            <text:p>1.1977882775</text:p>
          </table:table-cell>
          <table:table-cell/>
          <table:table-cell table:formula="of:=ABS((0.85-[.Y94])/[.Y94])" office:value-type="float" office:value="0.290358725374021">
            <text:p>0.2903587254</text:p>
          </table:table-cell>
          <table:table-cell/>
          <table:table-cell office:value-type="float" office:value="0.486978056997391">
            <text:p>0.486978057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57.7">
            <text:p>57.7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58.48">
            <text:p>58.48</text:p>
          </table:table-cell>
          <table:table-cell table:formula="of:=([.D95]-[.F95])/([.E95]-[.G95])" office:value-type="float" office:value="-0.030769230769231">
            <text:p>-0.0307692308</text:p>
          </table:table-cell>
          <table:table-cell/>
          <table:table-cell office:value-type="float" office:value="30">
            <text:p>30</text:p>
          </table:table-cell>
          <table:table-cell office:value-type="float" office:value="6.59">
            <text:p>6.59</text:p>
          </table:table-cell>
          <table:table-cell office:value-type="float" office:value="7.21">
            <text:p>7.21</text:p>
          </table:table-cell>
          <table:table-cell table:formula="of:=([.K95]+[.L95])/2" office:value-type="float" office:value="6.9">
            <text:p>6.9</text:p>
          </table:table-cell>
          <table:table-cell table:formula="of:= [.M95]*3.14159/180" office:value-type="float" office:value="0.120427616666667">
            <text:p>0.1204276167</text:p>
          </table:table-cell>
          <table:table-cell table:formula="of:=[.N95] /(1/[.J95])" office:value-type="float" office:value="3.6128285">
            <text:p>3.6128285</text:p>
          </table:table-cell>
          <table:table-cell/>
          <table:table-cell office:value-type="float" office:value="9.81">
            <text:p>9.81</text:p>
          </table:table-cell>
          <table:table-cell table:formula="of:=0.5*(1-([.C96]/[.C95]))" office:value-type="float" office:value="0.0333333333333333">
            <text:p>0.03333333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5]/[.T95]" office:value-type="float" office:value="24.3">
            <text:p>24.3</text:p>
          </table:table-cell>
          <table:table-cell/>
          <table:table-cell table:formula="of:=(2*[.Q95]*[.C95])*(1-[.R95])-([.H95]^2)" office:value-type="float" office:value="1.13701325443787">
            <text:p>1.1370132544</text:p>
          </table:table-cell>
          <table:table-cell table:formula="of:=([.H95]^2)*([.U95]^2)" office:value-type="float" office:value="0.559043786982257">
            <text:p>0.559043787</text:p>
          </table:table-cell>
          <table:table-cell table:formula="of:=[.W95]/[.X95]" office:value-type="float" office:value="2.03385366390622">
            <text:p>2.0338536639</text:p>
          </table:table-cell>
          <table:table-cell/>
          <table:table-cell table:formula="of:=ABS((0.85-[.Y95])/[.Y95])" office:value-type="float" office:value="0.582074160454842">
            <text:p>0.5820741605</text:p>
          </table:table-cell>
          <table:table-cell/>
          <table:table-cell office:value-type="float" office:value="0.489959760324394">
            <text:p>0.4899597603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61.2">
            <text:p>61.2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61.82">
            <text:p>61.82</text:p>
          </table:table-cell>
          <table:table-cell table:formula="of:=([.D96]-[.F96])/([.E96]-[.G96])" office:value-type="float" office:value="-0.038709677419355">
            <text:p>-0.0387096774</text:p>
          </table:table-cell>
          <table:table-cell/>
          <table:table-cell office:value-type="float" office:value="30">
            <text:p>30</text:p>
          </table:table-cell>
          <table:table-cell office:value-type="float" office:value="6.77">
            <text:p>6.77</text:p>
          </table:table-cell>
          <table:table-cell office:value-type="float" office:value="6.89">
            <text:p>6.89</text:p>
          </table:table-cell>
          <table:table-cell table:formula="of:=([.K96]+[.L96])/2" office:value-type="float" office:value="6.83">
            <text:p>6.83</text:p>
          </table:table-cell>
          <table:table-cell table:formula="of:= [.M96]*3.14159/180" office:value-type="float" office:value="0.119205887222222">
            <text:p>0.1192058872</text:p>
          </table:table-cell>
          <table:table-cell table:formula="of:=[.N96] /(1/[.J96])" office:value-type="float" office:value="3.57617661666667">
            <text:p>3.5761766167</text:p>
          </table:table-cell>
          <table:table-cell/>
          <table:table-cell office:value-type="float" office:value="9.81">
            <text:p>9.81</text:p>
          </table:table-cell>
          <table:table-cell table:formula="of:=0.5*(1-([.C97]/[.C96]))" office:value-type="float" office:value="0.0625">
            <text:p>0.06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6]/[.T96]" office:value-type="float" office:value="24.3">
            <text:p>24.3</text:p>
          </table:table-cell>
          <table:table-cell/>
          <table:table-cell table:formula="of:=(2*[.Q96]*[.C96])*(1-[.R96])-([.H96]^2)" office:value-type="float" office:value="1.02855156087409">
            <text:p>1.0285515609</text:p>
          </table:table-cell>
          <table:table-cell table:formula="of:=([.H96]^2)*([.U96]^2)" office:value-type="float" office:value="0.884813319458904">
            <text:p>0.8848133195</text:p>
          </table:table-cell>
          <table:table-cell table:formula="of:=[.W96]/[.X96]" office:value-type="float" office:value="1.16245035902385">
            <text:p>1.162450359</text:p>
          </table:table-cell>
          <table:table-cell/>
          <table:table-cell table:formula="of:=ABS((0.85-[.Y96])/[.Y96])" office:value-type="float" office:value="0.268785980062174">
            <text:p>0.2687859801</text:p>
          </table:table-cell>
          <table:table-cell/>
          <table:table-cell office:value-type="float" office:value="0.494877106150569">
            <text:p>0.4948771062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64.76">
            <text:p>64.76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65.68">
            <text:p>65.68</text:p>
          </table:table-cell>
          <table:table-cell table:formula="of:=([.D97]-[.F97])/([.E97]-[.G97])" office:value-type="float" office:value="-0.0304347826086956">
            <text:p>-0.0304347826</text:p>
          </table:table-cell>
          <table:table-cell/>
          <table:table-cell office:value-type="float" office:value="30">
            <text:p>30</text:p>
          </table:table-cell>
          <table:table-cell office:value-type="float" office:value="5.26">
            <text:p>5.26</text:p>
          </table:table-cell>
          <table:table-cell office:value-type="float" office:value="5.36">
            <text:p>5.36</text:p>
          </table:table-cell>
          <table:table-cell table:formula="of:=([.K97]+[.L97])/2" office:value-type="float" office:value="5.31">
            <text:p>5.31</text:p>
          </table:table-cell>
          <table:table-cell table:formula="of:= [.M97]*3.14159/180" office:value-type="float" office:value="0.092676905">
            <text:p>0.092676905</text:p>
          </table:table-cell>
          <table:table-cell table:formula="of:=[.N97] /(1/[.J97])" office:value-type="float" office:value="2.78030715">
            <text:p>2.78030715</text:p>
          </table:table-cell>
          <table:table-cell/>
          <table:table-cell office:value-type="float" office:value="9.81">
            <text:p>9.81</text:p>
          </table:table-cell>
          <table:table-cell table:formula="of:=0.5*(1-([.C98]/[.C97]))" office:value-type="float" office:value="0.0816326530612245">
            <text:p>0.081632653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7]/[.T97]" office:value-type="float" office:value="24.3">
            <text:p>24.3</text:p>
          </table:table-cell>
          <table:table-cell/>
          <table:table-cell table:formula="of:=(2*[.Q97]*[.C97])*(1-[.R97])-([.H97]^2)" office:value-type="float" office:value="0.881973724007561">
            <text:p>0.881973724</text:p>
          </table:table-cell>
          <table:table-cell table:formula="of:=([.H97]^2)*([.U97]^2)" office:value-type="float" office:value="0.546956710775045">
            <text:p>0.5469567108</text:p>
          </table:table-cell>
          <table:table-cell table:formula="of:=[.W97]/[.X97]" office:value-type="float" office:value="1.61251102076761">
            <text:p>1.6125110208</text:p>
          </table:table-cell>
          <table:table-cell/>
          <table:table-cell table:formula="of:=ABS((0.85-[.Y97])/[.Y97])" office:value-type="float" office:value="0.472871819756387">
            <text:p>0.4728718198</text:p>
          </table:table-cell>
          <table:table-cell/>
          <table:table-cell office:value-type="float" office:value="0.508230252134957">
            <text:p>0.5082302521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67.66">
            <text:p>67.6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68.48">
            <text:p>68.48</text:p>
          </table:table-cell>
          <table:table-cell table:formula="of:=([.D98]-[.F98])/([.E98]-[.G98])" office:value-type="float" office:value="-0.0280487804878046">
            <text:p>-0.0280487805</text:p>
          </table:table-cell>
          <table:table-cell/>
          <table:table-cell office:value-type="float" office:value="30">
            <text:p>30</text:p>
          </table:table-cell>
          <table:table-cell office:value-type="float" office:value="5.02">
            <text:p>5.02</text:p>
          </table:table-cell>
          <table:table-cell office:value-type="float" office:value="5.2">
            <text:p>5.2</text:p>
          </table:table-cell>
          <table:table-cell table:formula="of:=([.K98]+[.L98])/2" office:value-type="float" office:value="5.11">
            <text:p>5.11</text:p>
          </table:table-cell>
          <table:table-cell table:formula="of:= [.M98]*3.14159/180" office:value-type="float" office:value="0.0891862494444444">
            <text:p>0.0891862494</text:p>
          </table:table-cell>
          <table:table-cell table:formula="of:=[.N98] /(1/[.J98])" office:value-type="float" office:value="2.67558748333333">
            <text:p>2.6755874833</text:p>
          </table:table-cell>
          <table:table-cell/>
          <table:table-cell office:value-type="float" office:value="9.81">
            <text:p>9.81</text:p>
          </table:table-cell>
          <table:table-cell table:formula="of:=0.5*(1-([.C99]/[.C98]))" office:value-type="float" office:value="0.0365853658536586">
            <text:p>0.036585365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8]/[.T98]" office:value-type="float" office:value="24.3">
            <text:p>24.3</text:p>
          </table:table-cell>
          <table:table-cell/>
          <table:table-cell table:formula="of:=(2*[.Q98]*[.C98])*(1-[.R98])-([.H98]^2)" office:value-type="float" office:value="0.774203265913147">
            <text:p>0.7742032659</text:p>
          </table:table-cell>
          <table:table-cell table:formula="of:=([.H98]^2)*([.U98]^2)" office:value-type="float" office:value="0.464558610945857">
            <text:p>0.4645586109</text:p>
          </table:table-cell>
          <table:table-cell table:formula="of:=[.W98]/[.X98]" office:value-type="float" office:value="1.66653517483368">
            <text:p>1.6665351748</text:p>
          </table:table-cell>
          <table:table-cell/>
          <table:table-cell table:formula="of:=ABS((0.85-[.Y98])/[.Y98])" office:value-type="float" office:value="0.489959760324394">
            <text:p>0.4899597603</text:p>
          </table:table-cell>
          <table:table-cell/>
          <table:table-cell office:value-type="float" office:value="0.582074160454842">
            <text:p>0.5820741605</text:p>
          </table:table-cell>
          <table:table-cell table:number-columns-repeated="99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70.78">
            <text:p>70.78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71.68">
            <text:p>71.68</text:p>
          </table:table-cell>
          <table:table-cell table:formula="of:=([.D99]-[.F99])/([.E99]-[.G99])" office:value-type="float" office:value="-0.0188888888888888">
            <text:p>-0.0188888889</text:p>
          </table:table-cell>
          <table:table-cell/>
          <table:table-cell office:value-type="float" office:value="30">
            <text:p>30</text:p>
          </table:table-cell>
          <table:table-cell office:value-type="float" office:value="4.59">
            <text:p>4.59</text:p>
          </table:table-cell>
          <table:table-cell office:value-type="float" office:value="4.22">
            <text:p>4.22</text:p>
          </table:table-cell>
          <table:table-cell table:formula="of:=([.K99]+[.L99])/2" office:value-type="float" office:value="4.405">
            <text:p>4.405</text:p>
          </table:table-cell>
          <table:table-cell table:formula="of:= [.M99]*3.14159/180" office:value-type="float" office:value="0.0768816886111111">
            <text:p>0.0768816886</text:p>
          </table:table-cell>
          <table:table-cell table:formula="of:=[.N99] /(1/[.J99])" office:value-type="float" office:value="2.30645065833333">
            <text:p>2.3064506583</text:p>
          </table:table-cell>
          <table:table-cell/>
          <table:table-cell office:value-type="float" office:value="9.81">
            <text:p>9.81</text:p>
          </table:table-cell>
          <table:table-cell table:formula="of:=0.5*(1-([.C100]/[.C99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9]/[.T99]" office:value-type="float" office:value="24.3">
            <text:p>24.3</text:p>
          </table:table-cell>
          <table:table-cell/>
          <table:table-cell table:formula="of:=(2*[.Q99]*[.C99])*(1-[.R99])-([.H99]^2)" office:value-type="float" office:value="0.372423209876543">
            <text:p>0.3724232099</text:p>
          </table:table-cell>
          <table:table-cell table:formula="of:=([.H99]^2)*([.U99]^2)" office:value-type="float" office:value="0.210680999999997">
            <text:p>0.210681</text:p>
          </table:table-cell>
          <table:table-cell table:formula="of:=[.W99]/[.X99]" office:value-type="float" office:value="1.76771142094706">
            <text:p>1.7677114209</text:p>
          </table:table-cell>
          <table:table-cell table:number-columns-repeated="3"/>
          <table:table-cell office:value-type="float" office:value="0.649273785347061">
            <text:p>0.6492737853</text:p>
          </table:table-cell>
          <table:table-cell table:number-columns-repeated="995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21"/>
          <table:table-cell office:value-type="float" office:value="0.650913548476841">
            <text:p>0.6509135485</text:p>
          </table:table-cell>
          <table:table-cell table:number-columns-repeated="995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46">
            <text:p>0.246</text:p>
          </table:table-cell>
          <table:table-cell table:style-name="ce1" office:value-type="float" office:value="0.054">
            <text:p>0.054</text:p>
          </table:table-cell>
          <table:table-cell table:style-name="ce1" office:value-type="float" office:value="4.74">
            <text:p>4.7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5.18">
            <text:p>5.18</text:p>
          </table:table-cell>
          <table:table-cell table:formula="of:=([.D101]-[.F101])/([.E101]-[.G101])" office:value-type="float" office:value="-0.102272727272727">
            <text:p>-0.1022727273</text:p>
          </table:table-cell>
          <table:table-cell/>
          <table:table-cell office:value-type="float" office:value="120">
            <text:p>120</text:p>
          </table:table-cell>
          <table:table-cell office:value-type="float" office:value="4.87">
            <text:p>4.87</text:p>
          </table:table-cell>
          <table:table-cell office:value-type="float" office:value="4">
            <text:p>4</text:p>
          </table:table-cell>
          <table:table-cell table:formula="of:=([.K101]+[.L101])/2" office:value-type="float" office:value="4.435">
            <text:p>4.435</text:p>
          </table:table-cell>
          <table:table-cell table:formula="of:= [.M101]*3.14159/180" office:value-type="float" office:value="0.0774052869444445">
            <text:p>0.0774052869</text:p>
          </table:table-cell>
          <table:table-cell table:formula="of:=[.N101] /(1/[.J101])" office:value-type="float" office:value="9.28863443333334">
            <text:p>9.2886344333</text:p>
          </table:table-cell>
          <table:table-cell/>
          <table:table-cell office:value-type="float" office:value="9.81">
            <text:p>9.81</text:p>
          </table:table-cell>
          <table:table-cell table:formula="of:=0.5*(1-([.C102]/[.C101]))" office:value-type="float" office:value="0.0609756097560976">
            <text:p>0.060975609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1]/[.T101]" office:value-type="float" office:value="24.3">
            <text:p>24.3</text:p>
          </table:table-cell>
          <table:table-cell/>
          <table:table-cell table:formula="of:=(2*[.Q101]*[.C101])*(1-[.R101])-([.H101]^2)" office:value-type="float" office:value="4.5217602892562">
            <text:p>4.5217602893</text:p>
          </table:table-cell>
          <table:table-cell table:formula="of:=([.H101]^2)*([.U101]^2)" office:value-type="float" office:value="6.17635459710745">
            <text:p>6.1763545971</text:p>
          </table:table-cell>
          <table:table-cell table:formula="of:=[.W101]/[.X101]" office:value-type="float" office:value="0.732108271661387">
            <text:p>0.7321082717</text:p>
          </table:table-cell>
          <table:table-cell/>
          <table:table-cell table:formula="of:=ABS((0.85-[.Y101])/[.Y101])" office:value-type="float" office:value="0.161030455332897">
            <text:p>0.1610304553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13.02">
            <text:p>13.02</text:p>
          </table:table-cell>
          <table:table-cell table:formula="of:=([.D102]-[.F102])/([.E102]-[.G102])" office:value-type="float" office:value="-0.0854166666666666">
            <text:p>-0.08541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3.93">
            <text:p>3.93</text:p>
          </table:table-cell>
          <table:table-cell office:value-type="float" office:value="3.55">
            <text:p>3.55</text:p>
          </table:table-cell>
          <table:table-cell table:formula="of:=([.K102]+[.L102])/2" office:value-type="float" office:value="3.74">
            <text:p>3.74</text:p>
          </table:table-cell>
          <table:table-cell table:formula="of:= [.M102]*3.14159/180" office:value-type="float" office:value="0.0652752588888889">
            <text:p>0.0652752589</text:p>
          </table:table-cell>
          <table:table-cell table:formula="of:=[.N102] /(1/[.J102])" office:value-type="float" office:value="7.83303106666667">
            <text:p>7.8330310667</text:p>
          </table:table-cell>
          <table:table-cell/>
          <table:table-cell office:value-type="float" office:value="9.81">
            <text:p>9.81</text:p>
          </table:table-cell>
          <table:table-cell table:formula="of:=0.5*(1-([.C103]/[.C102]))" office:value-type="float" office:value="0.0740740740740741">
            <text:p>0.074074074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2]/[.T102]" office:value-type="float" office:value="24.3">
            <text:p>24.3</text:p>
          </table:table-cell>
          <table:table-cell/>
          <table:table-cell table:formula="of:=(2*[.Q102]*[.C102])*(1-[.R102])-([.H102]^2)" office:value-type="float" office:value="3.91670399305556">
            <text:p>3.9167039931</text:p>
          </table:table-cell>
          <table:table-cell table:formula="of:=([.H102]^2)*([.U102]^2)" office:value-type="float" office:value="4.30821914062499">
            <text:p>4.3082191406</text:p>
          </table:table-cell>
          <table:table-cell table:formula="of:=[.W102]/[.X102]" office:value-type="float" office:value="0.909123669249415">
            <text:p>0.9091236692</text:p>
          </table:table-cell>
          <table:table-cell/>
          <table:table-cell table:formula="of:=ABS((0.85-[.Y102])/[.Y102])" office:value-type="float" office:value="0.0650336926088708">
            <text:p>0.0650336926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4">
            <text:p>0.184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19.74">
            <text:p>19.7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0.34">
            <text:p>20.34</text:p>
          </table:table-cell>
          <table:table-cell table:formula="of:=([.D103]-[.F103])/([.E103]-[.G103])" office:value-type="float" office:value="-0.0799999999999998">
            <text:p>-0.08</text:p>
          </table:table-cell>
          <table:table-cell/>
          <table:table-cell office:value-type="float" office:value="120">
            <text:p>120</text:p>
          </table:table-cell>
          <table:table-cell office:value-type="float" office:value="3.32">
            <text:p>3.32</text:p>
          </table:table-cell>
          <table:table-cell office:value-type="float" office:value="3.76">
            <text:p>3.76</text:p>
          </table:table-cell>
          <table:table-cell table:formula="of:=([.K103]+[.L103])/2" office:value-type="float" office:value="3.54">
            <text:p>3.54</text:p>
          </table:table-cell>
          <table:table-cell table:formula="of:= [.M103]*3.14159/180" office:value-type="float" office:value="0.0617846033333333">
            <text:p>0.0617846033</text:p>
          </table:table-cell>
          <table:table-cell table:formula="of:=[.N103] /(1/[.J103])" office:value-type="float" office:value="7.4141524">
            <text:p>7.4141524</text:p>
          </table:table-cell>
          <table:table-cell/>
          <table:table-cell office:value-type="float" office:value="9.81">
            <text:p>9.81</text:p>
          </table:table-cell>
          <table:table-cell table:formula="of:=0.5*(1-([.C104]/[.C103]))" office:value-type="float" office:value="0.0896739130434783">
            <text:p>0.08967391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3]/[.T103]" office:value-type="float" office:value="24.3">
            <text:p>24.3</text:p>
          </table:table-cell>
          <table:table-cell/>
          <table:table-cell table:formula="of:=(2*[.Q103]*[.C103])*(1-[.R103])-([.H103]^2)" office:value-type="float" office:value="3.27995">
            <text:p>3.27995</text:p>
          </table:table-cell>
          <table:table-cell table:formula="of:=([.H103]^2)*([.U103]^2)" office:value-type="float" office:value="3.77913599999998">
            <text:p>3.779136</text:p>
          </table:table-cell>
          <table:table-cell table:formula="of:=[.W103]/[.X103]" office:value-type="float" office:value="0.867910019644706">
            <text:p>0.8679100196</text:p>
          </table:table-cell>
          <table:table-cell/>
          <table:table-cell table:formula="of:=ABS((0.85-[.Y103])/[.Y103])" office:value-type="float" office:value="0.0206358023750411">
            <text:p>0.0206358024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0.055">
            <text:p>0.055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27.08">
            <text:p>27.08</text:p>
          </table:table-cell>
          <table:table-cell table:formula="of:=([.D104]-[.F104])/([.E104]-[.G104])" office:value-type="float" office:value="-0.0770833333333338">
            <text:p>-0.07708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36">
            <text:p>3.36</text:p>
          </table:table-cell>
          <table:table-cell office:value-type="float" office:value="3.79">
            <text:p>3.79</text:p>
          </table:table-cell>
          <table:table-cell table:formula="of:=([.K104]+[.L104])/2" office:value-type="float" office:value="3.575">
            <text:p>3.575</text:p>
          </table:table-cell>
          <table:table-cell table:formula="of:= [.M104]*3.14159/180" office:value-type="float" office:value="0.0623954680555556">
            <text:p>0.0623954681</text:p>
          </table:table-cell>
          <table:table-cell table:formula="of:=[.N104] /(1/[.J104])" office:value-type="float" office:value="7.48745616666667">
            <text:p>7.4874561667</text:p>
          </table:table-cell>
          <table:table-cell/>
          <table:table-cell office:value-type="float" office:value="9.81">
            <text:p>9.81</text:p>
          </table:table-cell>
          <table:table-cell table:formula="of:=0.5*(1-([.C105]/[.C104]))" office:value-type="float" office:value="0.0794701986754967">
            <text:p>0.079470198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4]/[.T104]" office:value-type="float" office:value="24.3">
            <text:p>24.3</text:p>
          </table:table-cell>
          <table:table-cell/>
          <table:table-cell table:formula="of:=(2*[.Q104]*[.C104])*(1-[.R104])-([.H104]^2)" office:value-type="float" office:value="2.72123815972222">
            <text:p>2.7212381597</text:p>
          </table:table-cell>
          <table:table-cell table:formula="of:=([.H104]^2)*([.U104]^2)" office:value-type="float" office:value="3.50859726562505">
            <text:p>3.5085972656</text:p>
          </table:table-cell>
          <table:table-cell table:formula="of:=[.W104]/[.X104]" office:value-type="float" office:value="0.775591483919555">
            <text:p>0.7755914839</text:p>
          </table:table-cell>
          <table:table-cell/>
          <table:table-cell table:formula="of:=ABS((0.85-[.Y104])/[.Y104])" office:value-type="float" office:value="0.0959377683009251">
            <text:p>0.0959377683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27">
            <text:p>0.127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32.28">
            <text:p>32.2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32.94">
            <text:p>32.94</text:p>
          </table:table-cell>
          <table:table-cell table:formula="of:=([.D105]-[.F105])/([.E105]-[.G105])" office:value-type="float" office:value="-0.0712121212121216">
            <text:p>-0.0712121212</text:p>
          </table:table-cell>
          <table:table-cell/>
          <table:table-cell office:value-type="float" office:value="120">
            <text:p>120</text:p>
          </table:table-cell>
          <table:table-cell office:value-type="float" office:value="2.93">
            <text:p>2.93</text:p>
          </table:table-cell>
          <table:table-cell office:value-type="float" office:value="2.89">
            <text:p>2.89</text:p>
          </table:table-cell>
          <table:table-cell table:formula="of:=([.K105]+[.L105])/2" office:value-type="float" office:value="2.91">
            <text:p>2.91</text:p>
          </table:table-cell>
          <table:table-cell table:formula="of:= [.M105]*3.14159/180" office:value-type="float" office:value="0.0507890383333333">
            <text:p>0.0507890383</text:p>
          </table:table-cell>
          <table:table-cell table:formula="of:=[.N105] /(1/[.J105])" office:value-type="float" office:value="6.0946846">
            <text:p>6.0946846</text:p>
          </table:table-cell>
          <table:table-cell/>
          <table:table-cell office:value-type="float" office:value="9.81">
            <text:p>9.81</text:p>
          </table:table-cell>
          <table:table-cell table:formula="of:=0.5*(1-([.C106]/[.C105]))" office:value-type="float" office:value="0.0551181102362205">
            <text:p>0.055118110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5]/[.T105]" office:value-type="float" office:value="24.3">
            <text:p>24.3</text:p>
          </table:table-cell>
          <table:table-cell/>
          <table:table-cell table:formula="of:=(2*[.Q105]*[.C105])*(1-[.R105])-([.H105]^2)" office:value-type="float" office:value="2.34932883379247">
            <text:p>2.3493288338</text:p>
          </table:table-cell>
          <table:table-cell table:formula="of:=([.H105]^2)*([.U105]^2)" office:value-type="float" office:value="2.99447293388433">
            <text:p>2.9944729339</text:p>
          </table:table-cell>
          <table:table-cell table:formula="of:=[.W105]/[.X105]" office:value-type="float" office:value="0.784555040457488">
            <text:p>0.7845550405</text:p>
          </table:table-cell>
          <table:table-cell/>
          <table:table-cell table:formula="of:=ABS((0.85-[.Y105])/[.Y105])" office:value-type="float" office:value="0.08341665806436">
            <text:p>0.0834166581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13">
            <text:p>0.113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37.9">
            <text:p>37.9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38.52">
            <text:p>38.52</text:p>
          </table:table-cell>
          <table:table-cell table:formula="of:=([.D106]-[.F106])/([.E106]-[.G106])" office:value-type="float" office:value="-0.0612903225806447">
            <text:p>-0.0612903226</text:p>
          </table:table-cell>
          <table:table-cell/>
          <table:table-cell office:value-type="float" office:value="120">
            <text:p>120</text:p>
          </table:table-cell>
          <table:table-cell office:value-type="float" office:value="3.14">
            <text:p>3.14</text:p>
          </table:table-cell>
          <table:table-cell office:value-type="float" office:value="2.69">
            <text:p>2.69</text:p>
          </table:table-cell>
          <table:table-cell table:formula="of:=([.K106]+[.L106])/2" office:value-type="float" office:value="2.915">
            <text:p>2.915</text:p>
          </table:table-cell>
          <table:table-cell table:formula="of:= [.M106]*3.14159/180" office:value-type="float" office:value="0.0508763047222222">
            <text:p>0.0508763047</text:p>
          </table:table-cell>
          <table:table-cell table:formula="of:=[.N106] /(1/[.J106])" office:value-type="float" office:value="6.10515656666667">
            <text:p>6.1051565667</text:p>
          </table:table-cell>
          <table:table-cell/>
          <table:table-cell office:value-type="float" office:value="9.81">
            <text:p>9.81</text:p>
          </table:table-cell>
          <table:table-cell table:formula="of:=0.5*(1-([.C107]/[.C106]))" office:value-type="float" office:value="0.101769911504425">
            <text:p>0.101769911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6]/[.T106]" office:value-type="float" office:value="24.3">
            <text:p>24.3</text:p>
          </table:table-cell>
          <table:table-cell/>
          <table:table-cell table:formula="of:=(2*[.Q106]*[.C106])*(1-[.R106])-([.H106]^2)" office:value-type="float" office:value="1.98767349635796">
            <text:p>1.9876734964</text:p>
          </table:table-cell>
          <table:table-cell table:formula="of:=([.H106]^2)*([.U106]^2)" office:value-type="float" office:value="2.2181778355879">
            <text:p>2.2181778356</text:p>
          </table:table-cell>
          <table:table-cell table:formula="of:=[.W106]/[.X106]" office:value-type="float" office:value="0.896083922789336">
            <text:p>0.8960839228</text:p>
          </table:table-cell>
          <table:table-cell/>
          <table:table-cell table:formula="of:=ABS((0.85-[.Y106])/[.Y106])" office:value-type="float" office:value="0.0514281325859364">
            <text:p>0.0514281326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42.96">
            <text:p>42.96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43.56">
            <text:p>43.56</text:p>
          </table:table-cell>
          <table:table-cell table:formula="of:=([.D107]-[.F107])/([.E107]-[.G107])" office:value-type="float" office:value="-0.0499999999999999">
            <text:p>-0.05</text:p>
          </table:table-cell>
          <table:table-cell/>
          <table:table-cell office:value-type="float" office:value="120">
            <text:p>120</text:p>
          </table:table-cell>
          <table:table-cell office:value-type="float" office:value="4.35">
            <text:p>4.35</text:p>
          </table:table-cell>
          <table:table-cell office:value-type="float" office:value="0">
            <text:p>0</text:p>
          </table:table-cell>
          <table:table-cell table:formula="of:=([.K107]+[.L107])/2" office:value-type="float" office:value="2.175">
            <text:p>2.175</text:p>
          </table:table-cell>
          <table:table-cell table:formula="of:= [.M107]*3.14159/180" office:value-type="float" office:value="0.0379608791666667">
            <text:p>0.0379608792</text:p>
          </table:table-cell>
          <table:table-cell table:formula="of:=[.N107] /(1/[.J107])" office:value-type="float" office:value="4.5553055">
            <text:p>4.5553055</text:p>
          </table:table-cell>
          <table:table-cell/>
          <table:table-cell office:value-type="float" office:value="9.81">
            <text:p>9.81</text:p>
          </table:table-cell>
          <table:table-cell table:formula="of:=0.5*(1-([.C108]/[.C107]))" office:value-type="float" office:value="0.0611111111111111">
            <text:p>0.061111111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7]/[.T107]" office:value-type="float" office:value="24.3">
            <text:p>24.3</text:p>
          </table:table-cell>
          <table:table-cell/>
          <table:table-cell table:formula="of:=(2*[.Q107]*[.C107])*(1-[.R107])-([.H107]^2)" office:value-type="float" office:value="1.65539">
            <text:p>1.65539</text:p>
          </table:table-cell>
          <table:table-cell table:formula="of:=([.H107]^2)*([.U107]^2)" office:value-type="float" office:value="1.47622499999999">
            <text:p>1.476225</text:p>
          </table:table-cell>
          <table:table-cell table:formula="of:=[.W107]/[.X107]" office:value-type="float" office:value="1.1213670002879">
            <text:p>1.1213670003</text:p>
          </table:table-cell>
          <table:table-cell/>
          <table:table-cell table:formula="of:=ABS((0.85-[.Y107])/[.Y107])" office:value-type="float" office:value="0.241996598988762">
            <text:p>0.241996599</text:p>
          </table:table-cell>
          <table:table-cell table:number-columns-repeated="997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0.079">
            <text:p>0.079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47.58">
            <text:p>47.58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8.42">
            <text:p>48.42</text:p>
          </table:table-cell>
          <table:table-cell table:formula="of:=([.D108]-[.F108])/([.E108]-[.G108])" office:value-type="float" office:value="-0.051190476190476">
            <text:p>-0.0511904762</text:p>
          </table:table-cell>
          <table:table-cell/>
          <table:table-cell office:value-type="float" office:value="120">
            <text:p>120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 table:formula="of:=([.K108]+[.L108])/2" office:value-type="float" office:value="1.925">
            <text:p>1.925</text:p>
          </table:table-cell>
          <table:table-cell table:formula="of:= [.M108]*3.14159/180" office:value-type="float" office:value="0.0335975597222222">
            <text:p>0.0335975597</text:p>
          </table:table-cell>
          <table:table-cell table:formula="of:=[.N108] /(1/[.J108])" office:value-type="float" office:value="4.03170716666667">
            <text:p>4.0317071667</text:p>
          </table:table-cell>
          <table:table-cell/>
          <table:table-cell office:value-type="float" office:value="9.81">
            <text:p>9.81</text:p>
          </table:table-cell>
          <table:table-cell table:formula="of:=0.5*(1-([.C109]/[.C108]))" office:value-type="float" office:value="0.10126582278481">
            <text:p>0.101265822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8]/[.T108]" office:value-type="float" office:value="24.3">
            <text:p>24.3</text:p>
          </table:table-cell>
          <table:table-cell/>
          <table:table-cell table:formula="of:=(2*[.Q108]*[.C108])*(1-[.R108])-([.H108]^2)" office:value-type="float" office:value="1.39039953514739">
            <text:p>1.3903995351</text:p>
          </table:table-cell>
          <table:table-cell table:formula="of:=([.H108]^2)*([.U108]^2)" office:value-type="float" office:value="1.54735829081631">
            <text:p>1.5473582908</text:p>
          </table:table-cell>
          <table:table-cell table:formula="of:=[.W108]/[.X108]" office:value-type="float" office:value="0.898563405385499">
            <text:p>0.8985634054</text:p>
          </table:table-cell>
          <table:table-cell/>
          <table:table-cell table:formula="of:=ABS((0.85-[.Y108])/[.Y108])" office:value-type="float" office:value="0.0540456077939926">
            <text:p>0.0540456078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63">
            <text:p>0.063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51.44">
            <text:p>51.44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51.98">
            <text:p>51.98</text:p>
          </table:table-cell>
          <table:table-cell table:formula="of:=([.D109]-[.F109])/([.E109]-[.G109])" office:value-type="float" office:value="-0.0500000000000001">
            <text:p>-0.05</text:p>
          </table:table-cell>
          <table:table-cell/>
          <table:table-cell office:value-type="float" office:value="120">
            <text:p>120</text:p>
          </table:table-cell>
          <table:table-cell office:value-type="float" office:value="4.15">
            <text:p>4.15</text:p>
          </table:table-cell>
          <table:table-cell office:value-type="float" office:value="0">
            <text:p>0</text:p>
          </table:table-cell>
          <table:table-cell table:formula="of:=([.K109]+[.L109])/2" office:value-type="float" office:value="2.075">
            <text:p>2.075</text:p>
          </table:table-cell>
          <table:table-cell table:formula="of:= [.M109]*3.14159/180" office:value-type="float" office:value="0.0362155513888889">
            <text:p>0.0362155514</text:p>
          </table:table-cell>
          <table:table-cell table:formula="of:=[.N109] /(1/[.J109])" office:value-type="float" office:value="4.34586616666667">
            <text:p>4.3458661667</text:p>
          </table:table-cell>
          <table:table-cell/>
          <table:table-cell office:value-type="float" office:value="9.81">
            <text:p>9.81</text:p>
          </table:table-cell>
          <table:table-cell table:formula="of:=0.5*(1-([.C110]/[.C109]))" office:value-type="float" office:value="0.0476190476190476">
            <text:p>0.047619047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9]/[.T109]" office:value-type="float" office:value="24.3">
            <text:p>24.3</text:p>
          </table:table-cell>
          <table:table-cell/>
          <table:table-cell table:formula="of:=(2*[.Q109]*[.C109])*(1-[.R109])-([.H109]^2)" office:value-type="float" office:value="1.1747">
            <text:p>1.1747</text:p>
          </table:table-cell>
          <table:table-cell table:formula="of:=([.H109]^2)*([.U109]^2)" office:value-type="float" office:value="1.476225">
            <text:p>1.476225</text:p>
          </table:table-cell>
          <table:table-cell table:formula="of:=[.W109]/[.X109]" office:value-type="float" office:value="0.79574590594252">
            <text:p>0.7957459059</text:p>
          </table:table-cell>
          <table:table-cell/>
          <table:table-cell table:formula="of:=ABS((0.85-[.Y109])/[.Y109])" office:value-type="float" office:value="0.0681801736613634">
            <text:p>0.0681801737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55.54">
            <text:p>55.54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56.02">
            <text:p>56.02</text:p>
          </table:table-cell>
          <table:table-cell table:formula="of:=([.D110]-[.F110])/([.E110]-[.G110])" office:value-type="float" office:value="-0.039583333333333">
            <text:p>-0.03958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table:formula="of:=([.K110]+[.L110])/2" office:value-type="float" office:value="1.875">
            <text:p>1.875</text:p>
          </table:table-cell>
          <table:table-cell table:formula="of:= [.M110]*3.14159/180" office:value-type="float" office:value="0.0327248958333333">
            <text:p>0.0327248958</text:p>
          </table:table-cell>
          <table:table-cell table:formula="of:=[.N110] /(1/[.J110])" office:value-type="float" office:value="3.9269875">
            <text:p>3.9269875</text:p>
          </table:table-cell>
          <table:table-cell/>
          <table:table-cell office:value-type="float" office:value="9.81">
            <text:p>9.81</text:p>
          </table:table-cell>
          <table:table-cell table:formula="of:=0.5*(1-([.C111]/[.C110]))" office:value-type="float" office:value="0.0701754385964912">
            <text:p>0.070175438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0]/[.T110]" office:value-type="float" office:value="24.3">
            <text:p>24.3</text:p>
          </table:table-cell>
          <table:table-cell/>
          <table:table-cell table:formula="of:=(2*[.Q110]*[.C110])*(1-[.R110])-([.H110]^2)" office:value-type="float" office:value="1.03829315972222">
            <text:p>1.0382931597</text:p>
          </table:table-cell>
          <table:table-cell table:formula="of:=([.H110]^2)*([.U110]^2)" office:value-type="float" office:value="0.925203515624984">
            <text:p>0.9252035156</text:p>
          </table:table-cell>
          <table:table-cell table:formula="of:=[.W110]/[.X110]" office:value-type="float" office:value="1.12223218155504">
            <text:p>1.1222321816</text:p>
          </table:table-cell>
          <table:table-cell/>
          <table:table-cell table:formula="of:=ABS((0.85-[.Y110])/[.Y110])" office:value-type="float" office:value="0.242580979256734">
            <text:p>0.2425809793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58.64">
            <text:p>58.6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9.3">
            <text:p>59.3</text:p>
          </table:table-cell>
          <table:table-cell table:formula="of:=([.D111]-[.F111])/([.E111]-[.G111])" office:value-type="float" office:value="-0.0409090909090911">
            <text:p>-0.0409090909</text:p>
          </table:table-cell>
          <table:table-cell/>
          <table:table-cell office:value-type="float" office:value="120">
            <text:p>120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table:formula="of:=([.K111]+[.L111])/2" office:value-type="float" office:value="1.67">
            <text:p>1.67</text:p>
          </table:table-cell>
          <table:table-cell table:formula="of:= [.M111]*3.14159/180" office:value-type="float" office:value="0.0291469738888889">
            <text:p>0.0291469739</text:p>
          </table:table-cell>
          <table:table-cell table:formula="of:=[.N111] /(1/[.J111])" office:value-type="float" office:value="3.49763686666667">
            <text:p>3.4976368667</text:p>
          </table:table-cell>
          <table:table-cell/>
          <table:table-cell office:value-type="float" office:value="9.81">
            <text:p>9.81</text:p>
          </table:table-cell>
          <table:table-cell table:formula="of:=0.5*(1-([.C112]/[.C111]))" office:value-type="float" office:value="0.0918367346938775">
            <text:p>0.091836734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1]/[.T111]" office:value-type="float" office:value="24.3">
            <text:p>24.3</text:p>
          </table:table-cell>
          <table:table-cell/>
          <table:table-cell table:formula="of:=(2*[.Q111]*[.C111])*(1-[.R111])-([.H111]^2)" office:value-type="float" office:value="0.871416446280992">
            <text:p>0.8714164463</text:p>
          </table:table-cell>
          <table:table-cell table:formula="of:=([.H111]^2)*([.U111]^2)" office:value-type="float" office:value="0.9882167355372">
            <text:p>0.9882167355</text:p>
          </table:table-cell>
          <table:table-cell table:formula="of:=[.W111]/[.X111]" office:value-type="float" office:value="0.881807011502679">
            <text:p>0.8818070115</text:p>
          </table:table-cell>
          <table:table-cell/>
          <table:table-cell table:formula="of:=ABS((0.85-[.Y111])/[.Y111])" office:value-type="float" office:value="0.0360702637740171">
            <text:p>0.0360702638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62.18">
            <text:p>62.18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62.64">
            <text:p>62.64</text:p>
          </table:table-cell>
          <table:table-cell table:formula="of:=([.D112]-[.F112])/([.E112]-[.G112])" office:value-type="float" office:value="-0.0260869565217391">
            <text:p>-0.0260869565</text:p>
          </table:table-cell>
          <table:table-cell/>
          <table:table-cell office:value-type="float" office:value="120">
            <text:p>120</text:p>
          </table:table-cell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table:formula="of:=([.K112]+[.L112])/2" office:value-type="float" office:value="1.545">
            <text:p>1.545</text:p>
          </table:table-cell>
          <table:table-cell table:formula="of:= [.M112]*3.14159/180" office:value-type="float" office:value="0.0269653141666667">
            <text:p>0.0269653142</text:p>
          </table:table-cell>
          <table:table-cell table:formula="of:=[.N112] /(1/[.J112])" office:value-type="float" office:value="3.2358377">
            <text:p>3.2358377</text:p>
          </table:table-cell>
          <table:table-cell/>
          <table:table-cell office:value-type="float" office:value="9.81">
            <text:p>9.81</text:p>
          </table:table-cell>
          <table:table-cell table:formula="of:=0.5*(1-([.C113]/[.C112]))" office:value-type="float" office:value="0.1375">
            <text:p>0.137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2]/[.T112]" office:value-type="float" office:value="24.3">
            <text:p>24.3</text:p>
          </table:table-cell>
          <table:table-cell/>
          <table:table-cell table:formula="of:=(2*[.Q112]*[.C112])*(1-[.R112])-([.H112]^2)" office:value-type="float" office:value="0.676209470699433">
            <text:p>0.6762094707</text:p>
          </table:table-cell>
          <table:table-cell table:formula="of:=([.H112]^2)*([.U112]^2)" office:value-type="float" office:value="0.40184574669187">
            <text:p>0.4018457467</text:p>
          </table:table-cell>
          <table:table-cell table:formula="of:=[.W112]/[.X112]" office:value-type="float" office:value="1.68275881047944">
            <text:p>1.6827588105</text:p>
          </table:table-cell>
          <table:table-cell/>
          <table:table-cell table:formula="of:=ABS((0.85-[.Y112])/[.Y112])" office:value-type="float" office:value="0.494877106150569">
            <text:p>0.4948771062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29">
            <text:p>0.029</text:p>
          </table:table-cell>
          <table:table-cell table:style-name="ce1" office:value-type="float" office:value="0.028">
            <text:p>0.028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65.76">
            <text:p>65.76</text:p>
          </table:table-cell>
          <table:table-cell table:formula="of:=([.D113]-[.F113])/([.E113]-[.G113])" office:value-type="float" office:value="-0.0236842105263156">
            <text:p>-0.0236842105</text:p>
          </table:table-cell>
          <table:table-cell/>
          <table:table-cell office:value-type="float" office:value="120">
            <text:p>120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formula="of:=([.K113]+[.L113])/2" office:value-type="float" office:value="1.22">
            <text:p>1.22</text:p>
          </table:table-cell>
          <table:table-cell table:formula="of:= [.M113]*3.14159/180" office:value-type="float" office:value="0.0212929988888889">
            <text:p>0.0212929989</text:p>
          </table:table-cell>
          <table:table-cell table:formula="of:=[.N113] /(1/[.J113])" office:value-type="float" office:value="2.55515986666667">
            <text:p>2.5551598667</text:p>
          </table:table-cell>
          <table:table-cell/>
          <table:table-cell office:value-type="float" office:value="9.81">
            <text:p>9.81</text:p>
          </table:table-cell>
          <table:table-cell table:formula="of:=0.5*(1-([.C114]/[.C113]))" office:value-type="float" office:value="0.0344827586206897">
            <text:p>0.034482758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3]/[.T113]" office:value-type="float" office:value="24.3">
            <text:p>24.3</text:p>
          </table:table-cell>
          <table:table-cell/>
          <table:table-cell table:formula="of:=(2*[.Q113]*[.C113])*(1-[.R113])-([.H113]^2)" office:value-type="float" office:value="0.548799058171745">
            <text:p>0.5487990582</text:p>
          </table:table-cell>
          <table:table-cell table:formula="of:=([.H113]^2)*([.U113]^2)" office:value-type="float" office:value="0.331230540166201">
            <text:p>0.3312305402</text:p>
          </table:table-cell>
          <table:table-cell table:formula="of:=[.W113]/[.X113]" office:value-type="float" office:value="1.6568492080965">
            <text:p>1.6568492081</text:p>
          </table:table-cell>
          <table:table-cell/>
          <table:table-cell table:formula="of:=ABS((0.85-[.Y113])/[.Y113])" office:value-type="float" office:value="0.486978056997391">
            <text:p>0.486978057</text:p>
          </table:table-cell>
          <table:table-cell table:number-columns-repeated="99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6">
            <text:p>0.026</text:p>
          </table:table-cell>
          <table:table-cell table:style-name="ce1" office:value-type="float" office:value="67.78">
            <text:p>67.7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68.56">
            <text:p>68.56</text:p>
          </table:table-cell>
          <table:table-cell table:formula="of:=([.D114]-[.F114])/([.E114]-[.G114])" office:value-type="float" office:value="-0.0205128205128205">
            <text:p>-0.0205128205</text:p>
          </table:table-cell>
          <table:table-cell/>
          <table:table-cell office:value-type="float" office:value="120">
            <text:p>120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formula="of:=([.K114]+[.L114])/2" office:value-type="float" office:value="1.18">
            <text:p>1.18</text:p>
          </table:table-cell>
          <table:table-cell table:formula="of:= [.M114]*3.14159/180" office:value-type="float" office:value="0.0205948677777778">
            <text:p>0.0205948678</text:p>
          </table:table-cell>
          <table:table-cell table:formula="of:=[.N114] /(1/[.J114])" office:value-type="float" office:value="2.47138413333333">
            <text:p>2.4713841333</text:p>
          </table:table-cell>
          <table:table-cell/>
          <table:table-cell office:value-type="float" office:value="9.81">
            <text:p>9.81</text:p>
          </table:table-cell>
          <table:table-cell table:formula="of:=0.5*(1-([.C115]/[.C114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4]/[.T114]" office:value-type="float" office:value="24.3">
            <text:p>24.3</text:p>
          </table:table-cell>
          <table:table-cell/>
          <table:table-cell table:formula="of:=(2*[.Q114]*[.C114])*(1-[.R114])-([.H114]^2)" office:value-type="float" office:value="0.264449224194609">
            <text:p>0.2644492242</text:p>
          </table:table-cell>
          <table:table-cell table:formula="of:=([.H114]^2)*([.U114]^2)" office:value-type="float" office:value="0.248463905325443">
            <text:p>0.2484639053</text:p>
          </table:table-cell>
          <table:table-cell table:formula="of:=[.W114]/[.X114]" office:value-type="float" office:value="1.06433658381175">
            <text:p>1.0643365838</text:p>
          </table:table-cell>
          <table:table-cell table:number-columns-repeated="999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C1:Sheet1.A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12/12/2021</text:date>, <text:time>21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ve Baksa</meta:initial-creator>
    <meta:creation-date>2021-12-08T11:26:42.93</meta:creation-date>
    <dc:date>2021-12-12T21:54:28.70</dc:date>
    <dc:creator>Maeve Baksa</dc:creator>
    <meta:editing-duration>P1DT3H21M8S</meta:editing-duration>
    <meta:editing-cycles>8</meta:editing-cycles>
    <meta:generator>OpenOffice/4.1.11$Win32 OpenOffice.org_project/4111m1$Build-9808</meta:generator>
    <meta:document-statistic meta:table-count="1" meta:cell-count="2562" meta:object-count="0"/>
  </office:meta>
</office:document-meta>
</file>